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Lohit Devanagari1" svg:font-family="'Lohit Devanagari'"/>
    <style:font-face style:name="Segoe UI" svg:font-family="'Segoe UI', Arial,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6639in"/>
    </style:style>
    <style:style style:name="Table1.B" style:family="table-column">
      <style:table-column-properties style:column-width="5.2611in"/>
    </style:style>
    <style:style style:name="Table1.1" style:family="table-row">
      <style:table-row-properties fo:background-color="#ffffff">
        <style:background-image/>
      </style:table-row-properties>
    </style:style>
    <style:style style:name="Table1.A1" style:family="table-cell">
      <style:table-cell-properties style:vertical-align="middle" fo:padding="0in" fo:border="none"/>
    </style:style>
    <style:style style:name="Table1.2" style:family="table-row">
      <style:table-row-properties fo:background-color="#f1f1f1">
        <style:background-image/>
      </style:table-row-properties>
    </style:style>
    <style:style style:name="Table2" style:family="table">
      <style:table-properties style:width="6.925in" table:align="left"/>
    </style:style>
    <style:style style:name="Table2.A" style:family="table-column">
      <style:table-column-properties style:column-width="0.5549in"/>
    </style:style>
    <style:style style:name="Table2.B" style:family="table-column">
      <style:table-column-properties style:column-width="6.3701in"/>
    </style:style>
    <style:style style:name="Table2.1" style:family="table-row">
      <style:table-row-properties fo:background-color="#ffffff">
        <style:background-image/>
      </style:table-row-properties>
    </style:style>
    <style:style style:name="Table2.A1" style:family="table-cell">
      <style:table-cell-properties style:vertical-align="middle" fo:padding="0in" fo:border="none"/>
    </style:style>
    <style:style style:name="Table2.2" style:family="table-row">
      <style:table-row-properties fo:background-color="#f1f1f1">
        <style:background-image/>
      </style:table-row-properties>
    </style:style>
    <style:style style:name="Table3" style:family="table">
      <style:table-properties style:width="6.925in" table:align="left"/>
    </style:style>
    <style:style style:name="Table3.A" style:family="table-column">
      <style:table-column-properties style:column-width="0.9667in"/>
    </style:style>
    <style:style style:name="Table3.B" style:family="table-column">
      <style:table-column-properties style:column-width="5.9583in"/>
    </style:style>
    <style:style style:name="Table3.1" style:family="table-row">
      <style:table-row-properties fo:background-color="#ffffff">
        <style:background-image/>
      </style:table-row-properties>
    </style:style>
    <style:style style:name="Table3.A1" style:family="table-cell">
      <style:table-cell-properties style:vertical-align="middle" fo:padding="0in" fo:border="none"/>
    </style:style>
    <style:style style:name="Table3.2" style:family="table-row">
      <style:table-row-properties fo:background-color="#f1f1f1">
        <style:background-image/>
      </style:table-row-properties>
    </style:style>
    <style:style style:name="Table4" style:family="table">
      <style:table-properties style:width="6.925in" table:align="left"/>
    </style:style>
    <style:style style:name="Table4.A" style:family="table-column">
      <style:table-column-properties style:column-width="0.484in"/>
    </style:style>
    <style:style style:name="Table4.B" style:family="table-column">
      <style:table-column-properties style:column-width="1.7347in"/>
    </style:style>
    <style:style style:name="Table4.C" style:family="table-column">
      <style:table-column-properties style:column-width="4.7063in"/>
    </style:style>
    <style:style style:name="Table4.1" style:family="table-row">
      <style:table-row-properties fo:background-color="#ffffff">
        <style:background-image/>
      </style:table-row-properties>
    </style:style>
    <style:style style:name="Table4.A1" style:family="table-cell">
      <style:table-cell-properties style:vertical-align="middle" fo:padding="0in" fo:border="none"/>
    </style:style>
    <style:style style:name="Table4.2" style:family="table-row">
      <style:table-row-properties fo:background-color="#f1f1f1">
        <style:background-image/>
      </style:table-row-properties>
    </style:style>
    <style:style style:name="P1" style:family="paragraph" style:parent-style-name="Standard">
      <style:text-properties fo:font-size="16pt" officeooo:rsid="0018851b" officeooo:paragraph-rsid="0018851b" style:font-size-asian="16pt" style:font-size-complex="16pt"/>
    </style:style>
    <style:style style:name="P2" style:family="paragraph" style:parent-style-name="Standard">
      <style:text-properties fo:font-size="16pt" fo:font-weight="normal" officeooo:rsid="0018851b" officeooo:paragraph-rsid="0018851b" style:font-size-asian="16pt" style:font-weight-asian="normal" style:font-size-complex="16pt" style:font-weight-complex="normal"/>
    </style:style>
    <style:style style:name="P3" style:family="paragraph" style:parent-style-name="Standard">
      <style:text-properties fo:font-size="16pt" fo:font-weight="normal" officeooo:rsid="001a39be" officeooo:paragraph-rsid="001a39be" style:font-size-asian="16pt" style:font-weight-asian="normal" style:font-size-complex="16pt" style:font-weight-complex="normal"/>
    </style:style>
    <style:style style:name="P4" style:family="paragraph" style:parent-style-name="Standard">
      <style:text-properties fo:font-size="16pt" fo:font-weight="normal" officeooo:rsid="001c2fb0" officeooo:paragraph-rsid="001c2fb0" style:font-size-asian="16pt" style:font-weight-asian="normal" style:font-size-complex="16pt" style:font-weight-complex="normal"/>
    </style:style>
    <style:style style:name="P5" style:family="paragraph" style:parent-style-name="Text_20_body">
      <style:text-properties fo:font-variant="normal" fo:text-transform="none" fo:color="#000000" style:font-name="Verdana" fo:font-size="11.25pt" fo:letter-spacing="normal" fo:font-style="normal" fo:font-weight="normal"/>
    </style:style>
    <style:style style:name="P6" style:family="paragraph" style:parent-style-name="Text_20_body">
      <style:text-properties fo:font-variant="normal" fo:text-transform="none" fo:color="#000000" style:font-name="Verdana" fo:font-size="11.25pt" fo:letter-spacing="normal" fo:font-style="normal" fo:font-weight="normal" officeooo:paragraph-rsid="0020d4b5"/>
    </style:style>
    <style:style style:name="P7" style:family="paragraph" style:parent-style-name="Text_20_body">
      <style:text-properties fo:font-variant="normal" fo:text-transform="none" fo:color="#000000" style:font-name="Verdana" fo:font-size="12pt" fo:letter-spacing="normal" fo:font-style="normal" fo:font-weight="normal"/>
    </style:style>
    <style:style style:name="P8" style:family="paragraph" style:parent-style-name="Text_20_body">
      <style:text-properties officeooo:paragraph-rsid="0020d4b5"/>
    </style:style>
    <style:style style:name="P9" style:family="paragraph" style:parent-style-name="Text_20_body">
      <style:text-properties officeooo:paragraph-rsid="00254258"/>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style:style>
    <style:style style:name="P11" style:family="paragraph" style:parent-style-name="Text_20_body">
      <style:paragraph-properties fo:margin-left="0in" fo:margin-right="0in" fo:orphans="2" fo:widows="2" fo:text-indent="0in" style:auto-text-indent="false"/>
    </style:style>
    <style:style style:name="P12"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000000" style:font-name="Verdana" fo:font-size="11.25pt" fo:letter-spacing="normal" fo:font-style="normal" fo:font-weight="normal" fo:background-color="#f1f1f1" loext:padding="0in" loext:border="none"/>
    </style:style>
    <style:style style:name="P13" style:family="paragraph" style:parent-style-name="Text_20_body">
      <style:paragraph-properties fo:margin-left="0in" fo:margin-right="0in" fo:margin-top="0.1665in" fo:margin-bottom="0.1665in" loext:contextual-spacing="false" fo:orphans="2" fo:widows="2" fo:text-indent="0in" style:auto-text-indent="false"/>
      <style:text-properties fo:font-variant="normal" fo:text-transform="none" fo:color="#000000" style:font-name="Consolas" fo:font-size="12pt" fo:letter-spacing="normal" fo:font-style="normal" fo:font-weight="normal" fo:background-color="#ffffff" loext:padding-left="0.1252in" loext:padding-right="0.1252in" loext:padding-top="0.0835in" loext:padding-bottom="0.0835in" loext:border="0.06pt solid #cccccc"/>
    </style:style>
    <style:style style:name="P14" style:family="paragraph" style:parent-style-name="Text_20_body">
      <style:paragraph-properties fo:margin-left="0in" fo:margin-right="0in" fo:margin-top="0.1665in" fo:margin-bottom="0.1665in" loext:contextual-spacing="false" fo:orphans="2" fo:widows="2" fo:text-indent="0in" style:auto-text-indent="false"/>
      <style:text-properties fo:font-variant="normal" fo:text-transform="none" fo:color="#000000" style:font-name="Verdana" fo:font-size="11.25pt" fo:letter-spacing="normal" fo:font-style="normal" fo:font-weight="normal" fo:background-color="#ffffcc" loext:padding-left="0.1665in" loext:padding-right="0in" loext:padding-top="0in" loext:padding-bottom="0in" loext:border-left="4.51pt solid #ffeb3b" loext:border-right="none" loext:border-top="none" loext:border-bottom="none"/>
    </style:style>
    <style:style style:name="P15" style:family="paragraph" style:parent-style-name="Text_20_body">
      <style:paragraph-properties fo:margin-left="0in" fo:margin-right="0in" fo:margin-top="0.1665in" fo:margin-bottom="0.1665in" loext:contextual-spacing="false" fo:orphans="2" fo:widows="2" fo:text-indent="0in" style:auto-text-indent="false"/>
    </style:style>
    <style:style style:name="P16" style:family="paragraph" style:parent-style-name="Heading_20_1">
      <style:paragraph-properties fo:margin-left="0in" fo:margin-right="0in" fo:orphans="2" fo:widows="2" fo:text-indent="0in" style:auto-text-indent="false"/>
      <style:text-properties fo:font-variant="normal" fo:text-transform="none" fo:color="#000000" style:font-name="Segoe UI" fo:font-size="27pt" fo:letter-spacing="normal" fo:font-style="normal" fo:font-weight="normal"/>
    </style:style>
    <style:style style:name="P17" style:family="paragraph" style:parent-style-name="Heading_20_2">
      <style:text-properties fo:font-variant="normal" fo:text-transform="none" fo:color="#000000" style:font-name="Segoe UI" fo:font-size="22.5pt" fo:letter-spacing="normal" fo:font-style="normal" fo:font-weight="normal"/>
    </style:style>
    <style:style style:name="P18" style:family="paragraph" style:parent-style-name="Heading_20_2">
      <style:text-properties fo:font-variant="normal" fo:text-transform="none" fo:color="#000000" style:font-name="Segoe UI" fo:font-size="22.5pt" fo:letter-spacing="normal" fo:font-style="normal" fo:font-weight="normal" officeooo:rsid="001a39be" officeooo:paragraph-rsid="001a39be" style:font-size-asian="16pt" style:font-weight-asian="normal" style:font-size-complex="16pt" style:font-weight-complex="normal"/>
    </style:style>
    <style:style style:name="P19" style:family="paragraph" style:parent-style-name="Heading_20_2">
      <style:text-properties fo:font-variant="normal" fo:text-transform="none" fo:color="#000000" style:font-name="Segoe UI" fo:font-size="22.5pt" fo:letter-spacing="normal" fo:font-style="normal" fo:font-weight="normal" officeooo:rsid="001c2fb0" officeooo:paragraph-rsid="001c2fb0" style:font-size-asian="16pt" style:font-weight-asian="normal" style:font-size-complex="16pt" style:font-weight-complex="normal"/>
    </style:style>
    <style:style style:name="P20" style:family="paragraph" style:parent-style-name="Heading_20_2">
      <style:text-properties officeooo:paragraph-rsid="00254258"/>
    </style:style>
    <style:style style:name="P21" style:family="paragraph" style:parent-style-name="Heading_20_1">
      <style:text-properties fo:font-variant="normal" fo:text-transform="none" fo:color="#000000" style:font-name="Segoe UI" fo:font-size="27pt" fo:letter-spacing="normal" fo:font-style="normal" fo:font-weight="normal"/>
    </style:style>
    <style:style style:name="P22" style:family="paragraph" style:parent-style-name="Table_20_Heading">
      <style:paragraph-properties fo:text-align="start" style:justify-single-word="false"/>
    </style:style>
    <style:style style:name="P23" style:family="paragraph" style:parent-style-name="Table_20_Contents">
      <style:paragraph-properties fo:text-align="start" style:justify-single-word="false"/>
    </style:style>
    <style:style style:name="P24" style:family="paragraph" style:parent-style-name="Standard" style:list-style-name="L1">
      <style:text-properties fo:font-size="16pt" officeooo:rsid="0018851b" officeooo:paragraph-rsid="0018851b" style:font-size-asian="16pt" style:font-size-complex="16pt"/>
    </style:style>
    <style:style style:name="P25" style:family="paragraph" style:parent-style-name="Standard" style:list-style-name="L2">
      <style:text-properties fo:font-size="16pt" officeooo:rsid="0018851b" officeooo:paragraph-rsid="0018851b" style:font-size-asian="16pt" style:font-size-complex="16pt"/>
    </style:style>
    <style:style style:name="P26" style:family="paragraph" style:parent-style-name="Standard" style:list-style-name="L3">
      <style:text-properties fo:font-size="16pt" fo:font-weight="normal" officeooo:rsid="0018851b" officeooo:paragraph-rsid="0018851b" style:font-size-asian="16pt" style:font-weight-asian="normal" style:font-size-complex="16pt" style:font-weight-complex="normal"/>
    </style:style>
    <style:style style:name="P27" style:family="paragraph" style:parent-style-name="Standard">
      <style:paragraph-properties fo:margin-left="0in" fo:margin-right="0in" fo:margin-top="0.2083in" fo:margin-bottom="0.2083in" loext:contextual-spacing="false" fo:orphans="2" fo:widows="2" fo:text-indent="0in" style:auto-text-indent="false"/>
      <style:text-properties fo:font-variant="normal" fo:text-transform="none" fo:color="#000000" style:font-name="Consolas" fo:font-size="12pt" fo:letter-spacing="normal" fo:font-style="normal" fo:font-weight="normal" fo:background-color="#ffffff" loext:padding-left="0.1252in" loext:padding-right="0in" loext:padding-top="0in" loext:padding-bottom="0in" loext:border-left="3pt solid #4caf50" loext:border-right="none" loext:border-top="none" loext:border-bottom="none"/>
    </style:style>
    <style:style style:name="P28" style:family="paragraph" style:parent-style-name="Standard">
      <style:paragraph-properties fo:margin-left="0in" fo:margin-right="0in" fo:margin-top="0.1665in" fo:margin-bottom="0.1665in" loext:contextual-spacing="false" fo:orphans="2" fo:widows="2" fo:text-indent="0in" style:auto-text-indent="false"/>
      <style:text-properties fo:font-variant="normal" fo:text-transform="none" fo:color="#000000" style:font-name="Consolas" fo:font-size="12pt" fo:letter-spacing="normal" fo:font-style="normal" fo:font-weight="normal" fo:background-color="#ffffff" loext:padding-left="0.1252in" loext:padding-right="0.1252in" loext:padding-top="0.0835in" loext:padding-bottom="0.0835in" loext:border="0.06pt solid #cccccc"/>
    </style:style>
    <style:style style:name="P29" style:family="paragraph" style:parent-style-name="Heading_20_2">
      <style:paragraph-properties fo:margin-left="0in" fo:margin-right="0in" fo:orphans="2" fo:widows="2" fo:text-indent="0in" style:auto-text-indent="false"/>
      <style:text-properties fo:font-variant="normal" fo:text-transform="none" fo:color="#000000" style:font-name="Consolas" fo:font-size="22pt" fo:letter-spacing="normal" fo:font-style="normal" fo:font-weight="normal" style:font-size-asian="22pt" style:font-size-complex="22pt"/>
    </style:style>
    <style:style style:name="P30" style:family="paragraph" style:parent-style-name="Heading_20_2">
      <style:paragraph-properties fo:margin-left="0in" fo:margin-right="0in" fo:orphans="2" fo:widows="2" fo:text-indent="0in" style:auto-text-indent="false"/>
      <style:text-properties fo:font-variant="normal" fo:text-transform="none" fo:color="#000000" style:font-name="Segoe UI" fo:font-size="22.5pt" fo:letter-spacing="normal" fo:font-style="normal" fo:font-weight="normal"/>
    </style:style>
    <style:style style:name="P31"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000000" style:font-name="Segoe UI" fo:font-size="22.5pt" fo:letter-spacing="normal" fo:font-style="normal" fo:font-weight="normal"/>
    </style:style>
    <style:style style:name="P32" style:family="paragraph" style:parent-style-name="Heading_20_2">
      <style:paragraph-properties fo:margin-left="0in" fo:margin-right="0in" fo:margin-top="0.1043in" fo:margin-bottom="0.1043in" loext:contextual-spacing="false" fo:orphans="2" fo:widows="2" fo:text-indent="0in" style:auto-text-indent="false"/>
    </style:style>
    <style:style style:name="P33" style:family="paragraph" style:parent-style-name="Heading_20_2">
      <style:text-properties fo:font-variant="normal" fo:text-transform="none" fo:color="#000000" style:font-name="Segoe UI" fo:font-size="22.5pt" fo:letter-spacing="normal" fo:font-style="normal" fo:font-weight="normal" officeooo:paragraph-rsid="002a5bf8"/>
    </style:style>
    <style:style style:name="P34" style:family="paragraph" style:parent-style-name="Heading_20_2">
      <style:paragraph-properties fo:margin-top="0in" fo:margin-bottom="0in" loext:contextual-spacing="false"/>
      <style:text-properties fo:font-variant="normal" fo:text-transform="none" fo:color="#000000" style:font-name="Segoe UI" fo:font-size="22.5pt" fo:letter-spacing="normal" fo:font-style="normal" fo:font-weight="normal"/>
    </style:style>
    <style:style style:name="P35" style:family="paragraph" style:parent-style-name="Heading_20_1">
      <style:text-properties fo:font-variant="normal" fo:text-transform="none" fo:color="#000000" style:font-name="Segoe UI" fo:font-size="27pt" fo:letter-spacing="normal" fo:font-style="normal" fo:font-weight="normal" officeooo:paragraph-rsid="002a5bf8"/>
    </style:style>
    <style:style style:name="P36" style:family="paragraph" style:parent-style-name="Heading_20_1">
      <style:paragraph-properties fo:margin-left="0in" fo:margin-right="0in" fo:margin-top="0.1043in" fo:margin-bottom="0.1043in" loext:contextual-spacing="false" fo:orphans="2" fo:widows="2" fo:text-indent="0in" style:auto-text-indent="false"/>
      <style:text-properties fo:font-variant="normal" fo:text-transform="none" fo:color="#000000" style:font-name="Segoe UI" fo:font-size="27pt" fo:letter-spacing="normal" fo:font-style="normal" fo:font-weight="normal"/>
    </style:style>
    <style:style style:name="P37" style:family="paragraph" style:parent-style-name="Table_20_Contents">
      <style:paragraph-properties fo:text-align="start" style:justify-single-word="false"/>
    </style:style>
    <style:style style:name="P38" style:family="paragraph" style:parent-style-name="Table_20_Heading">
      <style:paragraph-properties fo:text-align="start" style:justify-single-word="false"/>
    </style:style>
    <style:style style:name="P39" style:family="paragraph" style:parent-style-name="Heading_20_3">
      <style:text-properties fo:font-variant="normal" fo:text-transform="none" fo:color="#000000" style:font-name="Segoe UI" fo:font-size="18pt" fo:letter-spacing="normal" fo:font-style="normal" fo:font-weight="normal"/>
    </style:style>
    <style:style style:name="P40" style:family="paragraph" style:parent-style-name="Heading_20_3">
      <style:text-properties fo:font-variant="normal" fo:text-transform="none" fo:color="#000000" style:font-name="Segoe UI" fo:font-size="18pt" fo:letter-spacing="normal" fo:font-style="normal" fo:font-weight="normal" officeooo:paragraph-rsid="002a5bf8"/>
    </style:style>
    <style:style style:name="P41" style:family="paragraph" style:parent-style-name="Heading_20_3">
      <style:paragraph-properties fo:margin-left="0in" fo:margin-right="0in" fo:margin-top="0.1043in" fo:margin-bottom="0.1043in" loext:contextual-spacing="false" fo:orphans="2" fo:widows="2" fo:text-indent="0in" style:auto-text-indent="false"/>
      <style:text-properties fo:font-variant="normal" fo:text-transform="none" fo:color="#000000" style:font-name="Segoe UI" fo:font-size="18pt" fo:letter-spacing="normal" fo:font-style="normal" fo:font-weight="normal"/>
    </style:style>
    <style:style style:name="P42" style:family="paragraph" style:parent-style-name="Text_20_body">
      <style:text-properties fo:font-variant="normal" fo:text-transform="none" fo:color="#000000" style:font-name="Verdana" fo:font-size="11.25pt" fo:letter-spacing="normal" fo:font-style="normal" fo:font-weight="normal"/>
    </style:style>
    <style:style style:name="P43" style:family="paragraph" style:parent-style-name="Text_20_body" style:list-style-name="L4">
      <style:paragraph-properties fo:orphans="2" fo:widows="2"/>
      <style:text-properties fo:font-variant="normal" fo:text-transform="none" fo:color="#000000" style:font-name="Verdana" fo:font-size="11.25pt" fo:letter-spacing="normal" fo:font-style="normal" fo:font-weight="normal"/>
    </style:style>
    <style:style style:name="P44" style:family="paragraph" style:parent-style-name="Text_20_body" style:list-style-name="L5">
      <style:paragraph-properties fo:orphans="2" fo:widows="2"/>
      <style:text-properties fo:font-variant="normal" fo:text-transform="none" fo:color="#000000" style:font-name="Verdana" fo:font-size="11.25pt" fo:letter-spacing="normal" fo:font-style="normal" fo:font-weight="normal"/>
    </style:style>
    <style:style style:name="P45" style:family="paragraph" style:parent-style-name="Text_20_body" style:list-style-name="L7">
      <style:paragraph-properties fo:orphans="2" fo:widows="2"/>
      <style:text-properties fo:font-variant="normal" fo:text-transform="none" fo:color="#000000" style:font-name="Verdana" fo:font-size="11.25pt" fo:letter-spacing="normal" fo:font-style="normal" fo:font-weight="normal"/>
    </style:style>
    <style:style style:name="P46" style:family="paragraph" style:parent-style-name="Text_20_body" style:list-style-name="L8">
      <style:paragraph-properties fo:orphans="2" fo:widows="2"/>
      <style:text-properties fo:font-variant="normal" fo:text-transform="none" fo:color="#000000" style:font-name="Verdana" fo:font-size="11.25pt" fo:letter-spacing="normal" fo:font-style="normal" fo:font-weight="normal"/>
    </style:style>
    <style:style style:name="P47" style:family="paragraph" style:parent-style-name="Text_20_body" style:list-style-name="L9">
      <style:paragraph-properties fo:orphans="2" fo:widows="2"/>
      <style:text-properties fo:font-variant="normal" fo:text-transform="none" fo:color="#000000" style:font-name="Verdana" fo:font-size="11.25pt" fo:letter-spacing="normal" fo:font-style="normal" fo:font-weight="normal"/>
    </style:style>
    <style:style style:name="P48" style:family="paragraph" style:parent-style-name="Text_20_body" style:list-style-name="L10">
      <style:paragraph-properties fo:orphans="2" fo:widows="2"/>
      <style:text-properties fo:font-variant="normal" fo:text-transform="none" fo:color="#000000" style:font-name="Verdana" fo:font-size="11.25pt" fo:letter-spacing="normal" fo:font-style="normal" fo:font-weight="normal"/>
    </style:style>
    <style:style style:name="P49" style:family="paragraph" style:parent-style-name="Text_20_body" style:list-style-name="L11">
      <style:paragraph-properties fo:orphans="2" fo:widows="2"/>
      <style:text-properties fo:font-variant="normal" fo:text-transform="none" fo:color="#000000" style:font-name="Verdana" fo:font-size="11.25pt" fo:letter-spacing="normal" fo:font-style="normal" fo:font-weight="normal"/>
    </style:style>
    <style:style style:name="P50" style:family="paragraph" style:parent-style-name="Text_20_body" style:list-style-name="L12">
      <style:paragraph-properties fo:orphans="2" fo:widows="2"/>
      <style:text-properties fo:font-variant="normal" fo:text-transform="none" fo:color="#000000" style:font-name="Verdana" fo:font-size="11.25pt" fo:letter-spacing="normal" fo:font-style="normal" fo:font-weight="normal"/>
    </style:style>
    <style:style style:name="P51" style:family="paragraph" style:parent-style-name="Text_20_body" style:list-style-name="L13">
      <style:paragraph-properties fo:orphans="2" fo:widows="2"/>
      <style:text-properties fo:font-variant="normal" fo:text-transform="none" fo:color="#000000" style:font-name="Verdana" fo:font-size="11.25pt" fo:letter-spacing="normal" fo:font-style="normal" fo:font-weight="normal"/>
    </style:style>
    <style:style style:name="P52" style:family="paragraph" style:parent-style-name="Text_20_body" style:list-style-name="L14">
      <style:paragraph-properties fo:orphans="2" fo:widows="2"/>
      <style:text-properties fo:font-variant="normal" fo:text-transform="none" fo:color="#000000" style:font-name="Verdana" fo:font-size="11.25pt" fo:letter-spacing="normal" fo:font-style="normal" fo:font-weight="normal"/>
    </style:style>
    <style:style style:name="P53" style:family="paragraph" style:parent-style-name="Text_20_body" style:list-style-name="L15">
      <style:paragraph-properties fo:orphans="2" fo:widows="2"/>
      <style:text-properties fo:font-variant="normal" fo:text-transform="none" fo:color="#000000" style:font-name="Verdana" fo:font-size="11.25pt" fo:letter-spacing="normal" fo:font-style="normal" fo:font-weight="normal"/>
    </style:style>
    <style:style style:name="P54" style:family="paragraph" style:parent-style-name="Text_20_body" style:list-style-name="L16">
      <style:paragraph-properties fo:orphans="2" fo:widows="2"/>
      <style:text-properties fo:font-variant="normal" fo:text-transform="none" fo:color="#000000" style:font-name="Verdana" fo:font-size="11.25pt" fo:letter-spacing="normal" fo:font-style="normal" fo:font-weight="normal"/>
    </style:style>
    <style:style style:name="P55" style:family="paragraph" style:parent-style-name="Text_20_body" style:list-style-name="L18">
      <style:paragraph-properties fo:orphans="2" fo:widows="2"/>
      <style:text-properties fo:font-variant="normal" fo:text-transform="none" fo:color="#000000" style:font-name="Verdana" fo:font-size="11.25pt" fo:letter-spacing="normal" fo:font-style="normal" fo:font-weight="normal"/>
    </style:style>
    <style:style style:name="P56" style:family="paragraph" style:parent-style-name="Text_20_body" style:list-style-name="L19">
      <style:paragraph-properties fo:orphans="2" fo:widows="2"/>
      <style:text-properties fo:font-variant="normal" fo:text-transform="none" fo:color="#000000" style:font-name="Verdana" fo:font-size="11.25pt" fo:letter-spacing="normal" fo:font-style="normal" fo:font-weight="normal"/>
    </style:style>
    <style:style style:name="P57" style:family="paragraph" style:parent-style-name="Text_20_body" style:list-style-name="L20">
      <style:paragraph-properties fo:orphans="2" fo:widows="2"/>
      <style:text-properties fo:font-variant="normal" fo:text-transform="none" fo:color="#000000" style:font-name="Verdana" fo:font-size="11.25pt" fo:letter-spacing="normal" fo:font-style="normal" fo:font-weight="normal"/>
    </style:style>
    <style:style style:name="P58" style:family="paragraph" style:parent-style-name="Text_20_body" style:list-style-name="L21">
      <style:paragraph-properties fo:orphans="2" fo:widows="2"/>
      <style:text-properties fo:font-variant="normal" fo:text-transform="none" fo:color="#000000" style:font-name="Verdana" fo:font-size="11.25pt" fo:letter-spacing="normal" fo:font-style="normal" fo:font-weight="normal"/>
    </style:style>
    <style:style style:name="P59" style:family="paragraph" style:parent-style-name="Text_20_body" style:list-style-name="L22">
      <style:paragraph-properties fo:orphans="2" fo:widows="2"/>
      <style:text-properties fo:font-variant="normal" fo:text-transform="none" fo:color="#000000" style:font-name="Verdana" fo:font-size="11.25pt" fo:letter-spacing="normal" fo:font-style="normal" fo:font-weight="normal"/>
    </style:style>
    <style:style style:name="P60" style:family="paragraph" style:parent-style-name="Text_20_body" style:list-style-name="L23">
      <style:paragraph-properties fo:orphans="2" fo:widows="2"/>
      <style:text-properties fo:font-variant="normal" fo:text-transform="none" fo:color="#000000" style:font-name="Verdana" fo:font-size="11.25pt" fo:letter-spacing="normal" fo:font-style="normal" fo:font-weight="normal"/>
    </style:style>
    <style:style style:name="P61" style:family="paragraph" style:parent-style-name="Text_20_body" style:list-style-name="L24">
      <style:paragraph-properties fo:orphans="2" fo:widows="2"/>
      <style:text-properties fo:font-variant="normal" fo:text-transform="none" fo:color="#000000" style:font-name="Verdana" fo:font-size="11.25pt" fo:letter-spacing="normal" fo:font-style="normal" fo:font-weight="normal"/>
    </style:style>
    <style:style style:name="P62" style:family="paragraph" style:parent-style-name="Text_20_body" style:list-style-name="L25">
      <style:paragraph-properties fo:orphans="2" fo:widows="2"/>
      <style:text-properties fo:font-variant="normal" fo:text-transform="none" fo:color="#000000" style:font-name="Verdana" fo:font-size="11.25pt" fo:letter-spacing="normal" fo:font-style="normal" fo:font-weight="normal"/>
    </style:style>
    <style:style style:name="P63" style:family="paragraph" style:parent-style-name="Text_20_body" style:list-style-name="L26">
      <style:paragraph-properties fo:orphans="2" fo:widows="2"/>
      <style:text-properties fo:font-variant="normal" fo:text-transform="none" fo:color="#000000" style:font-name="Verdana" fo:font-size="11.25pt" fo:letter-spacing="normal" fo:font-style="normal" fo:font-weight="normal"/>
    </style:style>
    <style:style style:name="P64" style:family="paragraph" style:parent-style-name="Text_20_body" style:list-style-name="L6">
      <style:text-properties fo:font-variant="normal" fo:text-transform="none" fo:color="#000000" style:font-name="Verdana" fo:font-size="11.25pt" fo:letter-spacing="normal" fo:font-style="normal" fo:font-weight="normal"/>
    </style:style>
    <style:style style:name="P65" style:family="paragraph" style:parent-style-name="Text_20_body">
      <style:text-properties fo:font-variant="normal" fo:text-transform="none" fo:color="#000000" style:font-name="Verdana" fo:font-size="11.25pt" fo:letter-spacing="normal" fo:font-style="normal" fo:font-weight="normal" officeooo:paragraph-rsid="00254258"/>
    </style:style>
    <style:style style:name="P66" style:family="paragraph" style:parent-style-name="Text_20_body">
      <style:text-properties fo:font-variant="normal" fo:text-transform="none" fo:color="#000000" style:font-name="Verdana" fo:font-size="12pt" fo:letter-spacing="normal" fo:font-style="normal" fo:font-weight="normal" officeooo:paragraph-rsid="002a5bf8"/>
    </style:style>
    <style:style style:name="P67" style:family="paragraph" style:parent-style-name="Text_20_body">
      <style:text-properties officeooo:paragraph-rsid="00284d0d"/>
    </style:style>
    <style:style style:name="P68" style:family="paragraph" style:parent-style-name="Text_20_body">
      <style:text-properties officeooo:paragraph-rsid="002a5bf8"/>
    </style:style>
    <style:style style:name="P69" style:family="paragraph" style:parent-style-name="Text_20_body" style:list-style-name="L17">
      <style:paragraph-properties fo:orphans="2" fo:widows="2"/>
    </style:style>
    <style:style style:name="P70" style:family="paragraph" style:parent-style-name="Text_20_body">
      <style:paragraph-properties fo:margin-top="0in" fo:margin-bottom="0in" loext:contextual-spacing="false"/>
      <style:text-properties fo:font-variant="normal" fo:text-transform="none" fo:color="#000000" style:font-name="Verdana" fo:font-size="11.25pt" fo:letter-spacing="normal" fo:font-style="normal" fo:font-weight="normal"/>
    </style:style>
    <style:style style:name="P71" style:family="paragraph" style:parent-style-name="Text_20_body" style:list-style-name="L4">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72" style:family="paragraph" style:parent-style-name="Text_20_body" style:list-style-name="L5">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73" style:family="paragraph" style:parent-style-name="Text_20_body" style:list-style-name="L7">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74" style:family="paragraph" style:parent-style-name="Text_20_body" style:list-style-name="L8">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75" style:family="paragraph" style:parent-style-name="Text_20_body" style:list-style-name="L9">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76" style:family="paragraph" style:parent-style-name="Text_20_body" style:list-style-name="L10">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77" style:family="paragraph" style:parent-style-name="Text_20_body" style:list-style-name="L11">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78" style:family="paragraph" style:parent-style-name="Text_20_body" style:list-style-name="L12">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79" style:family="paragraph" style:parent-style-name="Text_20_body" style:list-style-name="L14">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80" style:family="paragraph" style:parent-style-name="Text_20_body" style:list-style-name="L15">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81" style:family="paragraph" style:parent-style-name="Text_20_body" style:list-style-name="L16">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82" style:family="paragraph" style:parent-style-name="Text_20_body" style:list-style-name="L17">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83" style:family="paragraph" style:parent-style-name="Text_20_body" style:list-style-name="L18">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84" style:family="paragraph" style:parent-style-name="Text_20_body" style:list-style-name="L19">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85" style:family="paragraph" style:parent-style-name="Text_20_body" style:list-style-name="L20">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86" style:family="paragraph" style:parent-style-name="Text_20_body" style:list-style-name="L21">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87" style:family="paragraph" style:parent-style-name="Text_20_body" style:list-style-name="L22">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88" style:family="paragraph" style:parent-style-name="Text_20_body" style:list-style-name="L23">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89" style:family="paragraph" style:parent-style-name="Text_20_body" style:list-style-name="L24">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90" style:family="paragraph" style:parent-style-name="Text_20_body" style:list-style-name="L25">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91" style:family="paragraph" style:parent-style-name="Text_20_body" style:list-style-name="L26">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92" style:family="paragraph" style:parent-style-name="Text_20_body">
      <style:paragraph-properties fo:margin-top="0in" fo:margin-bottom="0in" loext:contextual-spacing="false"/>
      <style:text-properties fo:font-variant="normal" fo:text-transform="none" fo:color="#000000" style:font-name="Verdana" fo:font-size="11.25pt" fo:letter-spacing="normal" fo:font-style="normal" fo:font-weight="normal" fo:background-color="#ffffcc" loext:padding-left="0.1665in" loext:padding-right="0in" loext:padding-top="0in" loext:padding-bottom="0in" loext:border-left="4.51pt solid #ffeb3b" loext:border-right="none" loext:border-top="none" loext:border-bottom="none"/>
    </style:style>
    <style:style style:name="P93" style:family="paragraph" style:parent-style-name="Text_20_body">
      <style:paragraph-properties fo:margin-left="0in" fo:margin-right="0in" fo:orphans="2" fo:widows="2" fo:text-indent="0in" style:auto-text-indent="false"/>
      <style:text-properties fo:font-variant="normal" fo:text-transform="none" fo:color="#000000" style:font-name="Consolas" fo:font-size="12pt" fo:letter-spacing="normal" fo:font-style="normal" fo:font-weight="normal"/>
    </style:style>
    <style:style style:name="P94"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style:style>
    <style:style style:name="P95"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bold"/>
    </style:style>
    <style:style style:name="P96"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2pt" fo:letter-spacing="normal" fo:font-style="normal" fo:font-weight="normal"/>
    </style:style>
    <style:style style:name="P97" style:family="paragraph" style:parent-style-name="Text_20_body">
      <style:paragraph-properties fo:margin-left="0in" fo:margin-right="0in" fo:orphans="2" fo:widows="2" fo:text-indent="0in" style:auto-text-indent="false"/>
    </style:style>
    <style:style style:name="P98" style:family="paragraph" style:parent-style-name="Text_20_body">
      <style:paragraph-properties fo:margin-left="0in" fo:margin-right="0in" fo:margin-top="0.1665in" fo:margin-bottom="0.1665in" loext:contextual-spacing="false" fo:orphans="2" fo:widows="2" fo:text-indent="0in" style:auto-text-indent="false"/>
    </style:style>
    <style:style style:name="P99" style:family="paragraph" style:parent-style-name="Text_20_body">
      <style:paragraph-properties fo:margin-left="0in" fo:margin-right="0in" fo:margin-top="0.1665in" fo:margin-bottom="0.1665in" loext:contextual-spacing="false" fo:orphans="2" fo:widows="2" fo:text-indent="0in" style:auto-text-indent="false"/>
      <style:text-properties fo:font-variant="normal" fo:text-transform="none" fo:color="#000000" style:font-name="Consolas" fo:font-size="12pt" fo:letter-spacing="normal" fo:font-style="normal" fo:font-weight="normal" fo:background-color="#ffffff" loext:padding-left="0.1252in" loext:padding-right="0.1252in" loext:padding-top="0.0835in" loext:padding-bottom="0.0835in" loext:border="0.06pt solid #cccccc"/>
    </style:style>
    <style:style style:name="P100" style:family="paragraph" style:parent-style-name="Text_20_body">
      <style:paragraph-properties fo:margin-left="0in" fo:margin-right="0in" fo:margin-top="0.1665in" fo:margin-bottom="0.1665in" loext:contextual-spacing="false" fo:orphans="2" fo:widows="2" fo:text-indent="0in" style:auto-text-indent="false"/>
      <style:text-properties fo:font-variant="normal" fo:text-transform="none" fo:color="#000000" style:font-name="Consolas" fo:font-size="12pt" fo:letter-spacing="normal" fo:font-style="normal" fo:font-weight="normal" fo:background-color="#ffffff" loext:padding-left="0.1252in" loext:padding-right="0in" loext:padding-top="0in" loext:padding-bottom="0in" loext:border-left="3pt solid #4caf50" loext:border-right="none" loext:border-top="none" loext:border-bottom="none"/>
    </style:style>
    <style:style style:name="P101" style:family="paragraph" style:parent-style-name="Text_20_body">
      <style:paragraph-properties fo:margin-left="0in" fo:margin-right="0in" fo:margin-top="0.1043in" fo:margin-bottom="0.1043in" loext:contextual-spacing="false" fo:orphans="2" fo:widows="2" fo:text-indent="0in" style:auto-text-indent="false"/>
      <style:text-properties fo:font-variant="normal" fo:text-transform="none" fo:color="#000000" style:font-name="Segoe UI" fo:font-size="22.5pt" fo:letter-spacing="normal" fo:font-style="normal" fo:font-weight="normal"/>
    </style:style>
    <style:style style:name="P102" style:family="paragraph" style:parent-style-name="Text_20_body">
      <style:paragraph-properties fo:margin-left="0in" fo:margin-right="0in" fo:margin-top="0.1043in" fo:margin-bottom="0.1043in" loext:contextual-spacing="false" fo:orphans="2" fo:widows="2" fo:text-indent="0in" style:auto-text-indent="false"/>
      <style:text-properties fo:font-variant="normal" fo:text-transform="none" fo:color="#000000" style:font-name="Verdana" fo:font-size="11.25pt" fo:letter-spacing="normal" fo:font-style="normal" fo:font-weight="normal"/>
    </style:style>
    <style:style style:name="P103"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000000" style:font-name="Verdana" fo:font-size="11.25pt" fo:letter-spacing="normal" fo:font-style="normal" fo:font-weight="normal" fo:background-color="#f1f1f1" loext:padding="0in" loext:border="none"/>
    </style:style>
    <style:style style:name="P104"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000000" style:font-name="Consolas" fo:font-size="12pt" fo:letter-spacing="normal" fo:font-style="normal" fo:font-weight="normal" fo:background-color="#f1f1f1" loext:padding="0in" loext:border="none"/>
    </style:style>
    <style:style style:name="P105" style:family="paragraph" style:parent-style-name="Text_20_body">
      <style:paragraph-properties fo:margin-top="0.1665in" fo:margin-bottom="0.1665in" loext:contextual-spacing="false" fo:orphans="2" fo:widows="2"/>
      <style:text-properties fo:font-variant="normal" fo:text-transform="none" fo:color="#000000" style:font-name="Consolas" fo:font-size="12pt" fo:letter-spacing="normal" fo:font-style="normal" fo:font-weight="normal" fo:background-color="#ffffff" loext:padding-left="0.1252in" loext:padding-right="0in" loext:padding-top="0in" loext:padding-bottom="0in" loext:border-left="3pt solid #4caf50" loext:border-right="none" loext:border-top="none" loext:border-bottom="none"/>
    </style:style>
    <style:style style:name="T1" style:family="text">
      <style:text-properties officeooo:rsid="001dfe1e"/>
    </style:style>
    <style:style style:name="T2" style:family="text">
      <style:text-properties fo:font-variant="normal" fo:text-transform="none" style:font-name="Consolas" fo:font-size="12pt" fo:letter-spacing="normal" fo:font-style="normal" fo:font-weight="normal"/>
    </style:style>
    <style:style style:name="T3" style:family="text">
      <style:text-properties fo:font-variant="normal" fo:text-transform="none" fo:color="#000000" style:font-name="Consolas" fo:font-size="12pt" fo:letter-spacing="normal" fo:font-style="normal" fo:font-weight="normal"/>
    </style:style>
    <style:style style:name="T4" style:family="text">
      <style:text-properties fo:font-variant="normal" fo:text-transform="none" fo:color="#000000" style:font-name="Consolas" fo:font-size="12pt" fo:letter-spacing="normal" fo:font-style="normal" fo:font-weight="normal" fo:background-color="#ffffff" loext:char-shading-value="0" loext:padding-left="0.1252in" loext:padding-right="0.1252in" loext:padding-top="0.0835in" loext:padding-bottom="0.0835in" loext:border="0.06pt solid #cccccc"/>
    </style:style>
    <style:style style:name="T5" style:family="text">
      <style:text-properties fo:font-variant="normal" fo:text-transform="none" fo:color="#000000" fo:letter-spacing="normal"/>
    </style:style>
    <style:style style:name="T6" style:family="text">
      <style:text-properties fo:font-variant="normal" fo:text-transform="none" fo:color="#000000" style:font-name="Segoe UI" fo:font-size="22.5pt" fo:letter-spacing="normal" fo:font-style="normal" fo:font-weight="normal"/>
    </style:style>
    <style:style style:name="T7" style:family="text">
      <style:text-properties fo:font-variant="normal" fo:text-transform="none" fo:color="#000000" style:font-name="Segoe UI" fo:font-size="27pt" fo:letter-spacing="normal" fo:font-style="normal" fo:font-weight="normal"/>
    </style:style>
    <style:style style:name="T8" style:family="text">
      <style:text-properties fo:font-variant="normal" fo:text-transform="none" fo:color="#000000" style:font-name="Verdana" fo:font-size="11.25pt" fo:letter-spacing="normal" fo:font-style="normal"/>
    </style:style>
    <style:style style:name="T9" style:family="text">
      <style:text-properties fo:font-variant="normal" fo:text-transform="none" fo:color="#000000" style:font-name="Verdana" fo:font-size="11.25pt" fo:letter-spacing="normal" fo:font-style="normal" fo:font-weight="normal"/>
    </style:style>
    <style:style style:name="T10" style:family="text">
      <style:text-properties fo:font-variant="normal" fo:text-transform="none" fo:color="#000000" style:font-name="Verdana" fo:font-size="11.25pt" fo:letter-spacing="normal" fo:font-style="normal" fo:font-weight="normal" fo:background-color="#ffffcc" loext:char-shading-value="0" loext:padding-left="0.1665in" loext:padding-right="0in" loext:padding-top="0in" loext:padding-bottom="0in" loext:border-left="4.51pt solid #ffeb3b" loext:border-right="none" loext:border-top="none" loext:border-bottom="none"/>
    </style:style>
    <style:style style:name="T11" style:family="text">
      <style:text-properties fo:font-variant="normal" fo:text-transform="none" fo:color="#000000" style:font-name="Verdana" fo:font-size="11.25pt" fo:letter-spacing="normal" fo:font-style="normal" fo:font-weight="normal" fo:background-color="transparent" loext:char-shading-value="0"/>
    </style:style>
    <style:style style:name="T12" style:family="text">
      <style:text-properties fo:font-variant="normal" fo:text-transform="none" fo:color="#000000" style:font-name="Verdana" fo:font-size="11.25pt" fo:letter-spacing="normal" fo:font-style="normal" fo:font-weight="bold"/>
    </style:style>
    <style:style style:name="T13" style:family="text">
      <style:text-properties fo:font-variant="normal" fo:text-transform="none" fo:color="#000000" style:font-name="Verdana" fo:font-size="11.25pt" fo:letter-spacing="normal" fo:font-style="normal" fo:font-weight="bold" fo:background-color="#ffffcc" loext:char-shading-value="0" loext:padding-left="0.1665in" loext:padding-right="0in" loext:padding-top="0in" loext:padding-bottom="0in" loext:border-left="4.51pt solid #ffeb3b" loext:border-right="none" loext:border-top="none" loext:border-bottom="none"/>
    </style:style>
    <style:style style:name="T14" style:family="text">
      <style:text-properties fo:font-variant="normal" fo:text-transform="none" fo:letter-spacing="normal"/>
    </style:style>
    <style:style style:name="T15" style:family="text">
      <style:text-properties fo:font-variant="normal" fo:text-transform="none" style:font-name="Verdana" fo:font-size="11.25pt" fo:letter-spacing="normal" fo:font-style="normal" fo:font-weight="normal" fo:background-color="#ffffff" loext:char-shading-value="0"/>
    </style:style>
    <style:style style:name="T16" style:family="text">
      <style:text-properties fo:font-variant="normal" fo:text-transform="none" style:font-name="Verdana" fo:font-size="11.25pt" fo:letter-spacing="normal" fo:font-style="normal" fo:font-weight="normal" fo:background-color="#ffffcc" loext:char-shading-value="0"/>
    </style:style>
    <style:style style:name="T17" style:family="text">
      <style:text-properties fo:font-variant="normal" fo:text-transform="none" fo:color="#0000cd" style:font-name="Consolas" fo:font-size="12pt" fo:letter-spacing="normal" fo:font-style="normal" fo:font-weight="normal"/>
    </style:style>
    <style:style style:name="T18" style:family="text">
      <style:text-properties fo:font-variant="normal" fo:text-transform="none" fo:color="#ff0000" style:font-name="Consolas" fo:font-size="12pt" fo:letter-spacing="normal" fo:font-style="normal" fo:font-weight="normal"/>
    </style:style>
    <style:style style:name="T19" style:family="text">
      <style:text-properties fo:font-variant="normal" fo:text-transform="none" fo:color="#daa520" style:font-name="Consolas" fo:font-size="12pt" fo:letter-spacing="normal" fo:font-style="normal" fo:font-weight="normal"/>
    </style:style>
    <style:style style:name="T20" style:family="text">
      <style:text-properties fo:font-variant="normal" fo:text-transform="none" fo:color="#a52a2a" style:font-name="Consolas" fo:font-size="12pt" fo:letter-spacing="normal" fo:font-style="normal" fo:font-weight="normal"/>
    </style:style>
    <style:style style:name="T21" style:family="text">
      <style:text-properties fo:font-variant="normal" fo:text-transform="none" fo:color="#008000" style:font-name="Consolas" fo:font-size="12pt" fo:letter-spacing="normal" fo:font-style="normal" fo:font-weight="normal"/>
    </style:style>
    <style:style style:name="T22" style:family="text">
      <style:text-properties style:font-name="Consolas"/>
    </style:style>
    <style:style style:name="T23" style:family="text">
      <style:text-properties style:font-name="Consolas" fo:font-size="12pt"/>
    </style:style>
    <style:style style:name="T24" style:family="text">
      <style:text-properties fo:color="#000000" style:font-name="Verdana" fo:font-size="11.25pt" fo:letter-spacing="normal" fo:font-style="italic" fo:font-weight="normal"/>
    </style:style>
    <style:style style:name="T25" style:family="text">
      <style:text-properties fo:color="#000000" style:font-name="Verdana" fo:font-size="11.25pt" fo:letter-spacing="normal" fo:font-weight="normal"/>
    </style:style>
    <style:style style:name="T26" style:family="text">
      <style:text-properties fo:font-weight="bold"/>
    </style:style>
    <style:style style:name="T27" style:family="text">
      <style:text-properties style:font-name="Verdana" fo:font-size="11.25pt"/>
    </style:style>
    <style:style style:name="T28" style:family="text">
      <style:text-properties fo:color="#0000cd"/>
    </style:style>
    <style:style style:name="T29" style:family="text">
      <style:text-properties fo:color="#0000cd" style:font-name="Consolas" fo:font-size="12pt"/>
    </style:style>
    <style:style style:name="T30" style:family="text">
      <style:text-properties fo:color="#ff0000"/>
    </style:style>
    <style:style style:name="T31" style:family="text">
      <style:text-properties fo:color="#ff0000" style:font-name="Consolas" fo:font-size="12pt"/>
    </style:style>
    <style:style style:name="T32" style:family="text">
      <style:text-properties fo:color="#daa520" style:font-name="Consolas" fo:font-size="12pt"/>
    </style:style>
    <style:style style:name="T33" style:family="text">
      <style:text-properties fo:color="#a52a2a"/>
    </style:style>
    <style:style style:name="T34" style:family="text">
      <style:text-properties fo:color="#a52a2a" style:font-name="Consolas" fo:font-size="12pt"/>
    </style:style>
    <style:style style:name="T35" style:family="text">
      <style:text-properties fo:color="#008000"/>
    </style:style>
    <style:style style:name="T36" style:family="text">
      <style:text-properties fo:color="#008000" style:font-name="Consolas" fo:font-size="12pt"/>
    </style:style>
    <style:style style:name="T37" style:family="text">
      <style:text-properties fo:font-style="italic"/>
    </style:style>
    <style:style style:name="T38" style:family="text">
      <style:text-properties officeooo:rsid="002a1bb8"/>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P has no command for declaring a variable. It is created when you assign a value to it.</text:p>
      <text:p text:style-name="P1">Rules for variable names:</text:p>
      <text:list xml:id="list8075531668283776329" text:style-name="L1">
        <text:list-item>
          <text:p text:style-name="P24">it starts with a $ sign followed by the name.</text:p>
        </text:list-item>
        <text:list-item>
          <text:p text:style-name="P24">It must start with a letter or an underscore.</text:p>
        </text:list-item>
        <text:list-item>
          <text:p text:style-name="P24">It can only contain alpha-numeric characters and underscores.</text:p>
        </text:list-item>
        <text:list-item>
          <text:p text:style-name="P24">They are case sensative.</text:p>
        </text:list-item>
      </text:list>
      <text:p text:style-name="P1">Variables can be displayed two ways:</text:p>
      <text:list xml:id="list4471739890434229581" text:style-name="L2">
        <text:list-item>
          <text:p text:style-name="P25">&lt;?php $txt = “some variable data”; echo “I love $txt !”; ?&gt;</text:p>
        </text:list-item>
        <text:list-item>
          <text:p text:style-name="P25">&lt;?php $txt = “some variable data”; echo “I love” . $txt . “ !”; ?&gt;</text:p>
        </text:list-item>
      </text:list>
      <text:p text:style-name="P1">PHP has three variabe scopes:</text:p>
      <text:list xml:id="list5023347935591027439" text:style-name="L3">
        <text:list-item>
          <text:p text:style-name="P26">local</text:p>
        </text:list-item>
        <text:list-item>
          <text:p text:style-name="P26">global</text:p>
        </text:list-item>
        <text:list-item>
          <text:p text:style-name="P26">static</text:p>
        </text:list-item>
      </text:list>
      <text:p text:style-name="P2">Variables declared in a function can only be used in that function. (local scope)</text:p>
      <text:p text:style-name="P2">Variables declared in the global scope can only be used in the global scope.</text:p>
      <text:p text:style-name="P2">You can access a global variable inside a local scope by prefacing it with the global keyword.</text:p>
      <text:p text:style-name="P2">Global variables are stored in a special array: $GLOBALS</text:p>
      <text:p text:style-name="P2">This array can be updated from inside a local scope using: $GLOBALS['name of variable'] = new value;</text:p>
      <text:p text:style-name="P3">The static scope is used to when you want to save the state of a variable inside a function because normally these variables are deleted after the function is ran. </text:p>
      <text:p text:style-name="P3"><text:tab/>&lt;?php</text:p>
      <text:p text:style-name="P3"><text:tab/>Function myTest() {</text:p>
      <text:p text:style-name="P3"><text:tab/><text:tab/>static $x = 0;</text:p>
      <text:p text:style-name="P3"><text:tab/><text:tab/>echo $x;</text:p>
      <text:p text:style-name="P3"><text:tab/><text:tab/>$x++</text:p>
      <text:p text:style-name="P3"><text:tab/>}</text:p>
      <text:p text:style-name="P3">// Without the static keyword the calls below would all equal 0.</text:p>
      <text:p text:style-name="P3"><text:tab/>myTest(); // x=0</text:p>
      <text:p text:style-name="P3"><text:tab/>myTest(); // x=1</text:p>
      <text:p text:style-name="P3"><text:tab/>myTest(); // x=2</text:p>
      <text:p text:style-name="P3"><text:tab/>?&gt;</text:p>
      <text:h text:style-name="P18" text:outline-level="2"><text:soft-page-break/>PHP echo and print Statements</text:h>
      <text:p text:style-name="P4">The differences are small: echo has no return value while print has a return value of 1 so it can be used in expressions. Echo can take multiple parameters while print can take one. Echo is marginally faster.</text:p>
      <text:p text:style-name="P4"/>
      <text:p text:style-name="P4">both can be used with or without parentheses.</text:p>
      <text:p text:style-name="P4"/>
      <text:h text:style-name="P19" text:outline-level="2">PHP Object</text:h>
      <text:p text:style-name="P10">An object is a data type which stores data and information on how to process that data. <text:span text:style-name="T1">It must be explicitly declared with the class keyword</text:span></text:p>
      <text:h text:style-name="P16" text:outline-level="1">if...else...elseif Statements</text:h>
      <text:p text:style-name="P10"><text:span text:style-name="T23">&lt;?php</text:span><text:line-break/><text:span text:style-name="T23">$t = date("H");</text:span><text:line-break/><text:line-break/><text:span text:style-name="T23">if</text:span> <text:span text:style-name="T23">($t &lt; "10") {</text:span><text:line-break/>    <text:span text:style-name="T23">echo</text:span> <text:span text:style-name="T23">"Have a good morning!";</text:span><text:line-break/><text:span text:style-name="T23">} elseif</text:span> <text:span text:style-name="T23">($t &lt; "20") {</text:span><text:line-break/>    <text:span text:style-name="T23">echo</text:span> <text:span text:style-name="T23">"Have a good day!";</text:span><text:line-break/><text:span text:style-name="T23">} else</text:span> <text:span text:style-name="T23">{</text:span><text:line-break/>    <text:span text:style-name="T23">echo</text:span> <text:span text:style-name="T23">"Have a good night!";</text:span><text:line-break/><text:span text:style-name="T23">}</text:span><text:line-break/><text:span text:style-name="T23">?&gt;</text:span></text:p>
      <text:h text:style-name="P21" text:outline-level="1">switch Statement</text:h>
      <text:p text:style-name="P11"><text:span text:style-name="T2">&lt;?php</text:span><text:line-break/><text:span text:style-name="T3">$favcolor = </text:span><text:span text:style-name="T2">"red"</text:span><text:span text:style-name="T3">;</text:span><text:line-break/><text:line-break/><text:span text:style-name="T2">switch</text:span><text:span text:style-name="T5"> </text:span><text:span text:style-name="T3">($favcolor)</text:span><text:span text:style-name="T14"> </text:span><text:span text:style-name="T3">{</text:span><text:line-break/><text:span text:style-name="T5">    </text:span><text:span text:style-name="T2">case</text:span><text:span text:style-name="T5"> </text:span><text:span text:style-name="T2">"red"</text:span><text:span text:style-name="T3">:</text:span><text:line-break/><text:span text:style-name="T5">        </text:span><text:span text:style-name="T2">echo</text:span><text:span text:style-name="T5"> </text:span><text:span text:style-name="T2">"Your favorite color is red!"</text:span><text:span text:style-name="T3">;</text:span><text:line-break/><text:span text:style-name="T5">   </text:span><text:span text:style-name="T14"> </text:span><text:span text:style-name="T5"> </text:span><text:span text:style-name="T14"> </text:span><text:span text:style-name="T5">  </text:span><text:span text:style-name="T2">break</text:span><text:span text:style-name="T3">;</text:span><text:line-break/><text:span text:style-name="T5"> </text:span><text:span text:style-name="T14"> </text:span><text:span text:style-name="T5"> </text:span><text:span text:style-name="T14"> </text:span><text:span text:style-name="T2">case</text:span><text:span text:style-name="T5"> </text:span><text:span text:style-name="T2">"blue"</text:span><text:span text:style-name="T3">:</text:span><text:line-break/><text:span text:style-name="T5">        </text:span><text:span text:style-name="T2">echo</text:span><text:span text:style-name="T5"> </text:span><text:span text:style-name="T2">"Your favorite color is blue!"</text:span><text:span text:style-name="T3">;</text:span><text:line-break/><text:span text:style-name="T5">   </text:span><text:span text:style-name="T14"> </text:span><text:span text:style-name="T5"> </text:span><text:span text:style-name="T14"> </text:span><text:span text:style-name="T5">  </text:span><text:span text:style-name="T2">break</text:span><text:span text:style-name="T3">;</text:span><text:line-break/><text:soft-page-break/><text:span text:style-name="T5"> </text:span><text:span text:style-name="T14"> </text:span><text:span text:style-name="T5"> </text:span><text:span text:style-name="T14"> </text:span><text:span text:style-name="T2">case</text:span><text:span text:style-name="T5"> </text:span><text:span text:style-name="T2">"green"</text:span><text:span text:style-name="T3">:</text:span><text:line-break/><text:span text:style-name="T5">        </text:span><text:span text:style-name="T2">echo</text:span><text:span text:style-name="T5"> </text:span><text:span text:style-name="T2">"Your favorite color is green!"</text:span><text:span text:style-name="T3">;</text:span><text:line-break/><text:span text:style-name="T5">   </text:span><text:span text:style-name="T14"> </text:span><text:span text:style-name="T5"> </text:span><text:span text:style-name="T14"> </text:span><text:span text:style-name="T5">  </text:span><text:span text:style-name="T2">break</text:span><text:span text:style-name="T3">;</text:span><text:line-break/><text:span text:style-name="T5"> </text:span><text:span text:style-name="T14"> </text:span><text:span text:style-name="T5"> </text:span><text:span text:style-name="T14"> </text:span><text:span text:style-name="T2">default</text:span><text:span text:style-name="T3">:</text:span><text:line-break/><text:span text:style-name="T5">        </text:span><text:span text:style-name="T2">echo</text:span><text:span text:style-name="T5"> </text:span><text:span text:style-name="T2">"Your favorite color is neither red, blue, nor green!"</text:span><text:span text:style-name="T3">;</text:span><text:line-break/><text:span text:style-name="T3">}</text:span><text:line-break/><text:span text:style-name="T2">?&gt;</text:span></text:p>
      <text:h text:style-name="P17" text:outline-level="2">Loops</text:h>
      <text:p text:style-name="P10">In PHP, we have the following looping statements:</text:p>
      <text:list xml:id="list4996631085259778822" text:style-name="L4">
        <text:list-item>
          <text:p text:style-name="P71"><text:span text:style-name="T26">while </text:span>- loops through a block of code as long as the specified condition is true</text:p>
        </text:list-item>
        <text:list-item>
          <text:p text:style-name="P71"><text:span text:style-name="T26">do...while</text:span> - loops through a block of code once, and then repeats the loop as long as the specified condition is true</text:p>
        </text:list-item>
        <text:list-item>
          <text:p text:style-name="P71"><text:span text:style-name="T26">for </text:span>- loops through a block of code a specified number of times</text:p>
        </text:list-item>
        <text:list-item>
          <text:p text:style-name="P43"><text:span text:style-name="T26">foreach </text:span>- loops through a block of code for each element in an array</text:p>
        </text:list-item>
      </text:list>
      <text:h text:style-name="P29" text:outline-level="2">while Loop</text:h>
      <text:p text:style-name="P11"><text:span text:style-name="T2">&lt;?php</text:span><text:span text:style-name="T5"> </text:span><text:line-break/><text:span text:style-name="T3">$x = </text:span><text:span text:style-name="T2">1</text:span><text:span text:style-name="T3">; </text:span><text:line-break/><text:line-break/><text:span text:style-name="T2">while</text:span><text:span text:style-name="T3">($x &lt;= </text:span><text:span text:style-name="T2">5</text:span><text:span text:style-name="T3">) {</text:span><text:line-break/><text:span text:style-name="T5">    </text:span><text:span text:style-name="T2">echo</text:span><text:span text:style-name="T5"> </text:span><text:span text:style-name="T2">"The number is: $x &lt;br&gt;"</text:span><text:span text:style-name="T3">;</text:span><text:line-break/><text:span text:style-name="T5">    </text:span><text:span text:style-name="T3">$x++;</text:span><text:line-break/><text:span text:style-name="T3">} </text:span><text:line-break/><text:span text:style-name="T2">?&gt;</text:span></text:p>
      <text:h text:style-name="P17" text:outline-level="2">do...while</text:h>
      <text:p text:style-name="P11"><text:span text:style-name="T2">&lt;?php</text:span><text:span text:style-name="T5"> </text:span><text:line-break/><text:span text:style-name="T3">$x = </text:span><text:span text:style-name="T2">1</text:span><text:span text:style-name="T3">; </text:span><text:line-break/><text:line-break/><text:span text:style-name="T2">do</text:span><text:span text:style-name="T5"> </text:span><text:span text:style-name="T3">{</text:span><text:line-break/><text:span text:style-name="T5">    </text:span><text:span text:style-name="T2">echo</text:span><text:span text:style-name="T5"> </text:span><text:span text:style-name="T2">"The number is: $x &lt;br&gt;"</text:span><text:span text:style-name="T3">;</text:span><text:line-break/><text:span text:style-name="T5">    </text:span><text:span text:style-name="T3">$x++;</text:span><text:line-break/><text:span text:style-name="T3">} </text:span><text:span text:style-name="T2">while</text:span><text:span text:style-name="T5"> </text:span><text:span text:style-name="T3">($x &lt;= </text:span><text:span text:style-name="T2">5</text:span><text:span text:style-name="T3">);</text:span><text:line-break/><text:span text:style-name="T2">?&gt;</text:span></text:p>
      <text:p text:style-name="P10"><text:soft-page-break/>Notice that in a do while loop the condition is tested AFTER executing the statements within the loop. This means that the do while loop would execute its statements at least once, even if the condition is false the first time.</text:p>
      <text:h text:style-name="P21" text:outline-level="1">for Loops</text:h>
      <text:p text:style-name="P11"><text:span text:style-name="T2">&lt;?php</text:span><text:span text:style-name="T5"> </text:span><text:line-break/><text:span text:style-name="T2">for</text:span><text:span text:style-name="T5"> </text:span><text:span text:style-name="T3">($x = </text:span><text:span text:style-name="T2">0</text:span><text:span text:style-name="T3">; $x &lt;= </text:span><text:span text:style-name="T2">10</text:span><text:span text:style-name="T3">; $x++)</text:span><text:span text:style-name="T14"> </text:span><text:span text:style-name="T3">{</text:span><text:line-break/><text:span text:style-name="T5">    </text:span><text:span text:style-name="T2">echo</text:span><text:span text:style-name="T5"> </text:span><text:span text:style-name="T2">"The number is: $x &lt;br&gt;"</text:span><text:span text:style-name="T3">;</text:span><text:line-break/><text:span text:style-name="T3">} </text:span><text:line-break/><text:span text:style-name="T2">?&gt;</text:span></text:p>
      <text:h text:style-name="P17" text:outline-level="2">foreach Loop</text:h>
      <text:p text:style-name="P11"><text:span text:style-name="T2">&lt;?php</text:span><text:span text:style-name="T5"> </text:span><text:line-break/><text:span text:style-name="T3">$colors = </text:span><text:span text:style-name="T2">array</text:span><text:span text:style-name="T3">(</text:span><text:span text:style-name="T2">"red"</text:span><text:span text:style-name="T3">, </text:span><text:span text:style-name="T2">"green"</text:span><text:span text:style-name="T3">, </text:span><text:span text:style-name="T2">"blue"</text:span><text:span text:style-name="T3">, </text:span><text:span text:style-name="T2">"yellow"</text:span><text:span text:style-name="T3">); </text:span><text:line-break/><text:line-break/><text:span text:style-name="T2">foreach</text:span><text:span text:style-name="T5"> </text:span><text:span text:style-name="T3">($colors </text:span><text:span text:style-name="T2">as</text:span><text:span text:style-name="T5"> </text:span><text:span text:style-name="T3">$value) {</text:span><text:line-break/><text:span text:style-name="T5">    </text:span><text:span text:style-name="T2">echo</text:span><text:span text:style-name="T5"> </text:span><text:span text:style-name="T2">"$value &lt;br&gt;"</text:span><text:span text:style-name="T3">;</text:span><text:line-break/><text:span text:style-name="T3">}</text:span><text:line-break/><text:span text:style-name="T2">?&gt;</text:span></text:p>
      <text:h text:style-name="P21" text:outline-level="1">Functions<text:span text:style-name="T27"><text:line-break/>Besides the built-in PHP functions, we can create our own functions.</text:span></text:h>
      <text:p text:style-name="P10">A function is a block of statements that can be used repeatedly in a program.</text:p>
      <text:p text:style-name="P10">A function will not execute immediately when a page loads.</text:p>
      <text:p text:style-name="P10">A function will be executed by a call to the function.</text:p>
      <text:p text:style-name="P11"><text:span text:style-name="T2">&lt;?php</text:span><text:line-break/><text:span text:style-name="T2">function</text:span><text:span text:style-name="T5"> </text:span><text:span text:style-name="T3">writeMsg() {</text:span><text:line-break/><text:span text:style-name="T5">    </text:span><text:span text:style-name="T2">echo</text:span><text:span text:style-name="T5"> </text:span><text:span text:style-name="T2">"Hello world!"</text:span><text:span text:style-name="T3">;</text:span><text:line-break/><text:span text:style-name="T3">}</text:span><text:line-break/><text:line-break/><text:span text:style-name="T3">writeMsg(); </text:span><text:span text:style-name="T2">// call the function<text:line-break/>?&gt;</text:span></text:p>
      <text:h text:style-name="P17" text:outline-level="2">Function Arguments</text:h>
      <text:p text:style-name="P10">You can add as many arguments as you want, just separate them with a comma.</text:p>
      <text:p text:style-name="P11"><text:soft-page-break/><text:span text:style-name="T2">&lt;?php<text:line-break/>function</text:span><text:span text:style-name="T3"> familyName($fname, $year) {</text:span><text:span text:style-name="T2"><text:line-break/></text:span><text:span text:style-name="T3">    </text:span><text:span text:style-name="T2">echo</text:span><text:span text:style-name="T3"> </text:span><text:span text:style-name="T2">"$fname Refsnes. Born in $year &lt;br&gt;"</text:span><text:span text:style-name="T3">;</text:span><text:span text:style-name="T2"><text:line-break/></text:span><text:span text:style-name="T3">}</text:span><text:span text:style-name="T2"><text:line-break/><text:line-break/></text:span><text:span text:style-name="T3">familyName(</text:span><text:span text:style-name="T2">"Hege"</text:span><text:span text:style-name="T3">, </text:span><text:span text:style-name="T2">"1975"</text:span><text:span text:style-name="T3">);</text:span><text:span text:style-name="T2"><text:line-break/></text:span><text:span text:style-name="T3">familyName(</text:span><text:span text:style-name="T2">"Stale"</text:span><text:span text:style-name="T3">, </text:span><text:span text:style-name="T2">"1978"</text:span><text:span text:style-name="T3">);</text:span><text:span text:style-name="T2"><text:line-break/></text:span><text:span text:style-name="T3">familyName(</text:span><text:span text:style-name="T2">"Kai Jim"</text:span><text:span text:style-name="T3">, </text:span><text:span text:style-name="T2">"1983"</text:span><text:span text:style-name="T3">);</text:span><text:span text:style-name="T2"><text:line-break/>?&gt;</text:span></text:p>
      <text:h text:style-name="P17" text:outline-level="2">Default Argument Value</text:h>
      <text:p text:style-name="P11"><text:span text:style-name="T2">&lt;?php</text:span><text:line-break/><text:span text:style-name="T2">function</text:span><text:span text:style-name="T5"> </text:span><text:span text:style-name="T3">setHeight($minheight = </text:span><text:span text:style-name="T2">50</text:span><text:span text:style-name="T3">) {</text:span><text:line-break/><text:span text:style-name="T5">    </text:span><text:span text:style-name="T2">echo</text:span><text:span text:style-name="T5"> </text:span><text:span text:style-name="T2">"The height is : $minheight &lt;br&gt;"</text:span><text:span text:style-name="T3">;</text:span><text:line-break/><text:span text:style-name="T3">}</text:span><text:line-break/><text:line-break/><text:span text:style-name="T3">setHeight(</text:span><text:span text:style-name="T2">350</text:span><text:span text:style-name="T3">);</text:span><text:line-break/><text:span text:style-name="T3">setHeight(); </text:span><text:span text:style-name="T2">// will use the default value of 50<text:line-break/></text:span><text:span text:style-name="T3">setHeight(</text:span><text:span text:style-name="T2">135</text:span><text:span text:style-name="T3">);</text:span><text:line-break/><text:span text:style-name="T3">setHeight(</text:span><text:span text:style-name="T2">80</text:span><text:span text:style-name="T3">);</text:span><text:line-break/><text:span text:style-name="T2">?&gt;</text:span></text:p>
      <text:h text:style-name="P17" text:outline-level="2">Returning values</text:h>
      <text:p text:style-name="P11"><text:span text:style-name="T2">&lt;?php</text:span><text:line-break/><text:span text:style-name="T2">function</text:span><text:span text:style-name="T5"> </text:span><text:span text:style-name="T3">sum($x, $y) {</text:span><text:line-break/><text:span text:style-name="T5">    </text:span><text:span text:style-name="T3">$z = $x + $y;</text:span><text:line-break/><text:span text:style-name="T5">    </text:span><text:span text:style-name="T2">return</text:span><text:span text:style-name="T5"> </text:span><text:span text:style-name="T3">$z;</text:span><text:line-break/><text:span text:style-name="T3">}</text:span><text:line-break/><text:line-break/><text:span text:style-name="T2">echo</text:span><text:span text:style-name="T5"> </text:span><text:span text:style-name="T2">"5 + 10 = "</text:span><text:span text:style-name="T5"> </text:span><text:span text:style-name="T3">. sum(</text:span><text:span text:style-name="T2">5</text:span><text:span text:style-name="T3">, </text:span><text:span text:style-name="T2">10</text:span><text:span text:style-name="T3">) . </text:span><text:span text:style-name="T2">"&lt;br&gt;"</text:span><text:span text:style-name="T3">;</text:span><text:line-break/><text:span text:style-name="T2">echo</text:span><text:span text:style-name="T5"> </text:span><text:span text:style-name="T2">"7 + 13 = "</text:span><text:span text:style-name="T5"> </text:span><text:span text:style-name="T3">. sum(</text:span><text:span text:style-name="T2">7</text:span><text:span text:style-name="T3">, </text:span><text:span text:style-name="T2">13</text:span><text:span text:style-name="T3">) . </text:span><text:span text:style-name="T2">"&lt;br&gt;"</text:span><text:span text:style-name="T3">;</text:span><text:line-break/><text:span text:style-name="T2">echo</text:span><text:span text:style-name="T5"> </text:span><text:span text:style-name="T2">"2 + 4 = "</text:span><text:span text:style-name="T5"> </text:span><text:span text:style-name="T3">. sum(</text:span><text:span text:style-name="T2">2</text:span><text:span text:style-name="T3">, </text:span><text:span text:style-name="T2">4</text:span><text:span text:style-name="T3">);</text:span><text:line-break/><text:span text:style-name="T2">?&gt;</text:span></text:p>
      <text:h text:style-name="P17" text:outline-level="2"><text:soft-page-break/></text:h>
      <text:h text:style-name="P17" text:outline-level="2">Create an Array in PHP</text:h>
      <text:p text:style-name="Text_20_body"/>
      <text:p text:style-name="P10">In PHP, there are three types of arrays:</text:p>
      <text:list xml:id="list3479379969261218675" text:style-name="L5">
        <text:list-item>
          <text:p text:style-name="P72"><text:span text:style-name="T26">Indexed arrays</text:span> - Arrays with a numeric index</text:p>
        </text:list-item>
        <text:list-item>
          <text:p text:style-name="P72"><text:span text:style-name="T26">Associative arrays</text:span> - Arrays with named keys</text:p>
        </text:list-item>
        <text:list-item>
          <text:p text:style-name="P44"><text:span text:style-name="T26">Multidimensional arrays</text:span> - Arrays containing one or more arrays</text:p>
        </text:list-item>
      </text:list>
      <text:h text:style-name="P17" text:outline-level="2">Indexed Arrays</text:h>
      <text:p text:style-name="Text_20_body"><text:span text:style-name="T2">&lt;?php</text:span><text:line-break/><text:span text:style-name="T3">$cars = </text:span><text:span text:style-name="T2">array</text:span><text:span text:style-name="T3">(</text:span><text:span text:style-name="T2">"Volvo"</text:span><text:span text:style-name="T3">, </text:span><text:span text:style-name="T2">"BMW"</text:span><text:span text:style-name="T3">, </text:span><text:span text:style-name="T2">"Toyota"</text:span><text:span text:style-name="T3">);</text:span><text:line-break/><text:span text:style-name="T2">echo</text:span><text:span text:style-name="T5"> </text:span><text:span text:style-name="T2">"I like "</text:span><text:span text:style-name="T5"> </text:span><text:span text:style-name="T3">. $cars[</text:span><text:span text:style-name="T2">0</text:span><text:span text:style-name="T3">] . </text:span><text:span text:style-name="T2">", "</text:span><text:span text:style-name="T5"> </text:span><text:span text:style-name="T3">. $cars[</text:span><text:span text:style-name="T2">1</text:span><text:span text:style-name="T3">] . </text:span><text:span text:style-name="T2">" and "</text:span><text:span text:style-name="T5"> </text:span><text:span text:style-name="T3">. $cars[</text:span><text:span text:style-name="T2">2</text:span><text:span text:style-name="T3">] . </text:span><text:span text:style-name="T2">"."</text:span><text:span text:style-name="T3">;</text:span><text:line-break/><text:span text:style-name="T2">?&gt;</text:span><text:line-break/><text:span text:style-name="T6">Loop Through an Indexed Array</text:span></text:p>
      <text:p text:style-name="Text_20_body"><text:span text:style-name="T2">&lt;?php</text:span><text:line-break/><text:span text:style-name="T3">$cars = </text:span><text:span text:style-name="T2">array</text:span><text:span text:style-name="T3">(</text:span><text:span text:style-name="T2">"Volvo"</text:span><text:span text:style-name="T3">, </text:span><text:span text:style-name="T2">"BMW"</text:span><text:span text:style-name="T3">, </text:span><text:span text:style-name="T2">"Toyota"</text:span><text:span text:style-name="T3">);</text:span><text:line-break/><text:span text:style-name="T3">$arrlength = count($cars);</text:span><text:line-break/><text:line-break/><text:span text:style-name="T2">for</text:span><text:span text:style-name="T3">($x = </text:span><text:span text:style-name="T2">0</text:span><text:span text:style-name="T3">; $x &lt; $arrlength; $x++) {</text:span><text:line-break/><text:span text:style-name="T5">    </text:span><text:span text:style-name="T2">echo</text:span><text:span text:style-name="T5"> </text:span><text:span text:style-name="T3">$cars[$x];</text:span><text:line-break/><text:span text:style-name="T5">    </text:span><text:span text:style-name="T2">echo</text:span><text:span text:style-name="T5"> </text:span><text:span text:style-name="T2">"&lt;br&gt;"</text:span><text:span text:style-name="T3">;</text:span><text:line-break/><text:span text:style-name="T3">}</text:span><text:line-break/><text:span text:style-name="T2">?&gt;</text:span></text:p>
      <text:h text:style-name="P17" text:outline-level="2">Associative Arrays</text:h>
      <text:p text:style-name="P5">Associative arrays are arrays that use named keys that you assign to them.</text:p>
      <text:p text:style-name="Text_20_body"><text:span text:style-name="T2">&lt;?php</text:span><text:line-break/><text:span text:style-name="T3">$age = </text:span><text:span text:style-name="T2">array</text:span><text:span text:style-name="T3">(</text:span><text:span text:style-name="T2">"Peter"</text:span><text:span text:style-name="T3">=&gt;</text:span><text:span text:style-name="T2">"35"</text:span><text:span text:style-name="T3">, </text:span><text:span text:style-name="T2">"Ben"</text:span><text:span text:style-name="T3">=&gt;</text:span><text:span text:style-name="T2">"37"</text:span><text:span text:style-name="T3">, </text:span><text:span text:style-name="T2">"Joe"</text:span><text:span text:style-name="T3">=&gt;</text:span><text:span text:style-name="T2">"43"</text:span><text:span text:style-name="T3">);</text:span><text:line-break/><text:span text:style-name="T2">echo</text:span><text:span text:style-name="T5"> </text:span><text:span text:style-name="T2">"Peter is "</text:span><text:span text:style-name="T5"> </text:span><text:span text:style-name="T3">. $age[</text:span><text:span text:style-name="T2">'Peter'</text:span><text:span text:style-name="T3">] . </text:span><text:span text:style-name="T2">" years old."</text:span><text:span text:style-name="T3">;</text:span><text:line-break/><text:span text:style-name="T2">?&gt;</text:span></text:p>
      <text:p text:style-name="Text_20_body"/>
      <text:p text:style-name="Text_20_body"/>
      <text:p text:style-name="Text_20_body"><text:soft-page-break/></text:p>
      <text:h text:style-name="P17" text:outline-level="2">Loop Through an Associative Array</text:h>
      <text:p text:style-name="Text_20_body"><text:span text:style-name="T2">&lt;?php</text:span><text:line-break/><text:span text:style-name="T3">$age = </text:span><text:span text:style-name="T2">array</text:span><text:span text:style-name="T3">(</text:span><text:span text:style-name="T2">"Peter"</text:span><text:span text:style-name="T3">=&gt;</text:span><text:span text:style-name="T2">"35"</text:span><text:span text:style-name="T3">, </text:span><text:span text:style-name="T2">"Ben"</text:span><text:span text:style-name="T3">=&gt;</text:span><text:span text:style-name="T2">"37"</text:span><text:span text:style-name="T3">, </text:span><text:span text:style-name="T2">"Joe"</text:span><text:span text:style-name="T3">=&gt;</text:span><text:span text:style-name="T2">"43"</text:span><text:span text:style-name="T3">);</text:span><text:line-break/><text:line-break/><text:span text:style-name="T2">foreach</text:span><text:span text:style-name="T3">($age </text:span><text:span text:style-name="T2">as</text:span><text:span text:style-name="T5"> </text:span><text:span text:style-name="T3">$x =&gt; $x_value) {</text:span><text:line-break/><text:span text:style-name="T5">    </text:span><text:span text:style-name="T2">echo</text:span><text:span text:style-name="T5"> </text:span><text:span text:style-name="T2">"Key="</text:span><text:span text:style-name="T5"> </text:span><text:span text:style-name="T3">. $x . </text:span><text:span text:style-name="T2">", Value="</text:span><text:span text:style-name="T5"> </text:span><text:span text:style-name="T3">. $x_value;</text:span><text:line-break/><text:span text:style-name="T5">    </text:span><text:span text:style-name="T2">echo</text:span><text:span text:style-name="T5"> </text:span><text:span text:style-name="T2">"&lt;br&gt;"</text:span><text:span text:style-name="T3">;</text:span><text:line-break/><text:span text:style-name="T3">}</text:span><text:line-break/><text:span text:style-name="T2">?&gt;</text:span></text:p>
      <text:p text:style-name="Text_20_body"><text:span text:style-name="T9">For a complete reference of all array functions, go to our complete </text:span><text:a xlink:type="simple" xlink:href="https://www.w3schools.com/php/php_ref_array.asp" text:style-name="Internet_20_link" text:visited-style-name="Visited_20_Internet_20_Link"><text:span text:style-name="T15">PHP Array Reference</text:span></text:a><text:span text:style-name="T9">.</text:span></text:p>
      <text:h text:style-name="P17" text:outline-level="2">Sort Functions For Arrays</text:h>
      <text:list xml:id="list8928605784350656308" text:style-name="L6">
        <text:list-item>
          <text:p text:style-name="P64">sort() - sort arrays in ascending order</text:p>
        </text:list-item>
      </text:list>
      <text:list xml:id="list3806805162656137447" text:style-name="L7">
        <text:list-item>
          <text:p text:style-name="P73">rsort() - sort arrays in descending order</text:p>
        </text:list-item>
        <text:list-item>
          <text:p text:style-name="P73">asort() - sort associative arrays in ascending order, according to the value</text:p>
        </text:list-item>
        <text:list-item>
          <text:p text:style-name="P73">ksort() - sort associative arrays in ascending order, according to the key</text:p>
        </text:list-item>
        <text:list-item>
          <text:p text:style-name="P73">arsort() - sort associative arrays in descending order, according to the value</text:p>
        </text:list-item>
        <text:list-item>
          <text:p text:style-name="P45">krsort() - sort associative arrays in descending order, according to the key</text:p>
        </text:list-item>
      </text:list>
      <text:p text:style-name="Text_20_body"><text:span text:style-name="T9">For a complete reference of all array functions, go to our complete </text:span><text:a xlink:type="simple" xlink:href="https://www.w3schools.com/php/php_ref_array.asp" text:style-name="Internet_20_link" text:visited-style-name="Visited_20_Internet_20_Link"><text:span text:style-name="T15">PHP Array Reference</text:span></text:a><text:span text:style-name="T9">.</text:span><text:line-break/><text:span text:style-name="T7">Superglobals</text:span></text:p>
      <text:p text:style-name="P5">Several predefined variables in PHP are "superglobals", which means that they are always accessible, regardless of scope - and you can access them from any function, class or file without having to do anything special.</text:p>
      <text:p text:style-name="P10">The PHP superglobal variables are:</text:p>
      <text:list xml:id="list5678127929480615255" text:style-name="L8">
        <text:list-item>
          <text:p text:style-name="P74">$GLOBALS</text:p>
        </text:list-item>
        <text:list-item>
          <text:p text:style-name="P74">$_SERVER</text:p>
        </text:list-item>
        <text:list-item>
          <text:p text:style-name="P74">$_REQUEST</text:p>
        </text:list-item>
        <text:list-item>
          <text:p text:style-name="P74">$_POST</text:p>
        </text:list-item>
        <text:list-item>
          <text:p text:style-name="P74">$_GET</text:p>
        </text:list-item>
        <text:list-item>
          <text:p text:style-name="P74">$_FILES</text:p>
        </text:list-item>
        <text:list-item>
          <text:p text:style-name="P74">$_ENV</text:p>
        </text:list-item>
        <text:list-item>
          <text:p text:style-name="P74"><text:soft-page-break/>$_COOKIE</text:p>
        </text:list-item>
        <text:list-item>
          <text:p text:style-name="P46">$_SESSION</text:p>
        </text:list-item>
      </text:list>
      <text:h text:style-name="P17" text:outline-level="2">$GLOBALS</text:h>
      <text:p text:style-name="P8"><text:span text:style-name="T9">PHP stores all global variables in an array called $GLOBALS[</text:span><text:span text:style-name="T24">index</text:span><text:span text:style-name="T9">]. The </text:span><text:span text:style-name="Emphasis"><text:span text:style-name="T25">index</text:span></text:span><text:span text:style-name="T5"> </text:span><text:span text:style-name="T9">holds the name of the variable.</text:span></text:p>
      <text:p text:style-name="P8"><text:span text:style-name="T3">&lt;?php</text:span><text:span text:style-name="T9"> <text:line-break/></text:span><text:span text:style-name="T3">$x = 75; </text:span><text:span text:style-name="T9"><text:line-break/></text:span><text:span text:style-name="T3">$y = 25;</text:span><text:span text:style-name="T9"><text:line-break/> <text:line-break/></text:span><text:span text:style-name="T3">function</text:span><text:span text:style-name="T9"> </text:span><text:span text:style-name="T3">addition() { </text:span><text:span text:style-name="T9"><text:line-break/>    </text:span><text:span text:style-name="T3">$GLOBALS['z'] = $GLOBALS['x'] + $GLOBALS['y']; </text:span><text:span text:style-name="T9"><text:line-break/></text:span><text:span text:style-name="T3">}</text:span><text:span text:style-name="T9"><text:line-break/> <text:line-break/></text:span><text:span text:style-name="T3">addition(); </text:span><text:span text:style-name="T9"><text:line-break/></text:span><text:span text:style-name="T3">echo</text:span><text:span text:style-name="T9"> </text:span><text:span text:style-name="T3">$z; </text:span><text:span text:style-name="T9"><text:line-break/></text:span><text:span text:style-name="T3">?&gt;</text:span><text:line-break/><text:span text:style-name="T6">$_SERVER</text:span></text:p>
      <text:p text:style-name="P6">$_SERVER is a PHP super global variable which holds information about headers, paths, and script locations.</text:p>
      <text:p text:style-name="Text_20_body"><text:span text:style-name="T2">&lt;?php</text:span><text:span text:style-name="T5"> </text:span><text:line-break/><text:span text:style-name="T2">echo</text:span><text:span text:style-name="T5"> </text:span><text:span text:style-name="T2">$_SERVER</text:span><text:span text:style-name="T3">[</text:span><text:span text:style-name="T2">'PHP_SELF'</text:span><text:span text:style-name="T3">];</text:span><text:line-break/><text:span text:style-name="T2">echo</text:span><text:span text:style-name="T5"> </text:span><text:span text:style-name="T2">"&lt;br&gt;"</text:span><text:span text:style-name="T3">;</text:span><text:line-break/><text:span text:style-name="T2">echo</text:span><text:span text:style-name="T5"> </text:span><text:span text:style-name="T2">$_SERVER</text:span><text:span text:style-name="T3">[</text:span><text:span text:style-name="T2">'SERVER_NAME'</text:span><text:span text:style-name="T3">];</text:span><text:line-break/><text:span text:style-name="T2">echo</text:span><text:span text:style-name="T5"> </text:span><text:span text:style-name="T2">"&lt;br&gt;"</text:span><text:span text:style-name="T3">;</text:span><text:line-break/><text:span text:style-name="T2">echo</text:span><text:span text:style-name="T5"> </text:span><text:span text:style-name="T2">$_SERVER</text:span><text:span text:style-name="T3">[</text:span><text:span text:style-name="T2">'HTTP_HOST'</text:span><text:span text:style-name="T3">];</text:span><text:line-break/><text:span text:style-name="T2">echo</text:span><text:span text:style-name="T5"> </text:span><text:span text:style-name="T2">"&lt;br&gt;"</text:span><text:span text:style-name="T3">;</text:span><text:line-break/><text:span text:style-name="T2">echo</text:span><text:span text:style-name="T5"> </text:span><text:span text:style-name="T2">$_SERVER</text:span><text:span text:style-name="T3">[</text:span><text:span text:style-name="T2">'HTTP_REFERER'</text:span><text:span text:style-name="T3">];</text:span><text:line-break/><text:span text:style-name="T2">echo</text:span><text:span text:style-name="T5"> </text:span><text:span text:style-name="T2">"&lt;br&gt;"</text:span><text:span text:style-name="T3">;</text:span><text:line-break/><text:span text:style-name="T2">echo</text:span><text:span text:style-name="T5"> </text:span><text:span text:style-name="T2">$_SERVER</text:span><text:span text:style-name="T3">[</text:span><text:span text:style-name="T2">'HTTP_USER_AGENT'</text:span><text:span text:style-name="T3">];</text:span><text:line-break/><text:span text:style-name="T2">echo</text:span><text:span text:style-name="T5"> </text:span><text:span text:style-name="T2">"&lt;br&gt;"</text:span><text:span text:style-name="T3">;</text:span><text:line-break/><text:span text:style-name="T2">echo</text:span><text:span text:style-name="T5"> </text:span><text:span text:style-name="T2">$_SERVER</text:span><text:span text:style-name="T3">[</text:span><text:span text:style-name="T2">'SCRIPT_NAME'</text:span><text:span text:style-name="T3">];</text:span><text:line-break/><text:span text:style-name="T2">?&gt;</text:span><text:line-break/><text:span text:style-name="T9">The following table lists the most important elements that can go inside $_SERVER:</text:span></text:p>
      <table:table table:name="Table1" table:style-name="Table1">
        <table:table-column table:style-name="Table1.A"/>
        <table:table-column table:style-name="Table1.B"/>
        <table:table-row table:style-name="Table1.1">
          <table:table-cell table:style-name="Table1.A1" office:value-type="string">
            <text:p text:style-name="P22">Element/Code</text:p>
          </table:table-cell>
          <table:table-cell table:style-name="Table1.A1" office:value-type="string">
            <text:p text:style-name="P22">Description</text:p>
          </table:table-cell>
        </table:table-row>
        <table:table-row table:style-name="Table1.2">
          <table:table-cell table:style-name="Table1.A1" office:value-type="string">
            <text:p text:style-name="P23">$_SERVER['PHP_SELF']</text:p>
          </table:table-cell>
          <table:table-cell table:style-name="Table1.A1" office:value-type="string">
            <text:p text:style-name="P23">Returns the filename of the currently executing script</text:p>
          </table:table-cell>
        </table:table-row>
        <text:soft-page-break/>
        <table:table-row table:style-name="Table1.1">
          <table:table-cell table:style-name="Table1.A1" office:value-type="string">
            <text:p text:style-name="P23">$_SERVER['GATEWAY_INTERFACE']</text:p>
          </table:table-cell>
          <table:table-cell table:style-name="Table1.A1" office:value-type="string">
            <text:p text:style-name="P23">Returns the version of the Common Gateway Interface (CGI) the server is using</text:p>
          </table:table-cell>
        </table:table-row>
        <table:table-row table:style-name="Table1.2">
          <table:table-cell table:style-name="Table1.A1" office:value-type="string">
            <text:p text:style-name="P23">$_SERVER['SERVER_ADDR']</text:p>
          </table:table-cell>
          <table:table-cell table:style-name="Table1.A1" office:value-type="string">
            <text:p text:style-name="P23">Returns the IP address of the host server</text:p>
          </table:table-cell>
        </table:table-row>
        <table:table-row table:style-name="Table1.1">
          <table:table-cell table:style-name="Table1.A1" office:value-type="string">
            <text:p text:style-name="P23">$_SERVER['SERVER_NAME']</text:p>
          </table:table-cell>
          <table:table-cell table:style-name="Table1.A1" office:value-type="string">
            <text:p text:style-name="P23">Returns the name of the host server (such as www.w3schools.com)</text:p>
          </table:table-cell>
        </table:table-row>
        <table:table-row table:style-name="Table1.2">
          <table:table-cell table:style-name="Table1.A1" office:value-type="string">
            <text:p text:style-name="P23">$_SERVER['SERVER_SOFTWARE']</text:p>
          </table:table-cell>
          <table:table-cell table:style-name="Table1.A1" office:value-type="string">
            <text:p text:style-name="P23">Returns the server identification string (such as Apache/2.2.24)</text:p>
          </table:table-cell>
        </table:table-row>
        <table:table-row table:style-name="Table1.1">
          <table:table-cell table:style-name="Table1.A1" office:value-type="string">
            <text:p text:style-name="P23">$_SERVER['SERVER_PROTOCOL']</text:p>
          </table:table-cell>
          <table:table-cell table:style-name="Table1.A1" office:value-type="string">
            <text:p text:style-name="P23">Returns the name and revision of the information protocol (such as HTTP/1.1)</text:p>
          </table:table-cell>
        </table:table-row>
        <table:table-row table:style-name="Table1.2">
          <table:table-cell table:style-name="Table1.A1" office:value-type="string">
            <text:p text:style-name="P23">$_SERVER['REQUEST_METHOD']</text:p>
          </table:table-cell>
          <table:table-cell table:style-name="Table1.A1" office:value-type="string">
            <text:p text:style-name="P23">Returns the request method used to access the page (such as POST)</text:p>
          </table:table-cell>
        </table:table-row>
        <table:table-row table:style-name="Table1.1">
          <table:table-cell table:style-name="Table1.A1" office:value-type="string">
            <text:p text:style-name="P23">$_SERVER['REQUEST_TIME']</text:p>
          </table:table-cell>
          <table:table-cell table:style-name="Table1.A1" office:value-type="string">
            <text:p text:style-name="P23">Returns the timestamp of the start of the request (such as 1377687496)</text:p>
          </table:table-cell>
        </table:table-row>
        <table:table-row table:style-name="Table1.2">
          <table:table-cell table:style-name="Table1.A1" office:value-type="string">
            <text:p text:style-name="P23">$_SERVER['QUERY_STRING']</text:p>
          </table:table-cell>
          <table:table-cell table:style-name="Table1.A1" office:value-type="string">
            <text:p text:style-name="P23">Returns the query string if the page is accessed via a query string</text:p>
          </table:table-cell>
        </table:table-row>
        <table:table-row table:style-name="Table1.1">
          <table:table-cell table:style-name="Table1.A1" office:value-type="string">
            <text:p text:style-name="P23">$_SERVER['HTTP_ACCEPT']</text:p>
          </table:table-cell>
          <table:table-cell table:style-name="Table1.A1" office:value-type="string">
            <text:p text:style-name="P23">Returns the Accept header from the current request</text:p>
          </table:table-cell>
        </table:table-row>
        <table:table-row table:style-name="Table1.2">
          <table:table-cell table:style-name="Table1.A1" office:value-type="string">
            <text:p text:style-name="P23">$_SERVER['HTTP_ACCEPT_CHARSET']</text:p>
          </table:table-cell>
          <table:table-cell table:style-name="Table1.A1" office:value-type="string">
            <text:p text:style-name="P23">Returns the Accept_Charset header from the current request (such as utf-8,ISO-8859-1)</text:p>
          </table:table-cell>
        </table:table-row>
        <table:table-row table:style-name="Table1.1">
          <table:table-cell table:style-name="Table1.A1" office:value-type="string">
            <text:p text:style-name="P23">$_SERVER['HTTP_HOST']</text:p>
          </table:table-cell>
          <table:table-cell table:style-name="Table1.A1" office:value-type="string">
            <text:p text:style-name="P23">Returns the Host header from the current request</text:p>
          </table:table-cell>
        </table:table-row>
        <table:table-row table:style-name="Table1.2">
          <table:table-cell table:style-name="Table1.A1" office:value-type="string">
            <text:p text:style-name="P23">$_SERVER['HTTP_REFERER']</text:p>
          </table:table-cell>
          <table:table-cell table:style-name="Table1.A1" office:value-type="string">
            <text:p text:style-name="P23">Returns the complete URL of the current page (not reliable because not all user-agents support it)</text:p>
          </table:table-cell>
        </table:table-row>
        <table:table-row table:style-name="Table1.1">
          <table:table-cell table:style-name="Table1.A1" office:value-type="string">
            <text:p text:style-name="P23">$_SERVER['HTTPS']</text:p>
          </table:table-cell>
          <table:table-cell table:style-name="Table1.A1" office:value-type="string">
            <text:p text:style-name="P23">Is the script queried through a secure HTTP protocol</text:p>
          </table:table-cell>
        </table:table-row>
        <table:table-row table:style-name="Table1.2">
          <table:table-cell table:style-name="Table1.A1" office:value-type="string">
            <text:p text:style-name="P23">$_SERVER['REMOTE_ADDR']</text:p>
          </table:table-cell>
          <table:table-cell table:style-name="Table1.A1" office:value-type="string">
            <text:p text:style-name="P23">Returns the IP address from where the user is viewing the current page</text:p>
          </table:table-cell>
        </table:table-row>
        <table:table-row table:style-name="Table1.1">
          <table:table-cell table:style-name="Table1.A1" office:value-type="string">
            <text:p text:style-name="P23">$_SERVER['REMOTE_HOST']</text:p>
          </table:table-cell>
          <table:table-cell table:style-name="Table1.A1" office:value-type="string">
            <text:p text:style-name="P23">Returns the Host name from where the user is viewing the current page</text:p>
          </table:table-cell>
        </table:table-row>
        <table:table-row table:style-name="Table1.2">
          <table:table-cell table:style-name="Table1.A1" office:value-type="string">
            <text:p text:style-name="P23">$_SERVER['REMOTE_PORT']</text:p>
          </table:table-cell>
          <table:table-cell table:style-name="Table1.A1" office:value-type="string">
            <text:p text:style-name="P23">Returns the port being used on the user's machine to communicate with the web server</text:p>
          </table:table-cell>
        </table:table-row>
        <table:table-row table:style-name="Table1.1">
          <table:table-cell table:style-name="Table1.A1" office:value-type="string">
            <text:p text:style-name="P23">$_SERVER['SCRIPT_FILENAME']</text:p>
          </table:table-cell>
          <table:table-cell table:style-name="Table1.A1" office:value-type="string">
            <text:p text:style-name="P23">Returns the absolute pathname of the currently executing script</text:p>
          </table:table-cell>
        </table:table-row>
        <table:table-row table:style-name="Table1.2">
          <table:table-cell table:style-name="Table1.A1" office:value-type="string">
            <text:p text:style-name="P23">$_SERVER['SERVER_ADMIN']</text:p>
          </table:table-cell>
          <table:table-cell table:style-name="Table1.A1" office:value-type="string">
            <text:p text:style-name="P23">Returns the value given to the SERVER_ADMIN directive in the web server configuration file (if your script runs on a virtual host, it will be the value defined for that virtual host) (such as someone@w3schools.com)</text:p>
          </table:table-cell>
        </table:table-row>
        <table:table-row table:style-name="Table1.1">
          <table:table-cell table:style-name="Table1.A1" office:value-type="string">
            <text:p text:style-name="P23">$_SERVER['SERVER_PORT']</text:p>
          </table:table-cell>
          <table:table-cell table:style-name="Table1.A1" office:value-type="string">
            <text:p text:style-name="P23">Returns the port on the server machine being used by the web server for communication (such as 80)</text:p>
          </table:table-cell>
        </table:table-row>
        <table:table-row table:style-name="Table1.2">
          <table:table-cell table:style-name="Table1.A1" office:value-type="string">
            <text:p text:style-name="P23">$_SERVER['SERVER_SIGNATURE']</text:p>
          </table:table-cell>
          <table:table-cell table:style-name="Table1.A1" office:value-type="string">
            <text:p text:style-name="P23">Returns the server version and virtual host name which are added to server-generated pages</text:p>
          </table:table-cell>
        </table:table-row>
        <table:table-row table:style-name="Table1.1">
          <table:table-cell table:style-name="Table1.A1" office:value-type="string">
            <text:p text:style-name="P23">$_SERVER['PATH_TRANSLATED']</text:p>
          </table:table-cell>
          <table:table-cell table:style-name="Table1.A1" office:value-type="string">
            <text:p text:style-name="P23">Returns the file system based path to the current script</text:p>
          </table:table-cell>
        </table:table-row>
        <table:table-row table:style-name="Table1.2">
          <table:table-cell table:style-name="Table1.A1" office:value-type="string">
            <text:p text:style-name="P23">$_SERVER['SCRIPT_NAME']</text:p>
          </table:table-cell>
          <table:table-cell table:style-name="Table1.A1" office:value-type="string">
            <text:p text:style-name="P23">Returns the path of the current script</text:p>
          </table:table-cell>
        </table:table-row>
        <table:table-row table:style-name="Table1.1">
          <table:table-cell table:style-name="Table1.A1" office:value-type="string">
            <text:p text:style-name="P23">$_SERVER['SCRIPT_URI']</text:p>
          </table:table-cell>
          <table:table-cell table:style-name="Table1.A1" office:value-type="string">
            <text:p text:style-name="P23">Returns the URI of the current page</text:p>
          </table:table-cell>
        </table:table-row>
      </table:table>
      <text:p text:style-name="Text_20_body"/>
      <text:p text:style-name="Text_20_body"/>
      <text:h text:style-name="P17" text:outline-level="2"><text:soft-page-break/>$_REQUEST</text:h>
      <text:p text:style-name="P5">PHP $_REQUEST is used to collect data after submitting an HTML form.</text:p>
      <text:p text:style-name="P10">The example below shows a form with an input field and a submit button. When a user submits the data by clicking on "Submit", the form data is sent to the file specified in the action attribute of the &lt;form&gt; tag. In this example, we point to this file itself for processing form data. If you wish to use another PHP file to process form data, replace that with the filename of your choice. Then, we can use the super global variable $_REQUEST to collect the value of the input field:</text:p>
      <text:p text:style-name="P12"><text:span text:style-name="T29">&lt;</text:span><text:span text:style-name="T23">html</text:span><text:span text:style-name="T29">&gt;</text:span><text:line-break/><text:span text:style-name="T29">&lt;</text:span><text:span text:style-name="T23">body</text:span><text:span text:style-name="T29">&gt;</text:span><text:line-break/><text:line-break/><text:span text:style-name="T29">&lt;</text:span><text:span text:style-name="T23">form</text:span><text:span text:style-name="T31"> method</text:span><text:span text:style-name="T29">="post"</text:span><text:span text:style-name="T31"> action</text:span><text:span text:style-name="T29">="</text:span><text:span text:style-name="T31">&lt;?php</text:span><text:span text:style-name="T23"> </text:span><text:span text:style-name="T29">echo</text:span><text:span text:style-name="T23"> </text:span><text:span text:style-name="T32">$_SERVER</text:span><text:span text:style-name="T23">[</text:span><text:span text:style-name="T34">'PHP_SELF'</text:span><text:span text:style-name="T23">];</text:span><text:span text:style-name="T31">?&gt;</text:span><text:span text:style-name="T29">"&gt;</text:span><text:line-break/>  <text:span text:style-name="T23">Name: </text:span><text:span text:style-name="T29">&lt;</text:span><text:span text:style-name="T23">input</text:span><text:span text:style-name="T31"> type</text:span><text:span text:style-name="T29">="text"</text:span><text:span text:style-name="T31"> name</text:span><text:span text:style-name="T29">="fname"&gt;</text:span><text:line-break/>  <text:span text:style-name="T29">&lt;</text:span><text:span text:style-name="T23">input</text:span><text:span text:style-name="T31"> type</text:span><text:span text:style-name="T29">="submit"&gt;</text:span><text:line-break/><text:span text:style-name="T29">&lt;</text:span><text:span text:style-name="T23">/form</text:span><text:span text:style-name="T29">&gt;</text:span><text:line-break/><text:line-break/><text:span text:style-name="T31">&lt;?php</text:span><text:span text:style-name="T23"><text:line-break/></text:span><text:span text:style-name="T29">if</text:span><text:span text:style-name="T23"> (</text:span><text:span text:style-name="T32">$_SERVER</text:span><text:span text:style-name="T23">[</text:span><text:span text:style-name="T34">"REQUEST_METHOD"</text:span><text:span text:style-name="T23">] == </text:span><text:span text:style-name="T34">"POST"</text:span><text:span text:style-name="T23">) {<text:line-break/>    </text:span><text:span text:style-name="T36">// collect value of input field<text:line-break/></text:span><text:span text:style-name="T23">    $name = </text:span><text:span text:style-name="T32">$_REQUEST</text:span><text:span text:style-name="T23">[</text:span><text:span text:style-name="T34">'fname'</text:span><text:span text:style-name="T23">];<text:line-break/>    </text:span><text:span text:style-name="T29">if</text:span><text:span text:style-name="T23"> (</text:span><text:span text:style-name="T29">empty</text:span><text:span text:style-name="T23">($name)) {<text:line-break/>        </text:span><text:span text:style-name="T29">echo</text:span><text:span text:style-name="T23"> </text:span><text:span text:style-name="T34">"Name is empty"</text:span><text:span text:style-name="T23">;<text:line-break/>    } </text:span><text:span text:style-name="T29">else</text:span><text:span text:style-name="T23"> {<text:line-break/>        </text:span><text:span text:style-name="T29">echo</text:span><text:span text:style-name="T23"> $name;<text:line-break/>    }<text:line-break/>}<text:line-break/></text:span><text:span text:style-name="T31">?&gt;</text:span></text:p>
      <text:h text:style-name="P17" text:outline-level="2">$_POST</text:h>
      <text:p text:style-name="P5">PHP $_POST is widely used to collect form data after submitting an HTML form with method="post". $_POST is also widely used to pass variables.</text:p>
      <text:p text:style-name="P10">The example below shows a form with an input field and a submit button. When a user submits the data by clicking on "Submit", the form data is sent to the file specified in the action attribute of the &lt;form&gt; tag. In this example, we point to the file itself for processing form data. If you wish to use another PHP file to process form data, replace that with the filename of your choice. Then, we can use the super global variable $_POST to collect the value of the input field:</text:p>
      <text:p text:style-name="Text_20_body"><text:soft-page-break/><text:span text:style-name="T17">&lt;</text:span><text:span text:style-name="T2">html</text:span><text:span text:style-name="T17">&gt;</text:span><text:line-break/><text:span text:style-name="T17">&lt;</text:span><text:span text:style-name="T2">body</text:span><text:span text:style-name="T17">&gt;</text:span><text:line-break/><text:line-break/><text:span text:style-name="T17">&lt;</text:span><text:span text:style-name="T2">form</text:span><text:span text:style-name="T18"> method</text:span><text:span text:style-name="T17">="post"</text:span><text:span text:style-name="T18"> action</text:span><text:span text:style-name="T17">="</text:span><text:span text:style-name="T18">&lt;?php</text:span><text:span text:style-name="T3"> </text:span><text:span text:style-name="T17">echo</text:span><text:span text:style-name="T3"> </text:span><text:span text:style-name="T19">$_SERVER</text:span><text:span text:style-name="T3">[</text:span><text:span text:style-name="T20">'PHP_SELF'</text:span><text:span text:style-name="T3">];</text:span><text:span text:style-name="T18">?&gt;</text:span><text:span text:style-name="T17">"&gt;</text:span><text:line-break/><text:span text:style-name="T5">  </text:span><text:span text:style-name="T3">Name: </text:span><text:span text:style-name="T17">&lt;</text:span><text:span text:style-name="T2">input</text:span><text:span text:style-name="T18"> type</text:span><text:span text:style-name="T17">="text"</text:span><text:span text:style-name="T18"> name</text:span><text:span text:style-name="T17">="fname"&gt;</text:span><text:line-break/><text:span text:style-name="T5">  </text:span><text:span text:style-name="T17">&lt;</text:span><text:span text:style-name="T2">input</text:span><text:span text:style-name="T18"> type</text:span><text:span text:style-name="T17">="submit"&gt;</text:span><text:line-break/><text:span text:style-name="T17">&lt;</text:span><text:span text:style-name="T2">/form</text:span><text:span text:style-name="T17">&gt;</text:span><text:line-break/><text:line-break/><text:span text:style-name="T18">&lt;?php</text:span><text:span text:style-name="T3"><text:line-break/></text:span><text:span text:style-name="T17">if</text:span><text:span text:style-name="T3"> (</text:span><text:span text:style-name="T19">$_SERVER</text:span><text:span text:style-name="T3">[</text:span><text:span text:style-name="T20">"REQUEST_METHOD"</text:span><text:span text:style-name="T3">] == </text:span><text:span text:style-name="T20">"POST"</text:span><text:span text:style-name="T3">) {<text:line-break/>    </text:span><text:span text:style-name="T21">// collect value of input field<text:line-break/></text:span><text:span text:style-name="T3">    $name = </text:span><text:span text:style-name="T19">$_POST</text:span><text:span text:style-name="T3">[</text:span><text:span text:style-name="T20">'fname'</text:span><text:span text:style-name="T3">];<text:line-break/>    </text:span><text:span text:style-name="T17">if</text:span><text:span text:style-name="T3"> (</text:span><text:span text:style-name="T17">empty</text:span><text:span text:style-name="T3">($name)) {<text:line-break/>        </text:span><text:span text:style-name="T17">echo</text:span><text:span text:style-name="T3"> </text:span><text:span text:style-name="T20">"Name is empty"</text:span><text:span text:style-name="T3">;<text:line-break/>    } </text:span><text:span text:style-name="T17">else</text:span><text:span text:style-name="T3"> {<text:line-break/>        </text:span><text:span text:style-name="T17">echo</text:span><text:span text:style-name="T3"> $name;<text:line-break/>    }<text:line-break/>}<text:line-break/></text:span><text:span text:style-name="T18">?&gt;</text:span><text:line-break/><text:line-break/><text:span text:style-name="T17">&lt;</text:span><text:span text:style-name="T2">/body</text:span><text:span text:style-name="T17">&gt;</text:span><text:line-break/><text:span text:style-name="T17">&lt;</text:span><text:span text:style-name="T2">/html</text:span><text:span text:style-name="T17">&gt;</text:span></text:p>
      <text:h text:style-name="P17" text:outline-level="2">$_GET</text:h>
      <text:p text:style-name="P5">PHP $_GET can also be used to collect form data after submitting an HTML form with method="get".</text:p>
      <text:p text:style-name="P10">$_GET can also collect data sent in the URL.</text:p>
      <text:p text:style-name="P10">Assume we have an HTML page that contains a hyperlink with parameters:</text:p>
      <text:p text:style-name="P13">&lt;html&gt;<text:line-break/>&lt;body&gt;<text:line-break/><text:line-break/>&lt;a href="test_get.php?subject=PHP&amp;web=W3schools.com"&gt;Test $GET&lt;/a&gt;<text:line-break/><text:line-break/><text:soft-page-break/>&lt;/body&gt;<text:line-break/>&lt;/html&gt;</text:p>
      <text:p text:style-name="P10">When a user clicks on the link "Test $GET", the parameters "subject" and "web" are sent to "test_get.php", and you can then access their values in "test_get.php" with $_GET.</text:p>
      <text:p text:style-name="P10">The example below shows the code in "test_get.php":</text:p>
      <text:p text:style-name="P12"><text:span text:style-name="T29">&lt;</text:span><text:span text:style-name="T23">html</text:span><text:span text:style-name="T29">&gt;</text:span><text:line-break/><text:span text:style-name="T29">&lt;</text:span><text:span text:style-name="T23">body</text:span><text:span text:style-name="T29">&gt;</text:span><text:line-break/><text:line-break/><text:span text:style-name="T31">&lt;?php</text:span><text:span text:style-name="T23"> <text:line-break/></text:span><text:span text:style-name="T29">echo</text:span><text:span text:style-name="T23"> </text:span><text:span text:style-name="T34">"Study "</text:span><text:span text:style-name="T23"> . </text:span><text:span text:style-name="T32">$_GET</text:span><text:span text:style-name="T23">[</text:span><text:span text:style-name="T34">'subject'</text:span><text:span text:style-name="T23">] . </text:span><text:span text:style-name="T34">" at "</text:span><text:span text:style-name="T23"> . </text:span><text:span text:style-name="T32">$_GET</text:span><text:span text:style-name="T23">[</text:span><text:span text:style-name="T34">'web'</text:span><text:span text:style-name="T23">];<text:line-break/></text:span><text:span text:style-name="T31">?&gt;</text:span><text:line-break/><text:line-break/><text:span text:style-name="T29">&lt;</text:span><text:span text:style-name="T23">/body</text:span><text:span text:style-name="T29">&gt;</text:span><text:line-break/><text:span text:style-name="T29">&lt;</text:span><text:span text:style-name="T23">/html</text:span><text:span text:style-name="T29">&gt;</text:span></text:p>
      <text:h text:style-name="P21" text:outline-level="1">Form Handling</text:h>
      <text:p text:style-name="P7">The PHP superglobals $_GET and $_POST are used to collect form-data.</text:p>
      <text:p text:style-name="Text_20_body"><text:span text:style-name="T17">&lt;</text:span><text:span text:style-name="T2">html</text:span><text:span text:style-name="T17">&gt;</text:span><text:line-break/><text:span text:style-name="T17">&lt;</text:span><text:span text:style-name="T2">body</text:span><text:span text:style-name="T17">&gt;</text:span><text:line-break/><text:line-break/><text:span text:style-name="T17">&lt;</text:span><text:span text:style-name="T2">form</text:span><text:span text:style-name="T18"> action</text:span><text:span text:style-name="T17">="welcome.php"</text:span><text:span text:style-name="T18"> method</text:span><text:span text:style-name="T17">="post"&gt;</text:span><text:line-break/><text:span text:style-name="T3">Name: </text:span><text:span text:style-name="T17">&lt;</text:span><text:span text:style-name="T2">input</text:span><text:span text:style-name="T18"> type</text:span><text:span text:style-name="T17">="text"</text:span><text:span text:style-name="T18"> name</text:span><text:span text:style-name="T17">="name"&gt;&lt;</text:span><text:span text:style-name="T2">br</text:span><text:span text:style-name="T17">&gt;</text:span><text:line-break/><text:span text:style-name="T3">E-mail: </text:span><text:span text:style-name="T17">&lt;</text:span><text:span text:style-name="T2">input</text:span><text:span text:style-name="T18"> type</text:span><text:span text:style-name="T17">="text"</text:span><text:span text:style-name="T18"> name</text:span><text:span text:style-name="T17">="email"&gt;&lt;</text:span><text:span text:style-name="T2">br</text:span><text:span text:style-name="T17">&gt;</text:span><text:line-break/><text:span text:style-name="T17">&lt;</text:span><text:span text:style-name="T2">input</text:span><text:span text:style-name="T18"> type</text:span><text:span text:style-name="T17">="submit"&gt;</text:span><text:line-break/><text:span text:style-name="T17">&lt;</text:span><text:span text:style-name="T2">/form</text:span><text:span text:style-name="T17">&gt;</text:span><text:line-break/><text:line-break/><text:span text:style-name="T17">&lt;</text:span><text:span text:style-name="T2">/body</text:span><text:span text:style-name="T17">&gt;</text:span><text:line-break/><text:span text:style-name="T17">&lt;</text:span><text:span text:style-name="T2">/html</text:span><text:span text:style-name="T17">&gt;</text:span><text:line-break/><text:span text:style-name="T9">When the user fills out the form above and clicks the submit button, the form data is sent for processing to a PHP file named "welcome.php". The form data is sent with the HTTP POST method.</text:span></text:p>
      <text:p text:style-name="Text_20_body"><text:span text:style-name="T3">&lt;html&gt;</text:span><text:line-break/><text:span text:style-name="T3">&lt;body&gt;</text:span><text:line-break/><text:soft-page-break/><text:line-break/><text:span text:style-name="T3">Welcome &lt;?php echo $_POST["name"]; ?&gt;&lt;br&gt;</text:span><text:line-break/><text:span text:style-name="T3">Your email address is: &lt;?php echo $_POST["email"]; ?&gt;</text:span><text:line-break/><text:line-break/><text:span text:style-name="T3">&lt;/body&gt;</text:span><text:line-break/><text:span text:style-name="T3">&lt;/html&gt;</text:span></text:p>
      <text:p text:style-name="P5">The same result could also be achieved using the HTTP GET method:</text:p>
      <text:p text:style-name="Text_20_body"><text:span text:style-name="T17">&lt;</text:span><text:span text:style-name="T2">html</text:span><text:span text:style-name="T17">&gt;</text:span><text:line-break/><text:span text:style-name="T17">&lt;</text:span><text:span text:style-name="T2">body</text:span><text:span text:style-name="T17">&gt;</text:span><text:line-break/><text:line-break/><text:span text:style-name="T17">&lt;</text:span><text:span text:style-name="T2">form</text:span><text:span text:style-name="T18"> action</text:span><text:span text:style-name="T17">="welcome_get.php"</text:span><text:span text:style-name="T18"> method</text:span><text:span text:style-name="T17">="get"&gt;</text:span><text:line-break/><text:span text:style-name="T3">Name: </text:span><text:span text:style-name="T17">&lt;</text:span><text:span text:style-name="T2">input</text:span><text:span text:style-name="T18"> type</text:span><text:span text:style-name="T17">="text"</text:span><text:span text:style-name="T18"> name</text:span><text:span text:style-name="T17">="name"&gt;&lt;</text:span><text:span text:style-name="T2">br</text:span><text:span text:style-name="T17">&gt;</text:span><text:line-break/><text:span text:style-name="T3">E-mail: </text:span><text:span text:style-name="T17">&lt;</text:span><text:span text:style-name="T2">input</text:span><text:span text:style-name="T18"> type</text:span><text:span text:style-name="T17">="text"</text:span><text:span text:style-name="T18"> name</text:span><text:span text:style-name="T17">="email"&gt;&lt;</text:span><text:span text:style-name="T2">br</text:span><text:span text:style-name="T17">&gt;</text:span><text:line-break/><text:span text:style-name="T17">&lt;</text:span><text:span text:style-name="T2">input</text:span><text:span text:style-name="T18"> type</text:span><text:span text:style-name="T17">="submit"&gt;</text:span><text:line-break/><text:span text:style-name="T17">&lt;</text:span><text:span text:style-name="T2">/form</text:span><text:span text:style-name="T17">&gt;</text:span><text:line-break/><text:line-break/><text:span text:style-name="T17">&lt;</text:span><text:span text:style-name="T2">/body</text:span><text:span text:style-name="T17">&gt;</text:span><text:line-break/><text:span text:style-name="T17">&lt;</text:span><text:span text:style-name="T2">/html</text:span><text:span text:style-name="T17">&gt;</text:span></text:p>
      <text:p text:style-name="P5">and "welcome_get.php" looks like this:</text:p>
      <text:p text:style-name="P13">&lt;html&gt;<text:line-break/>&lt;body&gt;<text:line-break/><text:line-break/>Welcome &lt;?php echo $_GET["name"]; ?&gt;&lt;br&gt;<text:line-break/>Your email address is: &lt;?php echo $_GET["email"]; ?&gt;<text:line-break/><text:line-break/>&lt;/body&gt;<text:line-break/>&lt;/html&gt;</text:p>
      <text:p text:style-name="Text_20_body"/>
      <text:p text:style-name="Text_20_body"/>
      <text:h text:style-name="P17" text:outline-level="2"><text:soft-page-break/>GET vs. POST</text:h>
      <text:p text:style-name="P10">Both GET and POST create an array (e.g. array( key =&gt; value, key2 =&gt; value2, key3 =&gt; value3, ...)). This array holds key/value pairs, where keys are the names of the form controls and values are the input data from the user.</text:p>
      <text:p text:style-name="P10">Both GET and POST are treated as $_GET and $_POST. These are superglobals, which means that they are always accessible, regardless of scope - and you can access them from any function, class or file without having to do anything special.</text:p>
      <text:p text:style-name="P10">$_GET is an array of variables passed to the current script via the URL parameters.</text:p>
      <text:p text:style-name="P10">$_POST is an array of variables passed to the current script via the HTTP POST method.</text:p>
      <text:h text:style-name="P17" text:outline-level="2">When to use GET?</text:h>
      <text:p text:style-name="P11"><text:span text:style-name="T9">Information sent from a form with the GET method is </text:span><text:span text:style-name="Strong_20_Emphasis"><text:span text:style-name="T9">visible to everyone</text:span></text:span><text:span text:style-name="T9"> (all variable names and values are displayed in the URL). GET also has limits on the amount of information to send. The limitation is about 2000 characters. However, because the variables are displayed in the URL, it is possible to bookmark the page. This can be useful in some cases.</text:span></text:p>
      <text:p text:style-name="P10">GET may be used for sending non-sensitive data.</text:p>
      <text:p text:style-name="P10"><text:span text:style-name="T26">Note:</text:span> GET should NEVER be used for sending passwords or other sensitive information!</text:p>
      <text:h text:style-name="P17" text:outline-level="2">When to use POST?</text:h>
      <text:p text:style-name="P11"><text:span text:style-name="T9">Information sent from a form with the POST method is </text:span><text:span text:style-name="Strong_20_Emphasis"><text:span text:style-name="T9">invisible to others</text:span></text:span><text:span text:style-name="T9"> (all names/values are embedded within the body of the HTTP request) and has </text:span><text:span text:style-name="Strong_20_Emphasis"><text:span text:style-name="T9">no limits</text:span></text:span><text:span text:style-name="T9"> on the amount of information to send.</text:span></text:p>
      <text:p text:style-name="P10">Moreover POST supports advanced functionality such as support for multi-part binary input while uploading files to server.</text:p>
      <text:p text:style-name="P10">However, because the variables are not displayed in the URL, it is not possible to bookmark the page.</text:p>
      <text:p text:style-name="P15"><text:span text:style-name="Strong_20_Emphasis"><text:span text:style-name="T10">Developers prefer POST for sending form data.</text:span></text:span></text:p>
      <text:p text:style-name="Text_20_body"/>
      <text:p text:style-name="Text_20_body"/>
      <text:p text:style-name="Text_20_body"/>
      <text:p text:style-name="Text_20_body"><text:line-break/><text:soft-page-break/><text:span text:style-name="T7">Form Validation</text:span></text:p>
      <text:h text:style-name="P17" text:outline-level="2">The Form Element</text:h>
      <text:p text:style-name="P93">&lt;form method="post" action="&lt;?php echo htmlspecialchars($_SERVER["PHP_SELF"]);?&gt;"&gt;</text:p>
      <text:p text:style-name="P5">The $_SERVER["PHP_SELF"] is a super global variable that returns the filename of the currently executing script.</text:p>
      <text:p text:style-name="P65">So, the $_SERVER["PHP_SELF"] sends the submitted form data to the page itself, instead of jumping to a different page. This way, the user will get error messages on the same page as the form.</text:p>
      <text:h text:style-name="P20" text:outline-level="2"><text:span text:style-name="Strong_20_Emphasis"><text:span text:style-name="T6">Big Note on PHP Form Security</text:span></text:span></text:h>
      <text:p text:style-name="P9"><text:span text:style-name="Strong_20_Emphasis"><text:span text:style-name="T8"><text:line-break/>Cross-site scripting (XSS) is a type of computer security vulnerability typically found in Web applications. XSS enables attackers to inject client-side script into Web pages viewed by other users.</text:span></text:span></text:p>
      <text:p text:style-name="P14">The htmlspecialchars() function converts special characters to HTML entities. This means that it will replace HTML characters like &lt; and &gt; with &amp;lt; and &amp;gt;. This prevents attackers from exploiting the code by injecting HTML or Javascript code (Cross-site Scripting attacks) in forms.</text:p>
      <text:h text:style-name="P36" text:outline-level="1">Date and Time</text:h>
      <text:p text:style-name="P10">date() function formats a timestamp to a more readable date and time.</text:p>
      <text:p text:style-name="P10">Here are some characters that are commonly used for dates:</text:p>
      <text:list xml:id="list714126746051810668" text:style-name="L9">
        <text:list-item>
          <text:p text:style-name="P75">d - Represents the day of the month (01 to 31)</text:p>
        </text:list-item>
        <text:list-item>
          <text:p text:style-name="P75">m - Represents a month (01 to 12)</text:p>
        </text:list-item>
        <text:list-item>
          <text:p text:style-name="P75">Y - Represents a year (in four digits)</text:p>
        </text:list-item>
        <text:list-item>
          <text:p text:style-name="P47">l (lowercase 'L') - Represents the day of the week</text:p>
        </text:list-item>
      </text:list>
      <text:p text:style-name="P10"><text:span text:style-name="T23">Other characters, like"/", ".", or "-" can also be inserted between the characters to add additional formatting.</text:span></text:p>
      <text:p text:style-name="P11"><text:span text:style-name="T2">&lt;?php</text:span><text:line-break/><text:span text:style-name="T2">echo</text:span><text:span text:style-name="T5"> </text:span><text:span text:style-name="T2">"Today is "</text:span><text:span text:style-name="T5"> </text:span><text:span text:style-name="T3">. date(</text:span><text:span text:style-name="T2">"Y/m/d"</text:span><text:span text:style-name="T3">) . </text:span><text:span text:style-name="T2">"&lt;br&gt;"</text:span><text:span text:style-name="T3">;</text:span><text:line-break/><text:span text:style-name="T2">echo</text:span><text:span text:style-name="T5"> </text:span><text:span text:style-name="T2">"Today is "</text:span><text:span text:style-name="T5"> </text:span><text:span text:style-name="T3">. date(</text:span><text:span text:style-name="T2">"Y.m.d"</text:span><text:span text:style-name="T3">) . </text:span><text:span text:style-name="T2">"&lt;br&gt;"</text:span><text:span text:style-name="T3">;</text:span><text:line-break/><text:soft-page-break/><text:span text:style-name="T2">echo</text:span><text:span text:style-name="T5"> </text:span><text:span text:style-name="T2">"Today is "</text:span><text:span text:style-name="T5"> </text:span><text:span text:style-name="T3">. date(</text:span><text:span text:style-name="T2">"Y-m-d"</text:span><text:span text:style-name="T3">) . </text:span><text:span text:style-name="T2">"&lt;br&gt;"</text:span><text:span text:style-name="T3">;</text:span><text:line-break/><text:span text:style-name="T2">echo</text:span><text:span text:style-name="T5"> </text:span><text:span text:style-name="T2">"Today is "</text:span><text:span text:style-name="T5"> </text:span><text:span text:style-name="T3">. date(</text:span><text:span text:style-name="T2">"l"</text:span><text:span text:style-name="T3">);</text:span><text:line-break/><text:span text:style-name="T2">?&gt;</text:span></text:p>
      <text:h text:style-name="P31" text:outline-level="2">Automatic Copyright Year</text:h>
      <text:p text:style-name="P11"><text:span text:style-name="T3">&amp;copy; 2010-</text:span><text:span text:style-name="T18">&lt;?php</text:span><text:span text:style-name="T3"> </text:span><text:span text:style-name="T17">echo</text:span><text:span text:style-name="T3"> date(</text:span><text:span text:style-name="T20">"Y"</text:span><text:span text:style-name="T3">);</text:span><text:span text:style-name="T18">?&gt;</text:span></text:p>
      <text:h text:style-name="P31" text:outline-level="2">Simple Time</text:h>
      <text:p text:style-name="P10">Here are some characters that are commonly used for times:</text:p>
      <text:list xml:id="list307778135974069646" text:style-name="L10">
        <text:list-item>
          <text:p text:style-name="P76">h - 12-hour format of an hour with leading zeros (01 to 12)</text:p>
        </text:list-item>
        <text:list-item>
          <text:p text:style-name="P76">i - Minutes with leading zeros (00 to 59)</text:p>
        </text:list-item>
        <text:list-item>
          <text:p text:style-name="P76">s - Seconds with leading zeros (00 to 59)</text:p>
        </text:list-item>
        <text:list-item>
          <text:p text:style-name="P48">a - Lowercase Ante meridiem and Post meridiem (am or pm)</text:p>
        </text:list-item>
      </text:list>
      <text:p text:style-name="Text_20_body"><text:span text:style-name="T2">&lt;?php</text:span><text:line-break/><text:span text:style-name="T2">echo</text:span><text:span text:style-name="T5"> </text:span><text:span text:style-name="T2">"The time is "</text:span><text:span text:style-name="T5"> </text:span><text:span text:style-name="T3">. date(</text:span><text:span text:style-name="T2">"h:i:sa"</text:span><text:span text:style-name="T3">);</text:span><text:line-break/><text:span text:style-name="T2">?&gt;</text:span><text:line-break/><text:span text:style-name="T6">Time Zone</text:span></text:p>
      <text:p text:style-name="Text_20_body"><text:span text:style-name="T2">&lt;?php</text:span><text:line-break/><text:span text:style-name="T3">date_default_timezone_set(</text:span><text:span text:style-name="T2">"America/New_York"</text:span><text:span text:style-name="T3">);</text:span><text:line-break/><text:span text:style-name="T2">echo</text:span><text:span text:style-name="T5"> </text:span><text:span text:style-name="T2">"The time is "</text:span><text:span text:style-name="T5"> </text:span><text:span text:style-name="T3">. date(</text:span><text:span text:style-name="T2">"h:i:sa"</text:span><text:span text:style-name="T3">);</text:span><text:line-break/><text:span text:style-name="T2">?&gt;</text:span></text:p>
      <text:h text:style-name="P31" text:outline-level="2">Create a Date With PHP mktime()</text:h>
      <text:p text:style-name="P10">The optional <text:span text:style-name="T37">timestamp</text:span> parameter in the date() function specifies a timestamp. If you do not specify a timestamp, the current date and time will be used (as shown in the examples above).</text:p>
      <text:p text:style-name="P10">The mktime() function returns the Unix timestamp for a date. The Unix timestamp contains the number of seconds between the Unix Epoch (January 1 1970 00:00:00 GMT) and the time specified.</text:p>
      <text:h text:style-name="P41" text:outline-level="3">Syntax</text:h>
      <text:p text:style-name="P15"><text:span text:style-name="T4">mktime(</text:span><text:span text:style-name="Emphasis"><text:span text:style-name="T4">hour,minute,second,month,day,year</text:span></text:span><text:span text:style-name="T4">)</text:span></text:p>
      <text:p text:style-name="P11"><text:soft-page-break/><text:span text:style-name="T2">&lt;?php</text:span><text:line-break/><text:span text:style-name="T3">$d=mktime(</text:span><text:span text:style-name="T2">11</text:span><text:span text:style-name="T3">, </text:span><text:span text:style-name="T2">14</text:span><text:span text:style-name="T3">, </text:span><text:span text:style-name="T2">54</text:span><text:span text:style-name="T3">, </text:span><text:span text:style-name="T2">8</text:span><text:span text:style-name="T3">, </text:span><text:span text:style-name="T2">12</text:span><text:span text:style-name="T3">, </text:span><text:span text:style-name="T2">2014</text:span><text:span text:style-name="T3">);</text:span><text:line-break/><text:span text:style-name="T2">echo</text:span><text:span text:style-name="T5"> </text:span><text:span text:style-name="T2">"Created date is "</text:span><text:span text:style-name="T5"> </text:span><text:span text:style-name="T3">. date(</text:span><text:span text:style-name="T2">"Y-m-d h:i:sa"</text:span><text:span text:style-name="T3">, $d);</text:span><text:line-break/><text:span text:style-name="T2">?&gt;</text:span></text:p>
      <text:h text:style-name="P31" text:outline-level="2">Create a Date From a String With PHP strtotime()</text:h>
      <text:h text:style-name="P39" text:outline-level="3">Syntax</text:h>
      <text:p text:style-name="P15"><text:span text:style-name="T4">strtotime(</text:span><text:span text:style-name="Emphasis"><text:span text:style-name="T4">time,now</text:span></text:span><text:span text:style-name="T4">)</text:span></text:p>
      <text:p text:style-name="P11"><text:span text:style-name="T2">&lt;?php</text:span><text:line-break/><text:span text:style-name="T3">$d=strtotime(</text:span><text:span text:style-name="T2">"10:30pm April 15 2014"</text:span><text:span text:style-name="T3">);</text:span><text:line-break/><text:span text:style-name="T2">echo</text:span><text:span text:style-name="T5"> </text:span><text:span text:style-name="T2">"Created date is "</text:span><text:span text:style-name="T5"> </text:span><text:span text:style-name="T3">. date(</text:span><text:span text:style-name="T2">"Y-m-d h:i:sa"</text:span><text:span text:style-name="T3">, $d);</text:span><text:line-break/><text:span text:style-name="T2">?&gt;</text:span></text:p>
      <text:p text:style-name="P10">PHP is quite clever about converting a string to a date, so you can put in various values:</text:p>
      <text:p text:style-name="P11"><text:span text:style-name="T2">&lt;?php</text:span><text:line-break/><text:span text:style-name="T3">$d=strtotime(</text:span><text:span text:style-name="T2">"tomorrow"</text:span><text:span text:style-name="T3">);</text:span><text:line-break/><text:span text:style-name="T2">echo</text:span><text:span text:style-name="T5"> </text:span><text:span text:style-name="T3">date(</text:span><text:span text:style-name="T2">"Y-m-d h:i:sa"</text:span><text:span text:style-name="T3">, $d) . </text:span><text:span text:style-name="T2">"&lt;br&gt;"</text:span><text:span text:style-name="T3">;</text:span><text:line-break/><text:line-break/><text:span text:style-name="T3">$d=strtotime(</text:span><text:span text:style-name="T2">"next Saturday"</text:span><text:span text:style-name="T3">);</text:span><text:line-break/><text:span text:style-name="T2">echo</text:span><text:span text:style-name="T5"> </text:span><text:span text:style-name="T3">date(</text:span><text:span text:style-name="T2">"Y-m-d h:i:sa"</text:span><text:span text:style-name="T3">, $d) . </text:span><text:span text:style-name="T2">"&lt;br&gt;"</text:span><text:span text:style-name="T3">;</text:span><text:line-break/><text:line-break/><text:span text:style-name="T3">$d=strtotime(</text:span><text:span text:style-name="T2">"+3 Months"</text:span><text:span text:style-name="T3">);</text:span><text:line-break/><text:span text:style-name="T2">echo</text:span><text:span text:style-name="T5"> </text:span><text:span text:style-name="T3">date(</text:span><text:span text:style-name="T2">"Y-m-d h:i:sa"</text:span><text:span text:style-name="T3">, $d) . </text:span><text:span text:style-name="T2">"&lt;br&gt;"</text:span><text:span text:style-name="T3">;</text:span><text:line-break/><text:span text:style-name="T2">?&gt;</text:span></text:p>
      <text:h text:style-name="P31" text:outline-level="2">Date Examples</text:h>
      <text:p text:style-name="P10">The example below outputs the dates for the next six Saturdays:</text:p>
      <text:p text:style-name="P11"><text:span text:style-name="T2">&lt;?php</text:span><text:line-break/><text:span text:style-name="T3">$startdate = strtotime(</text:span><text:span text:style-name="T2">"Saturday"</text:span><text:span text:style-name="T3">);</text:span><text:line-break/><text:span text:style-name="T3">$enddate = strtotime(</text:span><text:span text:style-name="T2">"+6 weeks"</text:span><text:span text:style-name="T3">, $startdate);</text:span><text:line-break/><text:line-break/><text:span text:style-name="T2">while</text:span><text:span text:style-name="T5"> </text:span><text:span text:style-name="T3">($startdate &lt; $enddate) {</text:span><text:line-break/><text:span text:style-name="T5">  </text:span><text:span text:style-name="T2">echo</text:span><text:span text:style-name="T5"> </text:span><text:span text:style-name="T3">date(</text:span><text:span text:style-name="T2">"M d"</text:span><text:span text:style-name="T3">, $startdate) . </text:span><text:span text:style-name="T2">"&lt;br&gt;"</text:span><text:span text:style-name="T3">;</text:span><text:line-break/><text:soft-page-break/><text:span text:style-name="T5">  </text:span><text:span text:style-name="T3">$startdate = strtotime(</text:span><text:span text:style-name="T2">"+1 week"</text:span><text:span text:style-name="T3">, $startdate);</text:span><text:line-break/><text:span text:style-name="T3">}</text:span><text:line-break/><text:span text:style-name="T2">?&gt;</text:span></text:p>
      <text:p text:style-name="P10">The example below outputs the number of days until 4th of July:</text:p>
      <text:p text:style-name="P11"><text:span text:style-name="T2">&lt;?php</text:span><text:line-break/><text:span text:style-name="T3">$d1=strtotime(</text:span><text:span text:style-name="T2">"July 04"</text:span><text:span text:style-name="T3">);</text:span><text:line-break/><text:span text:style-name="T3">$d2=ceil(($d1-time())/</text:span><text:span text:style-name="T2">60</text:span><text:span text:style-name="T3">/</text:span><text:span text:style-name="T2">60</text:span><text:span text:style-name="T3">/</text:span><text:span text:style-name="T2">24</text:span><text:span text:style-name="T3">);</text:span><text:line-break/><text:span text:style-name="T2">echo</text:span><text:span text:style-name="T5"> </text:span><text:span text:style-name="T2">"There are "</text:span><text:span text:style-name="T5"> </text:span><text:span text:style-name="T3">. $d2 .</text:span><text:span text:style-name="T2">" days until 4th of July."</text:span><text:span text:style-name="T3">;</text:span><text:line-break/><text:span text:style-name="T2">?&gt;</text:span></text:p>
      <text:p text:style-name="P11"><text:span text:style-name="T9">For a complete reference of all date functions, go to our complete </text:span><text:a xlink:type="simple" xlink:href="https://www.w3schools.com/php/php_ref_date.asp" text:style-name="Internet_20_link" text:visited-style-name="Visited_20_Internet_20_Link"><text:span text:style-name="T15">PHP Date Reference</text:span></text:a><text:span text:style-name="T9">.</text:span></text:p>
      <text:h text:style-name="P36" text:outline-level="1">Include Files</text:h>
      <text:p text:style-name="P96">The include (or require) statement takes all the text/code/markup that exists in the specified file and copies it into the file that uses the include statement.</text:p>
      <text:p text:style-name="P96">Including files is very useful when you want to include the same PHP, HTML, or text on multiple pages of a website.</text:p>
      <text:p text:style-name="P95">The include and require statements are identical, except upon failure:</text:p>
      <text:list xml:id="list3397703868814497660" text:style-name="L11">
        <text:list-item>
          <text:p text:style-name="P77">require will produce a fatal error (E_COMPILE_ERROR) and stop the script</text:p>
        </text:list-item>
        <text:list-item>
          <text:p text:style-name="P49">include will only produce a warning (E_WARNING) and the script will continue</text:p>
        </text:list-item>
      </text:list>
      <text:p text:style-name="P5">Assume we have a file called "vars.php", with some variables defined:</text:p>
      <text:p text:style-name="P13">&lt;?php<text:line-break/>$color='red';<text:line-break/>$car='BMW';<text:line-break/>?&gt;</text:p>
      <text:h text:style-name="Heading_20_2" text:outline-level="2">include</text:h>
      <text:p text:style-name="Text_20_body"><text:span text:style-name="T17"/></text:p>
      <text:p text:style-name="Text_20_body"><text:span text:style-name="T17">&lt;</text:span><text:span text:style-name="T2">html</text:span><text:span text:style-name="T17">&gt;</text:span><text:line-break/><text:span text:style-name="T17">&lt;</text:span><text:span text:style-name="T2">body</text:span><text:span text:style-name="T17">&gt;</text:span><text:line-break/><text:line-break/><text:soft-page-break/><text:span text:style-name="T17">&lt;</text:span><text:span text:style-name="T2">h1</text:span><text:span text:style-name="T17">&gt;</text:span><text:span text:style-name="T3">Welcome to my home page!</text:span><text:span text:style-name="T17">&lt;</text:span><text:span text:style-name="T2">/h1</text:span><text:span text:style-name="T17">&gt;</text:span><text:line-break/><text:span text:style-name="T18">&lt;?php</text:span><text:span text:style-name="T3"> </text:span><text:span text:style-name="T17">include</text:span><text:span text:style-name="T3"> </text:span><text:span text:style-name="T20">'vars.php'</text:span><text:span text:style-name="T3">;<text:line-break/></text:span><text:span text:style-name="T17">echo</text:span><text:span text:style-name="T3"> </text:span><text:span text:style-name="T20">"I have a $color $car."</text:span><text:span text:style-name="T3">;<text:line-break/></text:span><text:span text:style-name="T18">?&gt;</text:span><text:line-break/><text:line-break/><text:span text:style-name="T17">&lt;</text:span><text:span text:style-name="T2">/body</text:span><text:span text:style-name="T17">&gt;</text:span><text:line-break/><text:span text:style-name="T17">&lt;</text:span><text:span text:style-name="T2">/html</text:span><text:span text:style-name="T17">&gt;</text:span><text:line-break/><text:span text:style-name="T6">require</text:span></text:p>
      <text:p text:style-name="Text_20_body"><text:span text:style-name="T17">&lt;</text:span><text:span text:style-name="T2">html</text:span><text:span text:style-name="T17">&gt;</text:span><text:line-break/><text:span text:style-name="T17">&lt;</text:span><text:span text:style-name="T2">body</text:span><text:span text:style-name="T17">&gt;</text:span><text:line-break/><text:line-break/><text:span text:style-name="T17">&lt;</text:span><text:span text:style-name="T2">h1</text:span><text:span text:style-name="T17">&gt;</text:span><text:span text:style-name="T3">Welcome to my home page!</text:span><text:span text:style-name="T17">&lt;</text:span><text:span text:style-name="T2">/h1</text:span><text:span text:style-name="T17">&gt;</text:span><text:line-break/><text:span text:style-name="T18">&lt;?php</text:span><text:span text:style-name="T3"> </text:span><text:span text:style-name="T17">require</text:span><text:span text:style-name="T3"> </text:span><text:span text:style-name="T20">'noFileExists.php'</text:span><text:span text:style-name="T3">;<text:line-break/></text:span><text:span text:style-name="T17">echo</text:span><text:span text:style-name="T3"> </text:span><text:span text:style-name="T20">"I have a $color $car."</text:span><text:span text:style-name="T3">;<text:line-break/></text:span><text:span text:style-name="T18">?&gt;</text:span><text:line-break/><text:line-break/><text:span text:style-name="T17">&lt;</text:span><text:span text:style-name="T2">/body</text:span><text:span text:style-name="T17">&gt;</text:span><text:line-break/><text:span text:style-name="T17">&lt;</text:span><text:span text:style-name="T2">/html</text:span><text:span text:style-name="T17">&gt;</text:span></text:p>
      <text:h text:style-name="P36" text:outline-level="1">File Open/Read/Close</text:h>
      <text:p text:style-name="P102">We will use the text file, "webdictionary.txt", during the lessons:</text:p>
      <text:p text:style-name="P13">AJAX = Asynchronous JavaScript and XML<text:line-break/>CSS = Cascading Style Sheets<text:line-break/>HTML = Hyper Text Markup Language<text:line-break/>PHP = PHP Hypertext Preprocessor<text:line-break/>SQL = Structured Query Language<text:line-break/>SVG = Scalable Vector Graphics<text:line-break/>XML = EXtensible Markup Language</text:p>
      <text:p text:style-name="P101"><text:soft-page-break/></text:p>
      <text:h text:style-name="P31" text:outline-level="2">readfile() Function</text:h>
      <text:p text:style-name="P11"><text:span text:style-name="T2">&lt;?php</text:span><text:line-break/><text:span text:style-name="T2">echo</text:span><text:span text:style-name="T5"> </text:span><text:span text:style-name="T3">readfile(</text:span><text:span text:style-name="T2">"webdictionary.txt"</text:span><text:span text:style-name="T3">);</text:span><text:line-break/><text:span text:style-name="T2">?&gt;</text:span></text:p>
      <text:h text:style-name="P31" text:outline-level="2">Open File - fopen()</text:h>
      <text:p text:style-name="P10">The first parameter of fopen() contains the name of the file to be opened and the second parameter specifies in which mode the file should be opened. The following example also generates a message if the fopen() function is unable to open the specified file:</text:p>
      <text:p text:style-name="P11"><text:span text:style-name="T2">&lt;?php</text:span><text:line-break/><text:span text:style-name="T3">$myfile = fopen(</text:span><text:span text:style-name="T2">"webdictionary.txt"</text:span><text:span text:style-name="T3">, </text:span><text:span text:style-name="T2">"r"</text:span><text:span text:style-name="T3">) </text:span><text:span text:style-name="T2">or</text:span><text:span text:style-name="T5"> </text:span><text:span text:style-name="T2">die</text:span><text:span text:style-name="T3">(</text:span><text:span text:style-name="T2">"Unable to open file!"</text:span><text:span text:style-name="T3">);</text:span><text:line-break/><text:span text:style-name="T2">echo</text:span><text:span text:style-name="T5"> </text:span><text:span text:style-name="T3">fread($myfile,filesize(</text:span><text:span text:style-name="T2">"webdictionary.txt"</text:span><text:span text:style-name="T3">));</text:span><text:line-break/><text:span text:style-name="T3">fclose($myfile);</text:span><text:line-break/><text:span text:style-name="T2">?&gt;</text:span></text:p>
      <text:p text:style-name="Text_20_body"/>
      <table:table table:name="Table2" table:style-name="Table2">
        <table:table-column table:style-name="Table2.A"/>
        <table:table-column table:style-name="Table2.B"/>
        <table:table-row table:style-name="Table2.1">
          <table:table-cell table:style-name="Table2.A1" office:value-type="string">
            <text:p text:style-name="P22">Modes</text:p>
          </table:table-cell>
          <table:table-cell table:style-name="Table2.A1" office:value-type="string">
            <text:p text:style-name="P22">Description</text:p>
          </table:table-cell>
        </table:table-row>
        <table:table-row table:style-name="Table2.2">
          <table:table-cell table:style-name="Table2.A1" office:value-type="string">
            <text:p text:style-name="P23">r</text:p>
          </table:table-cell>
          <table:table-cell table:style-name="Table2.A1" office:value-type="string">
            <text:p text:style-name="P23"><text:span text:style-name="Strong_20_Emphasis">Open a file for read only</text:span>. File pointer starts at the beginning of the file</text:p>
          </table:table-cell>
        </table:table-row>
        <table:table-row table:style-name="Table2.1">
          <table:table-cell table:style-name="Table2.A1" office:value-type="string">
            <text:p text:style-name="P23">w</text:p>
          </table:table-cell>
          <table:table-cell table:style-name="Table2.A1" office:value-type="string">
            <text:p text:style-name="P23"><text:span text:style-name="Strong_20_Emphasis">Open a file for write only</text:span>. Erases the contents of the file or creates a new file if it doesn't exist. File pointer starts at the beginning of the file</text:p>
          </table:table-cell>
        </table:table-row>
        <table:table-row table:style-name="Table2.2">
          <table:table-cell table:style-name="Table2.A1" office:value-type="string">
            <text:p text:style-name="P23">a</text:p>
          </table:table-cell>
          <table:table-cell table:style-name="Table2.A1" office:value-type="string">
            <text:p text:style-name="P23"><text:span text:style-name="Strong_20_Emphasis">Open a file for write only</text:span>. The existing data in file is preserved. File pointer starts at the end of the file. Creates a new file if the file doesn't exist</text:p>
          </table:table-cell>
        </table:table-row>
        <table:table-row table:style-name="Table2.1">
          <table:table-cell table:style-name="Table2.A1" office:value-type="string">
            <text:p text:style-name="P23">x</text:p>
          </table:table-cell>
          <table:table-cell table:style-name="Table2.A1" office:value-type="string">
            <text:p text:style-name="P23"><text:span text:style-name="Strong_20_Emphasis">Creates a new file for write only</text:span>. Returns FALSE and an error if file already exists</text:p>
          </table:table-cell>
        </table:table-row>
        <table:table-row table:style-name="Table2.2">
          <table:table-cell table:style-name="Table2.A1" office:value-type="string">
            <text:p text:style-name="P23">r+</text:p>
          </table:table-cell>
          <table:table-cell table:style-name="Table2.A1" office:value-type="string">
            <text:p text:style-name="P23"><text:span text:style-name="Strong_20_Emphasis">Open a file for read/write</text:span>. File pointer starts at the beginning of the file</text:p>
          </table:table-cell>
        </table:table-row>
        <table:table-row table:style-name="Table2.1">
          <table:table-cell table:style-name="Table2.A1" office:value-type="string">
            <text:p text:style-name="P23">w+</text:p>
          </table:table-cell>
          <table:table-cell table:style-name="Table2.A1" office:value-type="string">
            <text:p text:style-name="P23"><text:span text:style-name="Strong_20_Emphasis">Open a file for read/write</text:span>. Erases the contents of the file or creates a new file if it doesn't exist. File pointer starts at the beginning of the file</text:p>
          </table:table-cell>
        </table:table-row>
        <table:table-row table:style-name="Table2.2">
          <table:table-cell table:style-name="Table2.A1" office:value-type="string">
            <text:p text:style-name="P23">a+</text:p>
          </table:table-cell>
          <table:table-cell table:style-name="Table2.A1" office:value-type="string">
            <text:p text:style-name="P23"><text:span text:style-name="Strong_20_Emphasis">Open a file for read/write</text:span>. The existing data in file is preserved. File pointer starts at the end of the file. Creates a new file if the file doesn't exist</text:p>
          </table:table-cell>
        </table:table-row>
        <table:table-row table:style-name="Table2.1">
          <table:table-cell table:style-name="Table2.A1" office:value-type="string">
            <text:p text:style-name="P23">x+</text:p>
          </table:table-cell>
          <table:table-cell table:style-name="Table2.A1" office:value-type="string">
            <text:p text:style-name="P23"><text:span text:style-name="Strong_20_Emphasis">Creates a new file for read/write</text:span>. Returns FALSE and an error if file already exists</text:p>
          </table:table-cell>
        </table:table-row>
      </table:table>
      <text:p text:style-name="Text_20_body"><text:line-break/><text:span text:style-name="T6">Read File - fread()</text:span></text:p>
      <text:p text:style-name="P10">he first parameter of fread() contains the name of the file to read from and the second parameter specifies the maximum number of bytes to read.</text:p>
      <text:p text:style-name="P10">The following PHP code reads the "webdictionary.txt" file to the end:</text:p>
      <text:p text:style-name="P13"><text:soft-page-break/>fread($myfile,filesize("webdictionary.txt"));</text:p>
      <text:h text:style-name="P34" text:outline-level="2">Close File - fclose()</text:h>
      <text:p text:style-name="P92">It's a good programming practice to close all files after you have finished with them. You don't want an open file running around on your server taking up resources!</text:p>
      <text:p text:style-name="P10">The fclose() requires the name of the file (or a variable that holds the filename) we want to close:</text:p>
      <text:p text:style-name="P13"><text:span text:style-name="T30">&lt;?php</text:span><text:line-break/>$myfile = fopen(<text:span text:style-name="T33">"webdictionary.txt"</text:span>, <text:span text:style-name="T33">"r"</text:span>);<text:line-break/><text:span text:style-name="T35">// some code to be executed....<text:line-break/></text:span>fclose($myfile);<text:line-break/><text:span text:style-name="T30">?&gt;</text:span></text:p>
      <text:h text:style-name="P34" text:outline-level="2">Read Single Line - fgets()</text:h>
      <text:p text:style-name="P70">The fgets() function is used to read a single line from a file.</text:p>
      <text:p text:style-name="P67"><text:span text:style-name="T2">&lt;?php</text:span><text:line-break/><text:span text:style-name="T3">$myfile = fopen(</text:span><text:span text:style-name="T2">"webdictionary.txt"</text:span><text:span text:style-name="T3">, </text:span><text:span text:style-name="T2">"r"</text:span><text:span text:style-name="T3">) </text:span><text:span text:style-name="T2">or</text:span><text:span text:style-name="T5"> </text:span><text:span text:style-name="T2">die</text:span><text:span text:style-name="T3">(</text:span><text:span text:style-name="T2">"Unable to open file!"</text:span><text:span text:style-name="T3">);</text:span><text:line-break/><text:span text:style-name="T2">echo</text:span><text:span text:style-name="T5"> </text:span><text:span text:style-name="T3">fgets($myfile);</text:span><text:line-break/><text:span text:style-name="T3">fclose($myfile);</text:span><text:line-break/><text:span text:style-name="T2">?&gt;</text:span><text:line-break/><text:span text:style-name="T12">Note:</text:span><text:span text:style-name="T5"> </text:span><text:span text:style-name="T9">After a call to the fgets() function, the file pointer has moved to the next line.</text:span><text:line-break/><text:span text:style-name="T6">Check End-Of-File - feof()</text:span></text:p>
      <text:p text:style-name="P10">The feof() function checks if the "end-of-file" (EOF) has been reached.</text:p>
      <text:p text:style-name="P10">The feof() function is useful for looping through data of unknown length.</text:p>
      <text:p text:style-name="P10">The example below reads the "webdictionary.txt" file line by line, until end-of-file is reached:</text:p>
      <text:p text:style-name="P67"><text:span text:style-name="T2">&lt;?php</text:span><text:line-break/><text:span text:style-name="T3">$myfile = fopen(</text:span><text:span text:style-name="T2">"webdictionary.txt"</text:span><text:span text:style-name="T3">, </text:span><text:span text:style-name="T2">"r"</text:span><text:span text:style-name="T3">) </text:span><text:span text:style-name="T2">or</text:span><text:span text:style-name="T5"> </text:span><text:span text:style-name="T2">die</text:span><text:span text:style-name="T3">(</text:span><text:span text:style-name="T2">"Unable to open file!"</text:span><text:span text:style-name="T3">);</text:span><text:line-break/><text:span text:style-name="T2">// Output one line until end-of-file<text:line-break/></text:span><text:soft-page-break/><text:span text:style-name="T2">while</text:span><text:span text:style-name="T3">(!feof($myfile)) {</text:span><text:line-break/><text:span text:style-name="T5">  </text:span><text:span text:style-name="T2">echo</text:span><text:span text:style-name="T5"> </text:span><text:span text:style-name="T3">fgets($myfile) . </text:span><text:span text:style-name="T2">"&lt;br&gt;"</text:span><text:span text:style-name="T3">;</text:span><text:line-break/><text:span text:style-name="T3">}</text:span><text:line-break/><text:span text:style-name="T3">fclose($myfile);</text:span><text:line-break/><text:span text:style-name="T2">?&gt;</text:span></text:p>
      <text:h text:style-name="P31" text:outline-level="2">Read Single Character - fgetc()</text:h>
      <text:p text:style-name="P10">The fgetc() function is used to read a single character from a file.</text:p>
      <text:p text:style-name="P10">The example below reads the "webdictionary.txt" file character by character, until end-of-file is reached:</text:p>
      <text:p text:style-name="P12"><text:span text:style-name="T23">&lt;?php</text:span><text:line-break/><text:span text:style-name="T23">$myfile = fopen("webdictionary.txt", "r") or</text:span> <text:span text:style-name="T23">die("Unable to open file!");</text:span><text:line-break/><text:span text:style-name="T23">// Output one character until end-of-file<text:line-break/>while(!feof($myfile)) {</text:span><text:line-break/>  <text:span text:style-name="T23">echo</text:span> <text:span text:style-name="T23">fgetc($myfile);</text:span><text:line-break/><text:span text:style-name="T23">}</text:span><text:line-break/><text:span text:style-name="T23">fclose($myfile);</text:span><text:line-break/><text:span text:style-name="T23">?&gt;</text:span></text:p>
      <text:p text:style-name="P11"><text:span text:style-name="T12">Note:</text:span><text:span text:style-name="T5"> </text:span><text:span text:style-name="T9">After a call to the fgetc() function, the file pointer moves to the next character.</text:span></text:p>
      <text:h text:style-name="P31" text:outline-level="2">Complete PHP Filesystem Reference</text:h>
      <text:p text:style-name="P11"><text:span text:style-name="T9">For a complete reference of filesystem functions, go to our complete </text:span><text:a xlink:type="simple" xlink:href="https://www.w3schools.com/php/php_ref_filesystem.asp" text:style-name="Internet_20_link" text:visited-style-name="Visited_20_Internet_20_Link"><text:span text:style-name="T11">PHP Filesystem Reference</text:span></text:a><text:span text:style-name="T9">.</text:span></text:p>
      <text:h text:style-name="P36" text:outline-level="1">File Create/Write</text:h>
      <text:h text:style-name="P31" text:outline-level="2">Create File - fopen()</text:h>
      <text:p text:style-name="P10">If you use fopen() on a file that does not exist, it will create it, given that the file is opened for writing (w) or appending (a).</text:p>
      <text:p text:style-name="P10">The example below creates a new file called "testfile.txt". The file will be created in the same directory where the PHP code resides:</text:p>
      <text:p text:style-name="P104">$myfile = fopen("testfile.txt", "w")</text:p>
      <text:p text:style-name="Text_20_body"><text:soft-page-break/></text:p>
      <text:h text:style-name="P31" text:outline-level="2">Write to File - fwrite()</text:h>
      <text:p text:style-name="P10">The first parameter of fwrite() contains the name of the file to write to and the second parameter is the string to be written.</text:p>
      <text:p text:style-name="P11"><text:span text:style-name="T2">&lt;?php</text:span><text:line-break/><text:span text:style-name="T3">$myfile = fopen(</text:span><text:span text:style-name="T2">"newfile.txt"</text:span><text:span text:style-name="T3">, </text:span><text:span text:style-name="T2">"w"</text:span><text:span text:style-name="T3">) </text:span><text:span text:style-name="T2">or</text:span><text:span text:style-name="T5"> </text:span><text:span text:style-name="T2">die</text:span><text:span text:style-name="T3">(</text:span><text:span text:style-name="T2">"Unable to open file!"</text:span><text:span text:style-name="T3">);</text:span><text:line-break/><text:span text:style-name="T3">$txt = </text:span><text:span text:style-name="T2">"John Doe\n"</text:span><text:span text:style-name="T3">;</text:span><text:line-break/><text:span text:style-name="T3">fwrite($myfile, $txt);</text:span><text:line-break/><text:span text:style-name="T3">$txt = </text:span><text:span text:style-name="T2">"Jane Doe\n"</text:span><text:span text:style-name="T3">;</text:span><text:line-break/><text:span text:style-name="T3">fwrite($myfile, $txt);</text:span><text:line-break/><text:span text:style-name="T3">fclose($myfile);</text:span><text:line-break/><text:span text:style-name="T2">?&gt;</text:span></text:p>
      <text:p text:style-name="P10">Notice that we wrote to the file "newfile.txt" twice. Each time we wrote to the file we sent the string $txt that first contained "John Doe" and second contained "Jane Doe". After we finished writing, we closed the file using the fclose() function.</text:p>
      <text:p text:style-name="P10">If we open the "newfile.txt" file it would look like this:</text:p>
      <text:p text:style-name="P13">John Doe<text:line-break/>Jane Doe</text:p>
      <text:h text:style-name="P31" text:outline-level="2">Overwriting</text:h>
      <text:p text:style-name="P10">Now that "newfile.txt" contains some data we can show what happens when we open an existing file for writing. All the existing data will be ERASED and we start with an empty file.</text:p>
      <text:p text:style-name="P10">In the example below we open our existing file "newfile.txt", and write some new data into it:</text:p>
      <text:p text:style-name="P12"><text:span text:style-name="T23">&lt;?php</text:span><text:line-break/><text:span text:style-name="T23">$myfile = fopen("newfile.txt", "w") or</text:span> <text:span text:style-name="T23">die("Unable to open file!");</text:span><text:line-break/><text:span text:style-name="T23">$txt = "Mickey Mouse\n";</text:span><text:line-break/><text:span text:style-name="T23">fwrite($myfile, $txt);</text:span><text:line-break/><text:span text:style-name="T23">$txt = "Minnie Mouse\n";</text:span><text:line-break/><text:span text:style-name="T23">fwrite($myfile, $txt);</text:span><text:line-break/><text:soft-page-break/><text:span text:style-name="T23">fclose($myfile);</text:span><text:line-break/><text:span text:style-name="T23">?&gt;</text:span></text:p>
      <text:p text:style-name="P10">If we now open the "newfile.txt" file, both John and Jane have vanished, and only the data we just wrote is present:</text:p>
      <text:p text:style-name="P13">Mickey Mouse<text:line-break/>Minnie Mouse</text:p>
      <text:h text:style-name="P31" text:outline-level="2">Complete PHP Filesystem Reference</text:h>
      <text:p text:style-name="P11"><text:span text:style-name="T9">For a complete reference of filesystem functions, go to our complete </text:span><text:a xlink:type="simple" xlink:href="https://www.w3schools.com/php/php_ref_filesystem.asp" text:style-name="Internet_20_link" text:visited-style-name="Visited_20_Internet_20_Link"><text:span text:style-name="T11">PHP Filesystem Reference</text:span></text:a><text:span text:style-name="T9">.</text:span></text:p>
      <text:h text:style-name="P31" text:outline-level="2">Configure The "php.ini" File</text:h>
      <text:p text:style-name="P101">./<text:span text:style-name="T38">etc/php.ini</text:span></text:p>
      <text:p text:style-name="P10">First, ensure that PHP is configured to allow file uploads.</text:p>
      <text:p text:style-name="P10">In your "php.ini" file, search for the file_uploads directive, and set it to On:</text:p>
      <text:p text:style-name="P100">file_uploads = On</text:p>
      <text:p text:style-name="P11"><text:span text:style-name="T17">&lt;</text:span><text:span text:style-name="T2">form</text:span><text:span text:style-name="T18"> action</text:span><text:span text:style-name="T17">="upload.php"</text:span><text:span text:style-name="T18"> method</text:span><text:span text:style-name="T17">="post"</text:span><text:span text:style-name="T18"> enctype</text:span><text:span text:style-name="T17">="multipart/form-data"&gt;</text:span><text:line-break/><text:span text:style-name="T5">    </text:span><text:span text:style-name="T3">Select image to upload:</text:span><text:line-break/><text:span text:style-name="T5">    </text:span><text:span text:style-name="T17">&lt;</text:span><text:span text:style-name="T2">input</text:span><text:span text:style-name="T18"> type</text:span><text:span text:style-name="T17">="file"</text:span><text:span text:style-name="T18"> name</text:span><text:span text:style-name="T17">="fileToUpload"</text:span><text:span text:style-name="T18"> id</text:span><text:span text:style-name="T17">="fileToUpload"&gt;</text:span><text:line-break/><text:span text:style-name="T5">    </text:span><text:span text:style-name="T17">&lt;</text:span><text:span text:style-name="T2">input</text:span><text:span text:style-name="T18"> type</text:span><text:span text:style-name="T17">="submit"</text:span><text:span text:style-name="T18"> value</text:span><text:span text:style-name="T17">="Upload Image"</text:span><text:span text:style-name="T18"> name</text:span><text:span text:style-name="T17">="submit"&gt;</text:span><text:line-break/><text:span text:style-name="T17">&lt;</text:span><text:span text:style-name="T2">/form</text:span><text:span text:style-name="T17">&gt;</text:span></text:p>
      <text:p text:style-name="P10">Some rules to follow for the HTML form above:</text:p>
      <text:list xml:id="list7833914737777655055" text:style-name="L12">
        <text:list-item>
          <text:p text:style-name="P78">Make sure that the form uses method="post"</text:p>
        </text:list-item>
        <text:list-item>
          <text:p text:style-name="P50">The form also needs the following attribute: enctype="multipart/form-data". It specifies which content-type to use when submitting the form</text:p>
        </text:list-item>
      </text:list>
      <text:p text:style-name="P10">Without the requirements above, the file upload will not work.</text:p>
      <text:p text:style-name="P10">Other things to notice:</text:p>
      <text:list xml:id="list4119060561850263069" text:style-name="L13">
        <text:list-item>
          <text:p text:style-name="P51"><text:soft-page-break/>The type="file" attribute of the &lt;input&gt; tag shows the input field as a file-select control, with a "Browse" button next to the input control</text:p>
        </text:list-item>
      </text:list>
      <text:p text:style-name="P10">The form above sends data to a file called "upload.php", which we will create next.</text:p>
      <text:p text:style-name="P11"><text:span text:style-name="T2">&lt;?php</text:span><text:line-break/><text:span text:style-name="T3">$target_dir = </text:span><text:span text:style-name="T2">"uploads/"</text:span><text:span text:style-name="T3">;</text:span><text:line-break/><text:span text:style-name="T3">$target_file = $target_dir . basename(</text:span><text:span text:style-name="T2">$_FILES</text:span><text:span text:style-name="T3">[</text:span><text:span text:style-name="T2">"fileToUpload"</text:span><text:span text:style-name="T3">][</text:span><text:span text:style-name="T2">"name"</text:span><text:span text:style-name="T3">]);</text:span><text:line-break/><text:span text:style-name="T3">$uploadOk = </text:span><text:span text:style-name="T2">1</text:span><text:span text:style-name="T3">;</text:span><text:line-break/><text:span text:style-name="T3">$imageFileType =strtolower(pathinfo($target_file,PATHINFO_EXTENSION));</text:span><text:line-break/><text:span text:style-name="T2">// Check if image file is a actual image or fake image<text:line-break/>if</text:span><text:span text:style-name="T3">(</text:span><text:span text:style-name="T2">isset</text:span><text:span text:style-name="T3">(</text:span><text:span text:style-name="T2">$_POST</text:span><text:span text:style-name="T3">[</text:span><text:span text:style-name="T2">"submit"</text:span><text:span text:style-name="T3">])) {</text:span><text:line-break/><text:span text:style-name="T5">    </text:span><text:span text:style-name="T3">$check = getimagesize(</text:span><text:span text:style-name="T2">$_FILES</text:span><text:span text:style-name="T3">[</text:span><text:span text:style-name="T2">"fileToUpload"</text:span><text:span text:style-name="T3">][</text:span><text:span text:style-name="T2">"tmp_name"</text:span><text:span text:style-name="T3">]);</text:span><text:line-break/><text:span text:style-name="T5">    </text:span><text:span text:style-name="T2">if</text:span><text:span text:style-name="T3">($check !== false) {</text:span><text:line-break/><text:span text:style-name="T5">        </text:span><text:span text:style-name="T2">echo</text:span><text:span text:style-name="T5"> </text:span><text:span text:style-name="T2">"File is an image - "</text:span><text:span text:style-name="T5"> </text:span><text:span text:style-name="T3">. $check[</text:span><text:span text:style-name="T2">"mime"</text:span><text:span text:style-name="T3">] . </text:span><text:span text:style-name="T2">"."</text:span><text:span text:style-name="T3">;</text:span><text:line-break/><text:span text:style-name="T5">        </text:span><text:span text:style-name="T3">$uploadOk = </text:span><text:span text:style-name="T2">1</text:span><text:span text:style-name="T3">;</text:span><text:line-break/><text:span text:style-name="T5">    </text:span><text:span text:style-name="T3">} </text:span><text:span text:style-name="T2">else</text:span><text:span text:style-name="T5"> </text:span><text:span text:style-name="T3">{</text:span><text:line-break/><text:span text:style-name="T5">        </text:span><text:span text:style-name="T2">echo</text:span><text:span text:style-name="T5"> </text:span><text:span text:style-name="T2">"File is not an image."</text:span><text:span text:style-name="T3">;</text:span><text:line-break/><text:span text:style-name="T5">        </text:span><text:span text:style-name="T3">$uploadOk = </text:span><text:span text:style-name="T2">0</text:span><text:span text:style-name="T3">;</text:span><text:line-break/><text:span text:style-name="T5">    </text:span><text:span text:style-name="T3">}</text:span><text:line-break/><text:span text:style-name="T3">}</text:span><text:line-break/><text:span text:style-name="T2">?&gt;</text:span></text:p>
      <text:p text:style-name="P10"><text:span text:style-name="T23">PHP script explained:</text:span></text:p>
      <text:list xml:id="list2915375203737830740" text:style-name="L14">
        <text:list-item>
          <text:p text:style-name="P79">$target_dir = "uploads/" - specifies the directory where the file is going to be placed</text:p>
        </text:list-item>
        <text:list-item>
          <text:p text:style-name="P79">$target_file specifies the path of the file to be uploaded</text:p>
        </text:list-item>
        <text:list-item>
          <text:p text:style-name="P79">$uploadOk=1 is not used yet (will be used later)</text:p>
        </text:list-item>
        <text:list-item>
          <text:p text:style-name="P79">$imageFileType holds the file extension of the file (in lower case)</text:p>
        </text:list-item>
        <text:list-item>
          <text:p text:style-name="P52">Next, check if the image file is an actual image or a fake image</text:p>
        </text:list-item>
      </text:list>
      <text:p text:style-name="P15"><text:span text:style-name="Strong_20_Emphasis"><text:span text:style-name="T10">Note:</text:span></text:span><text:span text:style-name="T10"> You will need to create a new directory called "uploads" in the directory where "upload.php" file resides. The uploaded files will be saved there.</text:span></text:p>
      <text:h text:style-name="P31" text:outline-level="2">Complete Upload File PHP Script</text:h>
      <text:p text:style-name="P68"><text:span text:style-name="T2">&lt;?php</text:span><text:line-break/><text:span text:style-name="T3">$target_dir = </text:span><text:span text:style-name="T2">"uploads/"</text:span><text:span text:style-name="T3">;</text:span><text:line-break/><text:span text:style-name="T3">$target_file = $target_dir . basename(</text:span><text:span text:style-name="T2">$_FILES</text:span><text:span text:style-name="T3">[</text:span><text:span text:style-name="T2">"fileToUpload"</text:span><text:span text:style-name="T3">]</text:span><text:soft-page-break/><text:span text:style-name="T3">[</text:span><text:span text:style-name="T2">"name"</text:span><text:span text:style-name="T3">]);</text:span><text:line-break/><text:span text:style-name="T3">$uploadOk = </text:span><text:span text:style-name="T2">1</text:span><text:span text:style-name="T3">;</text:span><text:line-break/><text:span text:style-name="T3">$imageFileType =strtolower(pathinfo($target_file,PATHINFO_EXTENSION));</text:span><text:line-break/><text:span text:style-name="T2">// Check if image file is a actual image or fake image<text:line-break/>if</text:span><text:span text:style-name="T3">(</text:span><text:span text:style-name="T2">isset</text:span><text:span text:style-name="T3">(</text:span><text:span text:style-name="T2">$_POST</text:span><text:span text:style-name="T3">[</text:span><text:span text:style-name="T2">"submit"</text:span><text:span text:style-name="T3">])) {</text:span><text:line-break/><text:span text:style-name="T5">    </text:span><text:span text:style-name="T3">$check = getimagesize(</text:span><text:span text:style-name="T2">$_FILES</text:span><text:span text:style-name="T3">[</text:span><text:span text:style-name="T2">"fileToUpload"</text:span><text:span text:style-name="T3">][</text:span><text:span text:style-name="T2">"tmp_name"</text:span><text:span text:style-name="T3">]);</text:span><text:line-break/><text:span text:style-name="T5">    </text:span><text:span text:style-name="T2">if</text:span><text:span text:style-name="T3">($check !== false) {</text:span><text:line-break/><text:span text:style-name="T5">        </text:span><text:span text:style-name="T2">echo</text:span><text:span text:style-name="T5"> </text:span><text:span text:style-name="T2">"File is an image - "</text:span><text:span text:style-name="T5"> </text:span><text:span text:style-name="T3">. $check[</text:span><text:span text:style-name="T2">"mime"</text:span><text:span text:style-name="T3">] . </text:span><text:span text:style-name="T2">"."</text:span><text:span text:style-name="T3">;</text:span><text:line-break/><text:span text:style-name="T5">        </text:span><text:span text:style-name="T3">$uploadOk = </text:span><text:span text:style-name="T2">1</text:span><text:span text:style-name="T3">;</text:span><text:line-break/><text:span text:style-name="T5">    </text:span><text:span text:style-name="T3">} </text:span><text:span text:style-name="T2">else</text:span><text:span text:style-name="T5"> </text:span><text:span text:style-name="T3">{</text:span><text:line-break/><text:span text:style-name="T5">        </text:span><text:span text:style-name="T2">echo</text:span><text:span text:style-name="T5"> </text:span><text:span text:style-name="T2">"File is not an image."</text:span><text:span text:style-name="T3">;</text:span><text:line-break/><text:span text:style-name="T5">        </text:span><text:span text:style-name="T3">$uploadOk = </text:span><text:span text:style-name="T2">0</text:span><text:span text:style-name="T3">;</text:span><text:line-break/><text:span text:style-name="T5">    </text:span><text:span text:style-name="T3">}</text:span><text:line-break/><text:span text:style-name="T3">}</text:span><text:line-break/><text:span text:style-name="T2">// Check if file already exists<text:line-break/>if</text:span><text:span text:style-name="T5"> </text:span><text:span text:style-name="T3">(file_exists($target_file)) {</text:span><text:line-break/><text:span text:style-name="T5">    </text:span><text:span text:style-name="T2">echo</text:span><text:span text:style-name="T5"> </text:span><text:span text:style-name="T2">"Sorry, file already exists."</text:span><text:span text:style-name="T3">;</text:span><text:line-break/><text:span text:style-name="T5">    </text:span><text:span text:style-name="T3">$uploadOk = </text:span><text:span text:style-name="T2">0</text:span><text:span text:style-name="T3">;</text:span><text:line-break/><text:span text:style-name="T3">}</text:span><text:line-break/><text:span text:style-name="T2">// Check file size<text:line-break/>if</text:span><text:span text:style-name="T5"> </text:span><text:span text:style-name="T3">(</text:span><text:span text:style-name="T2">$_FILES</text:span><text:span text:style-name="T3">[</text:span><text:span text:style-name="T2">"fileToUpload"</text:span><text:span text:style-name="T3">][</text:span><text:span text:style-name="T2">"size"</text:span><text:span text:style-name="T3">] &gt; </text:span><text:span text:style-name="T2">500000</text:span><text:span text:style-name="T3">) {</text:span><text:line-break/><text:span text:style-name="T5">    </text:span><text:span text:style-name="T2">echo</text:span><text:span text:style-name="T5"> </text:span><text:span text:style-name="T2">"Sorry, your file is too large."</text:span><text:span text:style-name="T3">;</text:span><text:line-break/><text:span text:style-name="T5">    </text:span><text:span text:style-name="T3">$uploadOk = </text:span><text:span text:style-name="T2">0</text:span><text:span text:style-name="T3">;</text:span><text:line-break/><text:span text:style-name="T3">}</text:span><text:line-break/><text:span text:style-name="T2">// Allow certain file formats<text:line-break/>if</text:span><text:span text:style-name="T3">($imageFileType != </text:span><text:span text:style-name="T2">"jpg"</text:span><text:span text:style-name="T5"> </text:span><text:span text:style-name="T3">&amp;&amp; $imageFileType != </text:span><text:span text:style-name="T2">"png"</text:span><text:span text:style-name="T5"> </text:span><text:span text:style-name="T3">&amp;&amp; $imageFileType != </text:span><text:span text:style-name="T2">"jpeg"</text:span><text:line-break/><text:span text:style-name="T3">&amp;&amp; $imageFileType != </text:span><text:span text:style-name="T2">"gif"</text:span><text:span text:style-name="T5"> </text:span><text:span text:style-name="T3">) {</text:span><text:line-break/><text:span text:style-name="T5">    </text:span><text:span text:style-name="T2">echo</text:span><text:span text:style-name="T5"> </text:span><text:span text:style-name="T2">"Sorry, only JPG, JPEG, PNG &amp; GIF files are allowed."</text:span><text:span text:style-name="T3">;</text:span><text:line-break/><text:span text:style-name="T5">    </text:span><text:span text:style-name="T3">$uploadOk = </text:span><text:span text:style-name="T2">0</text:span><text:span text:style-name="T3">;</text:span><text:line-break/><text:span text:style-name="T3">}</text:span><text:line-break/><text:span text:style-name="T2">// Check if $uploadOk is set to 0 by an error<text:line-break/>if</text:span><text:span text:style-name="T5"> </text:span><text:span text:style-name="T3">($uploadOk == </text:span><text:span text:style-name="T2">0</text:span><text:span text:style-name="T3">) {</text:span><text:line-break/><text:span text:style-name="T5">    </text:span><text:span text:style-name="T2">echo</text:span><text:span text:style-name="T5"> </text:span><text:span text:style-name="T2">"Sorry, your file was not uploaded."</text:span><text:span text:style-name="T3">;</text:span><text:line-break/><text:span text:style-name="T2">// if everything is ok, try to upload file<text:line-break/></text:span><text:span text:style-name="T3">} </text:span><text:span text:style-name="T2">else</text:span><text:span text:style-name="T5"> </text:span><text:span text:style-name="T3">{</text:span><text:line-break/><text:span text:style-name="T5">    </text:span><text:span text:style-name="T2">if</text:span><text:span text:style-name="T5"> </text:span><text:span text:style-name="T3">(move_uploaded_file(</text:span><text:span text:style-name="T2">$_FILES</text:span><text:span text:style-name="T3">[</text:span><text:span text:style-name="T2">"fileToUpload"</text:span><text:span text:style-name="T3">][</text:span><text:span text:style-name="T2">"tmp_name"</text:span><text:span text:style-name="T3">], $target_file)) {</text:span><text:line-break/><text:span text:style-name="T5">        </text:span><text:span text:style-name="T2">echo</text:span><text:span text:style-name="T5"> </text:span><text:span text:style-name="T2">"The file "</text:span><text:span text:style-name="T3">. basename( </text:span><text:span text:style-name="T2">$_FILES</text:span><text:span text:style-name="T3">[</text:span><text:span text:style-name="T2">"fileToUpload"</text:span><text:span text:style-name="T3">][</text:span><text:span text:style-name="T2">"name"</text:span><text:span text:style-name="T3">]). </text:span><text:span text:style-name="T2">" </text:span><text:soft-page-break/><text:span text:style-name="T2">has been uploaded."</text:span><text:span text:style-name="T3">;</text:span><text:line-break/><text:span text:style-name="T5">    </text:span><text:span text:style-name="T3">} </text:span><text:span text:style-name="T2">else</text:span><text:span text:style-name="T5"> </text:span><text:span text:style-name="T3">{</text:span><text:line-break/><text:span text:style-name="T5">        </text:span><text:span text:style-name="T2">echo</text:span><text:span text:style-name="T5"> </text:span><text:span text:style-name="T2">"Sorry, there was an error uploading your file."</text:span><text:span text:style-name="T3">;</text:span><text:line-break/><text:span text:style-name="T5">    </text:span><text:span text:style-name="T3">}</text:span><text:line-break/><text:span text:style-name="T3">}</text:span><text:line-break/><text:span text:style-name="T2">?&gt;</text:span><text:line-break/><text:span text:style-name="T6">Complete PHP Filesystem Reference</text:span></text:p>
      <text:p text:style-name="P11"><text:span text:style-name="T9">For a complete reference of filesystem functions, go to our complete </text:span><text:a xlink:type="simple" xlink:href="https://www.w3schools.com/php/php_ref_filesystem.asp" text:style-name="Internet_20_link" text:visited-style-name="Visited_20_Internet_20_Link"><text:span text:style-name="T11">PHP Filesystem Reference</text:span></text:a><text:span text:style-name="T9">.</text:span></text:p>
      <text:h text:style-name="P35" text:outline-level="1">Cookies</text:h>
      <text:h text:style-name="P40" text:outline-level="3">Syntax</text:h>
      <text:p text:style-name="P15"><text:span text:style-name="T4">setcookie(</text:span><text:span text:style-name="Emphasis"><text:span text:style-name="T4">name, value, expire, path, domain, secure, httponly</text:span></text:span><text:span text:style-name="T4">);</text:span></text:p>
      <text:p text:style-name="P11"><text:span text:style-name="T9">Only the </text:span><text:span text:style-name="Emphasis"><text:span text:style-name="T9">name</text:span></text:span><text:span text:style-name="T9"> parameter is required. All other parameters are optional.</text:span></text:p>
      <text:h text:style-name="P33" text:outline-level="2">Create/Retrieve a Cookie</text:h>
      <text:p text:style-name="P10">The following example creates a cookie named "user" with the value "John Doe". The cookie will expire after 30 days (86400 * 30). The "/" means that the cookie is available in entire website (otherwise, select the directory you prefer).</text:p>
      <text:p text:style-name="P10">We then retrieve the value of the cookie "user" (using the global variable $_COOKIE). We also use the isset() function to find out if the cookie is set:</text:p>
      <text:p text:style-name="P68"><text:span text:style-name="T18">&lt;?php</text:span><text:span text:style-name="T3"><text:line-break/>$cookie_name = </text:span><text:span text:style-name="T20">"user"</text:span><text:span text:style-name="T3">;<text:line-break/>$cookie_value = </text:span><text:span text:style-name="T20">"John Doe"</text:span><text:span text:style-name="T3">;<text:line-break/>setcookie($cookie_name, $cookie_value, time() + (</text:span><text:span text:style-name="T18">86400</text:span><text:span text:style-name="T3"> * </text:span><text:span text:style-name="T18">30</text:span><text:span text:style-name="T3">), </text:span><text:span text:style-name="T20">"/"</text:span><text:span text:style-name="T3">); </text:span><text:span text:style-name="T21">// 86400 = 1 day<text:line-break/></text:span><text:span text:style-name="T18">?&gt;</text:span><text:line-break/><text:span text:style-name="T17">&lt;</text:span><text:span text:style-name="T2">html</text:span><text:span text:style-name="T17">&gt;</text:span><text:line-break/><text:span text:style-name="T17">&lt;</text:span><text:span text:style-name="T2">body</text:span><text:span text:style-name="T17">&gt;</text:span><text:line-break/><text:line-break/><text:span text:style-name="T18">&lt;?php</text:span><text:span text:style-name="T3"><text:line-break/></text:span><text:span text:style-name="T17">if</text:span><text:span text:style-name="T3">(!</text:span><text:span text:style-name="T17">isset</text:span><text:span text:style-name="T3">(</text:span><text:span text:style-name="T19">$_COOKIE</text:span><text:span text:style-name="T3">[$cookie_name])) {<text:line-break/>    </text:span><text:span text:style-name="T17">echo</text:span><text:span text:style-name="T3"> </text:span><text:span text:style-name="T20">"Cookie named '"</text:span><text:span text:style-name="T3"> . $cookie_name . </text:span><text:span text:style-name="T20">"' is not set!"</text:span><text:span text:style-name="T3">;<text:line-break/></text:span><text:soft-page-break/><text:span text:style-name="T3">} </text:span><text:span text:style-name="T17">else</text:span><text:span text:style-name="T3"> {<text:line-break/>    </text:span><text:span text:style-name="T17">echo</text:span><text:span text:style-name="T3"> </text:span><text:span text:style-name="T20">"Cookie '"</text:span><text:span text:style-name="T3"> . $cookie_name . </text:span><text:span text:style-name="T20">"' is set!&lt;br&gt;"</text:span><text:span text:style-name="T3">;<text:line-break/>    </text:span><text:span text:style-name="T17">echo</text:span><text:span text:style-name="T3"> </text:span><text:span text:style-name="T20">"Value is: "</text:span><text:span text:style-name="T3"> . </text:span><text:span text:style-name="T19">$_COOKIE</text:span><text:span text:style-name="T3">[$cookie_name];<text:line-break/>}<text:line-break/></text:span><text:span text:style-name="T18">?&gt;</text:span><text:line-break/><text:line-break/><text:span text:style-name="T17">&lt;</text:span><text:span text:style-name="T2">/body</text:span><text:span text:style-name="T17">&gt;</text:span><text:line-break/><text:span text:style-name="T17">&lt;</text:span><text:span text:style-name="T2">/html</text:span><text:span text:style-name="T17">&gt;</text:span><text:line-break/><text:span text:style-name="Strong_20_Emphasis"><text:span text:style-name="T13">Note:</text:span></text:span><text:span text:style-name="T10"> The setcookie() function must appear BEFORE the &lt;html&gt; tag.</text:span></text:p>
      <text:p text:style-name="P10"><text:span text:style-name="T26">Note: </text:span>The value of the cookie is automatically URLencoded when sending the cookie, and automatically decoded when received (to prevent URLencoding, use setrawcookie() instead).</text:p>
      <text:h text:style-name="P33" text:outline-level="2"><text:span text:style-name="T23">Modify a Cookie Value</text:span></text:h>
      <text:p text:style-name="P10">To modify a cookie, just set (again) the cookie using the setcookie() function:</text:p>
      <text:h text:style-name="P33" text:outline-level="2"><text:span text:style-name="T23">Delete a Cookie</text:span></text:h>
      <text:p text:style-name="P10">To delete a cookie, use the setcookie() function with an expiration date in the past:</text:p>
      <text:h text:style-name="P33" text:outline-level="2"><text:span text:style-name="T23">Check if Cookies are Enabled</text:span></text:h>
      <text:p text:style-name="P10">The following example creates a small script that checks whether cookies are enabled. First, try to create a test cookie with the setcookie() function, then count the $_COOKIE array variable:</text:p>
      <text:p text:style-name="P12"><text:span text:style-name="T31">&lt;?php</text:span><text:span text:style-name="T23"><text:line-break/>setcookie(</text:span><text:span text:style-name="T34">"test_cookie"</text:span><text:span text:style-name="T23">, </text:span><text:span text:style-name="T34">"test"</text:span><text:span text:style-name="T23">, time() + </text:span><text:span text:style-name="T31">3600</text:span><text:span text:style-name="T23">, </text:span><text:span text:style-name="T34">'/'</text:span><text:span text:style-name="T23">);<text:line-break/></text:span><text:span text:style-name="T31">?&gt;</text:span><text:line-break/><text:span text:style-name="T29">&lt;</text:span><text:span text:style-name="T23">html</text:span><text:span text:style-name="T29">&gt;</text:span><text:line-break/><text:span text:style-name="T29">&lt;</text:span><text:span text:style-name="T23">body</text:span><text:span text:style-name="T29">&gt;</text:span><text:line-break/><text:line-break/><text:span text:style-name="T31">&lt;?php</text:span><text:span text:style-name="T23"><text:line-break/></text:span><text:span text:style-name="T29">if</text:span><text:span text:style-name="T23">(count(</text:span><text:span text:style-name="T32">$_COOKIE</text:span><text:span text:style-name="T23">) &gt; </text:span><text:span text:style-name="T31">0</text:span><text:span text:style-name="T23">) {<text:line-break/>    </text:span><text:span text:style-name="T29">echo</text:span><text:span text:style-name="T23"> </text:span><text:span text:style-name="T34">"Cookies are enabled."</text:span><text:span text:style-name="T23">;<text:line-break/>} </text:span><text:span text:style-name="T29">else</text:span><text:span text:style-name="T23"> {<text:line-break/>    </text:span><text:span text:style-name="T29">echo</text:span><text:span text:style-name="T23"> </text:span><text:span text:style-name="T34">"Cookies are disabled."</text:span><text:span text:style-name="T23">;<text:line-break/>}<text:line-break/></text:span><text:span text:style-name="T31">?&gt;</text:span><text:line-break/><text:line-break/><text:soft-page-break/><text:span text:style-name="T29">&lt;</text:span><text:span text:style-name="T23">/body</text:span><text:span text:style-name="T29">&gt;</text:span><text:line-break/><text:span text:style-name="T29">&lt;</text:span><text:span text:style-name="T23">/html</text:span><text:span text:style-name="T29">&gt;</text:span></text:p>
      <text:h text:style-name="P33" text:outline-level="2"><text:span text:style-name="T23">Complete PHP HTTP Reference</text:span></text:h>
      <text:p text:style-name="P11"><text:span text:style-name="T9">For a complete reference of HTTP functions, go to our complete </text:span><text:a xlink:type="simple" xlink:href="https://www.w3schools.com/php/php_ref_http.asp" text:style-name="Internet_20_link" text:visited-style-name="Visited_20_Internet_20_Link"><text:span text:style-name="T11">PHP HTTP Reference</text:span></text:a><text:span text:style-name="T9">.</text:span></text:p>
      <text:h text:style-name="Heading_20_1" text:outline-level="1">Sessions</text:h>
      <text:p text:style-name="P66"><text:span text:style-name="T22">A session is a way to store information (in variables) to be used across multiple pages.</text:span></text:p>
      <text:p text:style-name="P96">Unlike a cookie, the information is not stored on the users computer.</text:p>
      <text:p text:style-name="Text_20_body"><text:span text:style-name="Strong_20_Emphasis"><text:span text:style-name="T8">Tip:</text:span></text:span><text:span text:style-name="T5"> </text:span><text:span text:style-name="T9">If you need a permanent storage, you may want to store the data in a </text:span><text:a xlink:type="simple" xlink:href="https://www.w3schools.com/php/php_mysql_intro.asp" text:style-name="Internet_20_link" text:visited-style-name="Visited_20_Internet_20_Link"><text:span text:style-name="T16">database</text:span></text:a><text:span text:style-name="T9">.</text:span></text:p>
      <text:h text:style-name="Heading_20_2" text:outline-level="2">Start a PHP Session</text:h>
      <text:p text:style-name="P10">A session is started with the session_start() function.</text:p>
      <text:p text:style-name="P10">Session variables are set with the PHP global variable: $_SESSION.</text:p>
      <text:p text:style-name="P10">Now, let's create a new page called "demo_session1.php". In this page, we start a new PHP session and set some session variables:</text:p>
      <text:p text:style-name="P12"><text:span text:style-name="T31">&lt;?php</text:span><text:span text:style-name="T23"><text:line-break/></text:span><text:span text:style-name="T36">// Start the session<text:line-break/></text:span><text:span text:style-name="T23">session_start();<text:line-break/></text:span><text:span text:style-name="T31">?&gt;</text:span><text:line-break/><text:span text:style-name="T29">&lt;</text:span><text:span text:style-name="T23">!DOCTYPE</text:span><text:span text:style-name="T31"> html</text:span><text:span text:style-name="T29">&gt;</text:span><text:line-break/><text:span text:style-name="T29">&lt;</text:span><text:span text:style-name="T23">html</text:span><text:span text:style-name="T29">&gt;</text:span><text:line-break/><text:span text:style-name="T29">&lt;</text:span><text:span text:style-name="T23">body</text:span><text:span text:style-name="T29">&gt;</text:span><text:line-break/><text:line-break/><text:span text:style-name="T31">&lt;?php</text:span><text:span text:style-name="T23"><text:line-break/></text:span><text:span text:style-name="T36">// Set session variables<text:line-break/></text:span><text:span text:style-name="T32">$_SESSION</text:span><text:span text:style-name="T23">[</text:span><text:span text:style-name="T34">"favcolor"</text:span><text:span text:style-name="T23">] = </text:span><text:span text:style-name="T34">"green"</text:span><text:span text:style-name="T23">;<text:line-break/></text:span><text:span text:style-name="T32">$_SESSION</text:span><text:span text:style-name="T23">[</text:span><text:span text:style-name="T34">"favanimal"</text:span><text:span text:style-name="T23">] = </text:span><text:span text:style-name="T34">"cat"</text:span><text:span text:style-name="T23">;<text:line-break/></text:span><text:span text:style-name="T29">echo</text:span><text:span text:style-name="T23"> </text:span><text:span text:style-name="T34">"Session variables are set."</text:span><text:span text:style-name="T23">;<text:line-break/></text:span><text:span text:style-name="T31">?&gt;</text:span><text:line-break/><text:line-break/><text:span text:style-name="T29">&lt;</text:span><text:span text:style-name="T23">/body</text:span><text:span text:style-name="T29">&gt;</text:span><text:line-break/><text:span text:style-name="T29">&lt;</text:span><text:span text:style-name="T23">/html</text:span><text:span text:style-name="T29">&gt;</text:span></text:p>
      <text:p text:style-name="P11"><text:soft-page-break/><text:span text:style-name="Strong_20_Emphasis"><text:span text:style-name="T12">Note:</text:span></text:span><text:span text:style-name="T3"> </text:span><text:span text:style-name="T9">The session_start() function must be the very first thing in your document. Before any HTML tags.</text:span></text:p>
      <text:h text:style-name="Heading_20_2" text:outline-level="2">Get PHP Session Variable Values</text:h>
      <text:p text:style-name="P10">Next, we create another page called "demo_session2.php". From this page, we will access the session information we set on the first page ("demo_session1.php").</text:p>
      <text:p text:style-name="P10">Notice that session variables are not passed individually to each new page, instead they are retrieved from the session we open at the beginning of each page (session_start()).</text:p>
      <text:p text:style-name="P10">Also notice that all session variable values are stored in the global $_SESSION variable:</text:p>
      <text:p text:style-name="P12"><text:span text:style-name="T31">&lt;?php</text:span><text:span text:style-name="T23"><text:line-break/>session_start();<text:line-break/></text:span><text:span text:style-name="T31">?&gt;</text:span><text:line-break/><text:span text:style-name="T29">&lt;</text:span><text:span text:style-name="T23">!DOCTYPE</text:span><text:span text:style-name="T31"> html</text:span><text:span text:style-name="T29">&gt;</text:span><text:line-break/><text:span text:style-name="T29">&lt;</text:span><text:span text:style-name="T23">html</text:span><text:span text:style-name="T29">&gt;</text:span><text:line-break/><text:span text:style-name="T29">&lt;</text:span><text:span text:style-name="T23">body</text:span><text:span text:style-name="T29">&gt;</text:span><text:line-break/><text:line-break/><text:span text:style-name="T31">&lt;?php</text:span><text:span text:style-name="T23"><text:line-break/></text:span><text:span text:style-name="T36">// Echo session variables that were set on previous page<text:line-break/></text:span><text:span text:style-name="T29">echo</text:span><text:span text:style-name="T23"> </text:span><text:span text:style-name="T34">"Favorite color is "</text:span><text:span text:style-name="T23"> . </text:span><text:span text:style-name="T32">$_SESSION</text:span><text:span text:style-name="T23">[</text:span><text:span text:style-name="T34">"favcolor"</text:span><text:span text:style-name="T23">] . </text:span><text:span text:style-name="T34">".&lt;br&gt;"</text:span><text:span text:style-name="T23">;<text:line-break/></text:span><text:span text:style-name="T29">echo</text:span><text:span text:style-name="T23"> </text:span><text:span text:style-name="T34">"Favorite animal is "</text:span><text:span text:style-name="T23"> . </text:span><text:span text:style-name="T32">$_SESSION</text:span><text:span text:style-name="T23">[</text:span><text:span text:style-name="T34">"favanimal"</text:span><text:span text:style-name="T23">] . </text:span><text:span text:style-name="T34">"."</text:span><text:span text:style-name="T23">;<text:line-break/></text:span><text:span text:style-name="T31">?&gt;</text:span><text:line-break/><text:line-break/><text:span text:style-name="T29">&lt;</text:span><text:span text:style-name="T23">/body</text:span><text:span text:style-name="T29">&gt;</text:span><text:line-break/><text:span text:style-name="T29">&lt;</text:span><text:span text:style-name="T23">/html</text:span><text:span text:style-name="T29">&gt;</text:span></text:p>
      <text:p text:style-name="P10"><text:span text:style-name="T23">Another way to show all the session variable values for a user session is to run the following code:</text:span></text:p>
      <text:p text:style-name="P11"><text:span text:style-name="T18">&lt;?php</text:span><text:span text:style-name="T3"><text:line-break/>session_start();<text:line-break/></text:span><text:span text:style-name="T18">?&gt;</text:span><text:span text:style-name="T2"><text:line-break/></text:span><text:span text:style-name="T17">&lt;</text:span><text:span text:style-name="T2">!DOCTYPE</text:span><text:span text:style-name="T18"> html</text:span><text:span text:style-name="T17">&gt;</text:span><text:span text:style-name="T2"><text:line-break/></text:span><text:span text:style-name="T17">&lt;</text:span><text:span text:style-name="T2">html</text:span><text:span text:style-name="T17">&gt;</text:span><text:span text:style-name="T2"><text:line-break/></text:span><text:span text:style-name="T17">&lt;</text:span><text:span text:style-name="T2">body</text:span><text:span text:style-name="T17">&gt;</text:span><text:span text:style-name="T2"><text:line-break/><text:line-break/></text:span><text:span text:style-name="T18">&lt;?php</text:span><text:span text:style-name="T3"><text:line-break/>print_r(</text:span><text:span text:style-name="T19">$_SESSION</text:span><text:span text:style-name="T3">);<text:line-break/></text:span><text:span text:style-name="T18">?&gt;</text:span><text:span text:style-name="T2"><text:line-break/></text:span><text:soft-page-break/><text:span text:style-name="T2"><text:line-break/></text:span><text:span text:style-name="T17">&lt;</text:span><text:span text:style-name="T2">/body</text:span><text:span text:style-name="T17">&gt;</text:span><text:span text:style-name="T2"><text:line-break/></text:span><text:span text:style-name="T17">&lt;</text:span><text:span text:style-name="T2">/html</text:span><text:span text:style-name="T17">&gt;</text:span></text:p>
      <text:p text:style-name="P11"><text:span text:style-name="Strong_20_Emphasis"><text:span text:style-name="T8">How does it work? How does it know it's me?</text:span></text:span><text:span text:style-name="T2"><text:line-break/><text:line-break/></text:span><text:span text:style-name="T9">Most sessions set a user-key on the user's computer that looks something like this: 765487cf34ert8dede5a562e4f3a7e12. Then, when a session is opened on another page, it scans the computer for a user-key. If there is a match, it accesses that session, if not, it starts a new session.</text:span></text:p>
      <text:h text:style-name="Heading_20_2" text:outline-level="2">Modify a PHP Session Variable</text:h>
      <text:p text:style-name="P10">To change a session variable, just overwrite it:</text:p>
      <text:p text:style-name="P11"><text:span text:style-name="T18">&lt;?php</text:span><text:span text:style-name="T3"><text:line-break/>session_start();<text:line-break/></text:span><text:span text:style-name="T18">?&gt;</text:span><text:span text:style-name="T2"><text:line-break/></text:span><text:span text:style-name="T17">&lt;</text:span><text:span text:style-name="T2">!DOCTYPE</text:span><text:span text:style-name="T18"> html</text:span><text:span text:style-name="T17">&gt;</text:span><text:span text:style-name="T2"><text:line-break/></text:span><text:span text:style-name="T17">&lt;</text:span><text:span text:style-name="T2">html</text:span><text:span text:style-name="T17">&gt;</text:span><text:span text:style-name="T2"><text:line-break/></text:span><text:span text:style-name="T17">&lt;</text:span><text:span text:style-name="T2">body</text:span><text:span text:style-name="T17">&gt;</text:span><text:span text:style-name="T2"><text:line-break/><text:line-break/></text:span><text:span text:style-name="T18">&lt;?php</text:span><text:span text:style-name="T3"><text:line-break/></text:span><text:span text:style-name="T21">// to change a session variable, just overwrite it <text:line-break/></text:span><text:span text:style-name="T19">$_SESSION</text:span><text:span text:style-name="T3">[</text:span><text:span text:style-name="T20">"favcolor"</text:span><text:span text:style-name="T3">] = </text:span><text:span text:style-name="T20">"yellow"</text:span><text:span text:style-name="T3">;<text:line-break/>print_r(</text:span><text:span text:style-name="T19">$_SESSION</text:span><text:span text:style-name="T3">);<text:line-break/></text:span><text:span text:style-name="T18">?&gt;</text:span><text:span text:style-name="T2"><text:line-break/><text:line-break/></text:span><text:span text:style-name="T17">&lt;</text:span><text:span text:style-name="T2">/body</text:span><text:span text:style-name="T17">&gt;</text:span><text:span text:style-name="T2"><text:line-break/></text:span><text:span text:style-name="T17">&lt;</text:span><text:span text:style-name="T2">/html</text:span><text:span text:style-name="T17">&gt;</text:span></text:p>
      <text:h text:style-name="Heading_20_2" text:outline-level="2">Destroy a PHP Session</text:h>
      <text:p text:style-name="P10">To remove all global session variables and destroy the session, use session_unset() and session_destroy():</text:p>
      <text:p text:style-name="P11"><text:span text:style-name="T18">&lt;?php</text:span><text:span text:style-name="T3"><text:line-break/>session_start();<text:line-break/></text:span><text:span text:style-name="T18">?&gt;</text:span><text:span text:style-name="T2"><text:line-break/></text:span><text:span text:style-name="T17">&lt;</text:span><text:span text:style-name="T2">!DOCTYPE</text:span><text:span text:style-name="T18"> html</text:span><text:span text:style-name="T17">&gt;</text:span><text:span text:style-name="T2"><text:line-break/></text:span><text:span text:style-name="T17">&lt;</text:span><text:span text:style-name="T2">html</text:span><text:span text:style-name="T17">&gt;</text:span><text:span text:style-name="T2"><text:line-break/></text:span><text:span text:style-name="T17">&lt;</text:span><text:span text:style-name="T2">body</text:span><text:span text:style-name="T17">&gt;</text:span><text:span text:style-name="T2"><text:line-break/><text:line-break/></text:span><text:soft-page-break/><text:span text:style-name="T18">&lt;?php</text:span><text:span text:style-name="T3"><text:line-break/></text:span><text:span text:style-name="T21">// remove all session variables<text:line-break/></text:span><text:span text:style-name="T3">session_unset(); <text:line-break/><text:line-break/></text:span><text:span text:style-name="T21">// destroy the session <text:line-break/></text:span><text:span text:style-name="T3">session_destroy(); <text:line-break/></text:span><text:span text:style-name="T18">?&gt;</text:span><text:span text:style-name="T2"><text:line-break/><text:line-break/></text:span><text:span text:style-name="T17">&lt;</text:span><text:span text:style-name="T2">/body</text:span><text:span text:style-name="T17">&gt;</text:span><text:span text:style-name="T2"><text:line-break/></text:span><text:span text:style-name="T17">&lt;</text:span><text:span text:style-name="T2">/html</text:span><text:span text:style-name="T17">&gt;</text:span></text:p>
      <text:h text:style-name="Heading_20_1" text:outline-level="1">Filters</text:h>
      <text:h text:style-name="Heading_20_2" text:outline-level="2">Filter Extension</text:h>
      <text:p text:style-name="P10">PHP filters are used to validate and sanitize external input.</text:p>
      <text:p text:style-name="P10">The PHP filter extension has many of the functions needed for checking user input, and is designed to make data validation easier and quicker.</text:p>
      <text:p text:style-name="P10">The filter_list() function can be used to list what the PHP filter extension offers:</text:p>
      <text:p text:style-name="P11"><text:span text:style-name="T17">&lt;</text:span><text:span text:style-name="T2">table</text:span><text:span text:style-name="T17">&gt;</text:span><text:span text:style-name="T2"><text:line-break/></text:span><text:span text:style-name="T3">  </text:span><text:span text:style-name="T17">&lt;</text:span><text:span text:style-name="T2">tr</text:span><text:span text:style-name="T17">&gt;</text:span><text:span text:style-name="T2"><text:line-break/></text:span><text:span text:style-name="T3">    </text:span><text:span text:style-name="T17">&lt;</text:span><text:span text:style-name="T2">td</text:span><text:span text:style-name="T17">&gt;</text:span><text:span text:style-name="T3">Filter Name</text:span><text:span text:style-name="T17">&lt;</text:span><text:span text:style-name="T2">/td</text:span><text:span text:style-name="T17">&gt;</text:span><text:span text:style-name="T2"><text:line-break/></text:span><text:span text:style-name="T3">    </text:span><text:span text:style-name="T17">&lt;</text:span><text:span text:style-name="T2">td</text:span><text:span text:style-name="T17">&gt;</text:span><text:span text:style-name="T3">Filter ID</text:span><text:span text:style-name="T17">&lt;</text:span><text:span text:style-name="T2">/td</text:span><text:span text:style-name="T17">&gt;</text:span><text:span text:style-name="T2"><text:line-break/></text:span><text:span text:style-name="T3">  </text:span><text:span text:style-name="T17">&lt;</text:span><text:span text:style-name="T2">/tr</text:span><text:span text:style-name="T17">&gt;</text:span><text:span text:style-name="T2"><text:line-break/></text:span><text:span text:style-name="T3">  </text:span><text:span text:style-name="T18">&lt;?php</text:span><text:span text:style-name="T3"><text:line-break/>  </text:span><text:span text:style-name="T17">foreach</text:span><text:span text:style-name="T3"> (filter_list() </text:span><text:span text:style-name="T17">as</text:span><text:span text:style-name="T3"> $id =&gt;$filter) {<text:line-break/>      </text:span><text:span text:style-name="T17">echo</text:span><text:span text:style-name="T3"> </text:span><text:span text:style-name="T20">'&lt;tr&gt;&lt;td&gt;'</text:span><text:span text:style-name="T3"> . $filter . </text:span><text:span text:style-name="T20">'&lt;/td&gt;&lt;td&gt;'</text:span><text:span text:style-name="T3"> . filter_id($filter) . </text:span><text:span text:style-name="T20">'&lt;/td&gt;&lt;/tr&gt;'</text:span><text:span text:style-name="T3">;<text:line-break/>  }<text:line-break/>  </text:span><text:span text:style-name="T18">?&gt;</text:span><text:span text:style-name="T2"><text:line-break/></text:span><text:span text:style-name="T17">&lt;</text:span><text:span text:style-name="T2">/table</text:span><text:span text:style-name="T17">&gt;</text:span></text:p>
      <text:h text:style-name="Heading_20_2" text:outline-level="2">Why Use Filters?</text:h>
      <text:p text:style-name="P10">Many web applications receive external input. External input/data can be:</text:p>
      <text:list xml:id="list4910564779681187735" text:style-name="L15">
        <text:list-item>
          <text:p text:style-name="P80">User input from a form</text:p>
        </text:list-item>
        <text:list-item>
          <text:p text:style-name="P80">Cookies</text:p>
        </text:list-item>
        <text:list-item>
          <text:p text:style-name="P80">Web services data</text:p>
        </text:list-item>
        <text:list-item>
          <text:p text:style-name="P80">Server variables</text:p>
        </text:list-item>
        <text:list-item>
          <text:p text:style-name="P53"><text:soft-page-break/>Database query results</text:p>
        </text:list-item>
      </text:list>
      <text:p text:style-name="P15"><text:span text:style-name="Strong_20_Emphasis"><text:span text:style-name="T10">You should always validate external data!<text:line-break/></text:span></text:span><text:span text:style-name="T10">Invalid submitted data can lead to security problems and break your webpage!<text:line-break/>By using PHP filters you can be sure your application gets the correct input!</text:span></text:p>
      <text:h text:style-name="Heading_20_2" text:outline-level="2">filter_var() Function</text:h>
      <text:p text:style-name="P10">The filter_var() function both validate and sanitize data.</text:p>
      <text:p text:style-name="P10">The filter_var() function filters a single variable with a specified filter. It takes two pieces of data:</text:p>
      <text:list xml:id="list255468335699475109" text:style-name="L16">
        <text:list-item>
          <text:p text:style-name="P81">The variable you want to check</text:p>
        </text:list-item>
        <text:list-item>
          <text:p text:style-name="P54">The type of check to use</text:p>
        </text:list-item>
      </text:list>
      <text:h text:style-name="P32" text:outline-level="2"><text:span text:style-name="T6">Sanitize a String</text:span></text:h>
      <text:p text:style-name="P10">The following example uses the filter_var() function to remove all HTML tags from a string:</text:p>
      <text:p text:style-name="P105"><text:span text:style-name="T30">&lt;?php</text:span><text:line-break/>$str = <text:span text:style-name="T33">"&lt;h1&gt;Hello World!&lt;/h1&gt;"</text:span>;<text:line-break/>$newstr = filter_var($str, FILTER_SANITIZE_STRING);<text:line-break/><text:span text:style-name="T28">echo</text:span> $newstr;<text:line-break/><text:span text:style-name="T30">?&gt;</text:span></text:p>
      <text:h text:style-name="Heading_20_2" text:outline-level="2">Validate an Integer</text:h>
      <text:p text:style-name="P10">The following example uses the filter_var() function to check if the variable $int is an integer. If $int is an integer, the output of the code below will be: "Integer is valid". If $int is not an integer, the output will be: "Integer is not valid":</text:p>
      <text:p text:style-name="P105"><text:span text:style-name="T30">&lt;?php</text:span><text:line-break/>$int = <text:span text:style-name="T30">100</text:span>;<text:line-break/><text:line-break/><text:span text:style-name="T28">if</text:span> (!filter_var($int, FILTER_VALIDATE_INT) === false) {<text:line-break/>    <text:span text:style-name="T28">echo</text:span>(<text:span text:style-name="T33">"Integer is valid"</text:span>);<text:line-break/>} <text:span text:style-name="T28">else</text:span> {<text:line-break/>    <text:span text:style-name="T28">echo</text:span>(<text:span text:style-name="T33">"Integer is not valid"</text:span>);<text:line-break/>}<text:line-break/><text:span text:style-name="T30">?&gt;</text:span></text:p>
      <text:h text:style-name="Heading_20_3" text:outline-level="3"><text:soft-page-break/>Tip: filter_var() and Problem With 0</text:h>
      <text:p text:style-name="P10">In the example above, if $int was set to 0, the function above will return "Integer is not valid". To solve this problem, use the code below:</text:p>
      <text:p text:style-name="P105"><text:span text:style-name="T30">&lt;?php</text:span><text:line-break/>$int = <text:span text:style-name="T30">0</text:span>;<text:line-break/><text:line-break/><text:span text:style-name="T28">if</text:span> (filter_var($int, FILTER_VALIDATE_INT) === <text:span text:style-name="T30">0</text:span> || !filter_var($int, FILTER_VALIDATE_INT) === false) {<text:line-break/>    <text:span text:style-name="T28">echo</text:span>(<text:span text:style-name="T33">"Integer is valid"</text:span>);<text:line-break/>} <text:span text:style-name="T28">else</text:span> {<text:line-break/>    <text:span text:style-name="T28">echo</text:span>(<text:span text:style-name="T33">"Integer is not valid"</text:span>);<text:line-break/>}<text:line-break/><text:span text:style-name="T30">?&gt;</text:span></text:p>
      <text:h text:style-name="Heading_20_2" text:outline-level="2">Validate an IP Address</text:h>
      <text:p text:style-name="P10">The following example uses the filter_var() function to check if the variable $ip is a valid IP address:</text:p>
      <text:p text:style-name="P105"><text:span text:style-name="T30">&lt;?php</text:span><text:line-break/>$ip = <text:span text:style-name="T33">"127.0.0.1"</text:span>;<text:line-break/><text:line-break/><text:span text:style-name="T28">if</text:span> (!filter_var($ip, FILTER_VALIDATE_IP) === false) {<text:line-break/>    <text:span text:style-name="T28">echo</text:span>(<text:span text:style-name="T33">"$ip is a valid IP address"</text:span>);<text:line-break/>} <text:span text:style-name="T28">else</text:span> {<text:line-break/>    <text:span text:style-name="T28">echo</text:span>(<text:span text:style-name="T33">"$ip is not a valid IP address"</text:span>);<text:line-break/>}<text:line-break/><text:span text:style-name="T30">?&gt;</text:span></text:p>
      <text:h text:style-name="Heading_20_2" text:outline-level="2">Sanitize and Validate an Email Address</text:h>
      <text:p text:style-name="P10">The following example uses the filter_var() function to first remove all illegal characters from the $email variable, then check if it is a valid email address:</text:p>
      <text:p text:style-name="P105"><text:span text:style-name="T30">&lt;?php</text:span><text:line-break/>$email = <text:span text:style-name="T33">"john.doe@example.com"</text:span>;<text:line-break/><text:line-break/><text:span text:style-name="T35">// Remove all illegal characters from email<text:line-break/></text:span>$email = filter_var($email, FILTER_SANITIZE_EMAIL);<text:line-break/><text:soft-page-break/><text:line-break/><text:span text:style-name="T35">// Validate e-mail<text:line-break/></text:span><text:span text:style-name="T28">if</text:span> (!filter_var($email, FILTER_VALIDATE_EMAIL) === false) {<text:line-break/>    <text:span text:style-name="T28">echo</text:span>(<text:span text:style-name="T33">"$email is a valid email address"</text:span>);<text:line-break/>} <text:span text:style-name="T28">else</text:span> {<text:line-break/>    <text:span text:style-name="T28">echo</text:span>(<text:span text:style-name="T33">"$email is not a valid email address"</text:span>);<text:line-break/>}<text:line-break/><text:span text:style-name="T30">?&gt;</text:span></text:p>
      <text:h text:style-name="Heading_20_2" text:outline-level="2">Sanitize and Validate a URL</text:h>
      <text:p text:style-name="P10">The following example uses the filter_var() function to first remove all illegal characters from a URL, then check if $url is a valid URL:</text:p>
      <text:p text:style-name="P105"><text:span text:style-name="T30">&lt;?php</text:span><text:line-break/>$url = <text:span text:style-name="T33">"https://www.w3schools.com"</text:span>;<text:line-break/><text:line-break/><text:span text:style-name="T35">// Remove all illegal characters from a url<text:line-break/></text:span>$url = filter_var($url, FILTER_SANITIZE_URL);<text:line-break/><text:line-break/><text:span text:style-name="T35">// Validate url<text:line-break/></text:span><text:span text:style-name="T28">if</text:span> (!filter_var($url, FILTER_VALIDATE_URL) === false) {<text:line-break/>    <text:span text:style-name="T28">echo</text:span>(<text:span text:style-name="T33">"$url is a valid URL"</text:span>);<text:line-break/>} <text:span text:style-name="T28">else</text:span> {<text:line-break/>    <text:span text:style-name="T28">echo</text:span>(<text:span text:style-name="T33">"$url is not a valid URL"</text:span>);<text:line-break/>}<text:line-break/><text:span text:style-name="T30">?&gt;</text:span></text:p>
      <text:h text:style-name="Heading_20_2" text:outline-level="2">Complete PHP Filter Reference</text:h>
      <text:p text:style-name="P11"><text:span text:style-name="T9">For a complete reference of all filter functions, go to our complete </text:span><text:a xlink:type="simple" xlink:href="https://www.w3schools.com/php/php_ref_filter.asp" text:style-name="Internet_20_link" text:visited-style-name="Visited_20_Internet_20_Link"><text:span text:style-name="T11">PHP Filter Reference.</text:span></text:a><text:span text:style-name="T9"> Check each filter to see what options and flags are available.</text:span></text:p>
      <text:p text:style-name="P10">The reference contains a brief description, and examples of use, for each function!</text:p>
      <text:h text:style-name="P30" text:outline-level="2"><text:span text:style-name="T23">Validate an Integer Within a Range</text:span></text:h>
      <text:p text:style-name="P10">The following example uses the filter_var() function to check if a variable is both of type INT, and between 1 and 200:</text:p>
      <text:p text:style-name="P105"><text:span text:style-name="T30">&lt;?php</text:span><text:line-break/>$int = <text:span text:style-name="T30">122</text:span>;<text:line-break/><text:soft-page-break/>$min = <text:span text:style-name="T30">1</text:span>;<text:line-break/>$max = <text:span text:style-name="T30">200</text:span>;<text:line-break/><text:line-break/><text:span text:style-name="T28">if</text:span> (filter_var($int, FILTER_VALIDATE_INT, <text:span text:style-name="T28">array</text:span>(<text:span text:style-name="T33">"options"</text:span> =&gt; <text:span text:style-name="T28">array</text:span>(<text:span text:style-name="T33">"min_range"</text:span>=&gt;$min, <text:span text:style-name="T33">"max_range"</text:span>=&gt;$max))) === false) {<text:line-break/>    <text:span text:style-name="T28">echo</text:span>(<text:span text:style-name="T33">"Variable value is not within the legal range"</text:span>);<text:line-break/>} <text:span text:style-name="T28">else</text:span> {<text:line-break/>    <text:span text:style-name="T28">echo</text:span>(<text:span text:style-name="T33">"Variable value is within the legal range"</text:span>);<text:line-break/>}<text:line-break/><text:span text:style-name="T30">?&gt;</text:span></text:p>
      <text:h text:style-name="Heading_20_2" text:outline-level="2">Validate IPv6 Address</text:h>
      <text:p text:style-name="P10">The following example uses the filter_var() function to check if the variable $ip is a valid IPv6 address:</text:p>
      <text:p text:style-name="P105"><text:span text:style-name="T30">&lt;?php</text:span><text:line-break/>$ip = <text:span text:style-name="T33">"2001:0db8:85a3:08d3:1319:8a2e:0370:7334"</text:span>;<text:line-break/><text:line-break/><text:span text:style-name="T28">if</text:span> (!filter_var($ip, FILTER_VALIDATE_IP, FILTER_FLAG_IPV6) === false) {<text:line-break/>    <text:span text:style-name="T28">echo</text:span>(<text:span text:style-name="T33">"$ip is a valid IPv6 address"</text:span>);<text:line-break/>} <text:span text:style-name="T28">else</text:span> {<text:line-break/>    <text:span text:style-name="T28">echo</text:span>(<text:span text:style-name="T33">"$ip is not a valid IPv6 address"</text:span>);<text:line-break/>}<text:line-break/><text:span text:style-name="T30">?&gt;</text:span></text:p>
      <text:h text:style-name="Heading_20_2" text:outline-level="2">Validate URL - Must Contain QueryString</text:h>
      <text:p text:style-name="P10">The following example uses the filter_var() function to check if the variable $url is a URL with a querystring:</text:p>
      <text:p text:style-name="P105"><text:span text:style-name="T30">&lt;?php</text:span><text:line-break/>$url = <text:span text:style-name="T33">"https://www.w3schools.com"</text:span>;<text:line-break/><text:line-break/><text:span text:style-name="T28">if</text:span> (!filter_var($url, FILTER_VALIDATE_URL, FILTER_FLAG_QUERY_REQUIRED) === false) {<text:line-break/>    <text:span text:style-name="T28">echo</text:span>(<text:span text:style-name="T33">"$url is a valid URL"</text:span>);<text:line-break/>} <text:span text:style-name="T28">else</text:span> {<text:line-break/><text:soft-page-break/>    <text:span text:style-name="T28">echo</text:span>(<text:span text:style-name="T33">"$url is not a valid URL"</text:span>);<text:line-break/>}<text:line-break/><text:span text:style-name="T30">?&gt;</text:span></text:p>
      <text:h text:style-name="Heading_20_2" text:outline-level="2">Remove Characters With ASCII Value &gt; 127</text:h>
      <text:p text:style-name="P10">The following example uses the filter_var() function to sanitize a string. It will both remove all HTML tags, and all characters with ASCII value &gt; 127, from the string:</text:p>
      <text:p text:style-name="P105"><text:span text:style-name="T30">&lt;?php</text:span><text:line-break/>$str = <text:span text:style-name="T33">"&lt;h1&gt;Hello WorldÆØÅ!&lt;/h1&gt;"</text:span>;<text:line-break/><text:line-break/>$newstr = filter_var($str, FILTER_SANITIZE_STRING, FILTER_FLAG_STRIP_HIGH);<text:line-break/><text:span text:style-name="T28">echo</text:span> $newstr;<text:line-break/><text:span text:style-name="T30">?&gt;</text:span></text:p>
      <text:h text:style-name="Heading_20_2" text:outline-level="2">Complete PHP Filter Reference</text:h>
      <text:p text:style-name="P11"><text:span text:style-name="T9">For a complete reference of all filter functions, go to our complete </text:span><text:a xlink:type="simple" xlink:href="https://www.w3schools.com/php/php_ref_filter.asp" text:style-name="Internet_20_link" text:visited-style-name="Visited_20_Internet_20_Link"><text:span text:style-name="T11">PHP Filter Reference.</text:span></text:a><text:span text:style-name="T9"> Check each filter to see what options and flags are available.</text:span></text:p>
      <text:p text:style-name="P10">The reference contains a brief description, and examples of use, for each function!</text:p>
      <text:h text:style-name="Heading_20_1" text:outline-level="1">Error Handling</text:h>
      <text:p text:style-name="P96"><text:span text:style-name="T22">The default error handling in PHP is very simple. An error message with filename, line number and a message describing the error is sent to the browser.</text:span></text:p>
      <text:p text:style-name="P10">When creating scripts and web applications, error handling is an important part. If your code lacks error checking code, your program may look very unprofessional and you may be open to security risks.</text:p>
      <text:p text:style-name="P10">We will show different error handling methods:</text:p>
      <text:list xml:id="list93515130976841573" text:style-name="L17">
        <text:list-item>
          <text:p text:style-name="P82">Simple "die()" statements</text:p>
        </text:list-item>
        <text:list-item>
          <text:p text:style-name="P82">Custom errors and error triggers</text:p>
        </text:list-item>
        <text:list-item>
          <text:p text:style-name="P69"><text:span text:style-name="T9">Error reporting</text:span><text:line-break/></text:p>
        </text:list-item>
      </text:list>
      <text:h text:style-name="P31" text:outline-level="2"><text:soft-page-break/>Basic Error Handling: Using the die() function</text:h>
      <text:p text:style-name="P10">The first example shows a simple script that opens a text file:</text:p>
      <text:p text:style-name="P100"><text:span text:style-name="T30">&lt;?php</text:span><text:line-break/>$file=fopen(<text:span text:style-name="T33">"welcome.txt"</text:span>,<text:span text:style-name="T33">"r"</text:span>);<text:line-break/><text:span text:style-name="T30">?&gt;</text:span></text:p>
      <text:p text:style-name="P10">If the file does not exist you might get an error like this:</text:p>
      <text:p text:style-name="P13"><text:span text:style-name="T26">Warning</text:span>: fopen(welcome.txt) [function.fopen]: failed to open stream:<text:line-break/>No such file or directory in <text:span text:style-name="T26">C:\webfolder\test.php</text:span> on line <text:span text:style-name="T26">2</text:span></text:p>
      <text:p text:style-name="P10">To prevent the user from getting an error message like the one above, we test whether the file exist before we try to access it:</text:p>
      <text:p text:style-name="P100"><text:span text:style-name="T30">&lt;?php</text:span><text:line-break/><text:span text:style-name="T28">if</text:span>(!file_exists(<text:span text:style-name="T33">"welcome.txt"</text:span>)) {<text:line-break/>  <text:span text:style-name="T28">die</text:span>(<text:span text:style-name="T33">"File not found"</text:span>);<text:line-break/>} <text:span text:style-name="T28">else</text:span> {<text:line-break/>  $file=fopen(<text:span text:style-name="T33">"welcome.txt"</text:span>,<text:span text:style-name="T33">"r"</text:span>);<text:line-break/>}<text:line-break/><text:span text:style-name="T30">?&gt;</text:span></text:p>
      <text:p text:style-name="P10">Now if the file does not exist you get an error like this:</text:p>
      <text:p text:style-name="P13">File not found</text:p>
      <text:p text:style-name="P10">The code above is more efficient than the earlier code, because it uses a simple error handling mechanism to stop the script after the error.</text:p>
      <text:p text:style-name="P10">However, simply stopping the script is not always the right way to go. Let's take a look at alternative PHP functions for handling errors.</text:p>
      <text:p text:style-name="Text_20_body"><text:line-break/><text:span text:style-name="T6">Creating a Custom Error Handler</text:span></text:p>
      <text:p text:style-name="P10"><text:soft-page-break/>Creating a custom error handler is quite simple. We simply create a special function that can be called when an error occurs in PHP.</text:p>
      <text:p text:style-name="P10">This function must be able to handle a minimum of two parameters (error level and error message) but can accept up to five parameters (optionally: file, line-number, and the error context):</text:p>
      <text:h text:style-name="P31" text:outline-level="2">Syntax</text:h>
      <text:p text:style-name="P13">error_function(error_level,error_message,<text:line-break/>error_file,error_line,error_context)</text:p>
      <table:table table:name="Table3" table:style-name="Table3">
        <table:table-column table:style-name="Table3.A"/>
        <table:table-column table:style-name="Table3.B"/>
        <table:table-row table:style-name="Table3.1">
          <table:table-cell table:style-name="Table3.A1" office:value-type="string">
            <text:p text:style-name="P22">Parameter</text:p>
          </table:table-cell>
          <table:table-cell table:style-name="Table3.A1" office:value-type="string">
            <text:p text:style-name="P22">Description</text:p>
          </table:table-cell>
        </table:table-row>
        <table:table-row table:style-name="Table3.2">
          <table:table-cell table:style-name="Table3.A1" office:value-type="string">
            <text:p text:style-name="P23">error_level</text:p>
          </table:table-cell>
          <table:table-cell table:style-name="Table3.A1" office:value-type="string">
            <text:p text:style-name="P23">Required. Specifies the error report level for the user-defined error. Must be a value number. See table below for possible error report levels</text:p>
          </table:table-cell>
        </table:table-row>
        <table:table-row table:style-name="Table3.1">
          <table:table-cell table:style-name="Table3.A1" office:value-type="string">
            <text:p text:style-name="P23">error_message</text:p>
          </table:table-cell>
          <table:table-cell table:style-name="Table3.A1" office:value-type="string">
            <text:p text:style-name="P23">Required. Specifies the error message for the user-defined error</text:p>
          </table:table-cell>
        </table:table-row>
        <table:table-row table:style-name="Table3.2">
          <table:table-cell table:style-name="Table3.A1" office:value-type="string">
            <text:p text:style-name="P23">error_file</text:p>
          </table:table-cell>
          <table:table-cell table:style-name="Table3.A1" office:value-type="string">
            <text:p text:style-name="P23">Optional. Specifies the filename in which the error occurred</text:p>
          </table:table-cell>
        </table:table-row>
        <table:table-row table:style-name="Table3.1">
          <table:table-cell table:style-name="Table3.A1" office:value-type="string">
            <text:p text:style-name="P23">error_line</text:p>
          </table:table-cell>
          <table:table-cell table:style-name="Table3.A1" office:value-type="string">
            <text:p text:style-name="P23">Optional. Specifies the line number in which the error occurred</text:p>
          </table:table-cell>
        </table:table-row>
        <table:table-row table:style-name="Table3.2">
          <table:table-cell table:style-name="Table3.A1" office:value-type="string">
            <text:p text:style-name="P23">error_context</text:p>
          </table:table-cell>
          <table:table-cell table:style-name="Table3.A1" office:value-type="string">
            <text:p text:style-name="P23">Optional. Specifies an array containing every variable, and their values, in use when the error occurred</text:p>
          </table:table-cell>
        </table:table-row>
      </table:table>
      <text:h text:style-name="P31" text:outline-level="2">Error Report levels</text:h>
      <text:p text:style-name="P10">These error report levels are the different types of error the user-defined error handler can be used for:</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Value</text:p>
          </table:table-cell>
          <table:table-cell table:style-name="Table4.A1" office:value-type="string">
            <text:p text:style-name="P22">Constant</text:p>
          </table:table-cell>
          <table:table-cell table:style-name="Table4.A1" office:value-type="string">
            <text:p text:style-name="P22">Description</text:p>
          </table:table-cell>
        </table:table-row>
        <table:table-row table:style-name="Table4.2">
          <table:table-cell table:style-name="Table4.A1" office:value-type="string">
            <text:p text:style-name="P23">2</text:p>
          </table:table-cell>
          <table:table-cell table:style-name="Table4.A1" office:value-type="string">
            <text:p text:style-name="P23">E_WARNING</text:p>
          </table:table-cell>
          <table:table-cell table:style-name="Table4.A1" office:value-type="string">
            <text:p text:style-name="P23">Non-fatal run-time errors. Execution of the script is not halted</text:p>
          </table:table-cell>
        </table:table-row>
        <table:table-row table:style-name="Table4.1">
          <table:table-cell table:style-name="Table4.A1" office:value-type="string">
            <text:p text:style-name="P23">8</text:p>
          </table:table-cell>
          <table:table-cell table:style-name="Table4.A1" office:value-type="string">
            <text:p text:style-name="P23">E_NOTICE</text:p>
          </table:table-cell>
          <table:table-cell table:style-name="Table4.A1" office:value-type="string">
            <text:p text:style-name="P23">Run-time notices. The script found something that might be an error, but could also happen when running a script normally</text:p>
          </table:table-cell>
        </table:table-row>
        <table:table-row table:style-name="Table4.2">
          <table:table-cell table:style-name="Table4.A1" office:value-type="string">
            <text:p text:style-name="P23">256</text:p>
          </table:table-cell>
          <table:table-cell table:style-name="Table4.A1" office:value-type="string">
            <text:p text:style-name="P23">E_USER_ERROR</text:p>
          </table:table-cell>
          <table:table-cell table:style-name="Table4.A1" office:value-type="string">
            <text:p text:style-name="P23">Fatal user-generated error. This is like an E_ERROR set by the programmer using the PHP function trigger_error()</text:p>
          </table:table-cell>
        </table:table-row>
        <table:table-row table:style-name="Table4.1">
          <table:table-cell table:style-name="Table4.A1" office:value-type="string">
            <text:p text:style-name="P23">512</text:p>
          </table:table-cell>
          <table:table-cell table:style-name="Table4.A1" office:value-type="string">
            <text:p text:style-name="P23">E_USER_WARNING</text:p>
          </table:table-cell>
          <table:table-cell table:style-name="Table4.A1" office:value-type="string">
            <text:p text:style-name="P23">Non-fatal user-generated warning. This is like an E_WARNING set by the programmer using the PHP function trigger_error()</text:p>
          </table:table-cell>
        </table:table-row>
        <table:table-row table:style-name="Table4.2">
          <table:table-cell table:style-name="Table4.A1" office:value-type="string">
            <text:p text:style-name="P23">1024</text:p>
          </table:table-cell>
          <table:table-cell table:style-name="Table4.A1" office:value-type="string">
            <text:p text:style-name="P23">E_USER_NOTICE</text:p>
          </table:table-cell>
          <table:table-cell table:style-name="Table4.A1" office:value-type="string">
            <text:p text:style-name="P23">User-generated notice. This is like an E_NOTICE set by the programmer using the PHP function trigger_error()</text:p>
          </table:table-cell>
        </table:table-row>
        <table:table-row table:style-name="Table4.1">
          <table:table-cell table:style-name="Table4.A1" office:value-type="string">
            <text:p text:style-name="P23">4096</text:p>
          </table:table-cell>
          <table:table-cell table:style-name="Table4.A1" office:value-type="string">
            <text:p text:style-name="P23">E_RECOVERABLE_ERROR</text:p>
          </table:table-cell>
          <table:table-cell table:style-name="Table4.A1" office:value-type="string">
            <text:p text:style-name="P23">Catchable fatal error. This is like an E_ERROR but can be caught by a user defined handle (see also set_error_handler())</text:p>
          </table:table-cell>
        </table:table-row>
        <table:table-row table:style-name="Table4.2">
          <table:table-cell table:style-name="Table4.A1" office:value-type="string">
            <text:p text:style-name="P23">8191</text:p>
          </table:table-cell>
          <table:table-cell table:style-name="Table4.A1" office:value-type="string">
            <text:p text:style-name="P23">E_ALL</text:p>
          </table:table-cell>
          <table:table-cell table:style-name="Table4.A1" office:value-type="string">
            <text:p text:style-name="P23">All errors and warnings (E_STRICT became a part of E_ALL in PHP 5.4)</text:p>
          </table:table-cell>
        </table:table-row>
      </table:table>
      <text:p text:style-name="P10">Now lets create a function to handle errors:</text:p>
      <text:p text:style-name="P100"><text:soft-page-break/>function customError($errno, $errstr) {<text:line-break/>  echo "<text:span text:style-name="T28">&lt;</text:span><text:span text:style-name="T33">b</text:span><text:span text:style-name="T28">&gt;</text:span>Error:<text:span text:style-name="T28">&lt;</text:span><text:span text:style-name="T33">/b</text:span><text:span text:style-name="T28">&gt;</text:span> [$errno] $errstr<text:span text:style-name="T28">&lt;</text:span><text:span text:style-name="T33">br</text:span><text:span text:style-name="T28">&gt;</text:span>";<text:line-break/>  echo "Ending Script";<text:line-break/>  die();<text:line-break/>}</text:p>
      <text:p text:style-name="P10">The code above is a simple error handling function. When it is triggered, it gets the error level and an error message. It then outputs the error level and message and terminates the script.</text:p>
      <text:h text:style-name="P31" text:outline-level="2">Set Error Handler</text:h>
      <text:p text:style-name="P10">The default error handler for PHP is the built in error handler. We are going to make the function above the default error handler for the duration of the script.</text:p>
      <text:p text:style-name="P10">It is possible to change the error handler to apply for only some errors, that way the script can handle different errors in different ways. However, in this example we are going to use our custom error handler for all errors:</text:p>
      <text:p text:style-name="P13">set_error_handler("customError");</text:p>
      <text:p text:style-name="P10">Since we want our custom function to handle all errors, the set_error_handler() only needed one parameter, a second parameter could be added to specify an error level.</text:p>
      <text:h text:style-name="P31" text:outline-level="2">Example</text:h>
      <text:p text:style-name="P10">Testing the error handler by trying to output variable that does not exist:</text:p>
      <text:p text:style-name="P100"><text:span text:style-name="T30">&lt;?php</text:span><text:line-break/><text:span text:style-name="T35">//error handler function<text:line-break/></text:span><text:span text:style-name="T28">function</text:span> customError($errno, $errstr) {<text:line-break/>  <text:span text:style-name="T28">echo</text:span> <text:span text:style-name="T33">"&lt;b&gt;Error:&lt;/b&gt; [$errno] $errstr"</text:span>;<text:line-break/>}<text:line-break/><text:line-break/><text:span text:style-name="T35">//set error handler<text:line-break/></text:span>set_error_handler(<text:span text:style-name="T33">"customError"</text:span>);<text:line-break/><text:line-break/><text:span text:style-name="T35">//trigger error<text:line-break/></text:span><text:span text:style-name="T28">echo</text:span>($test);<text:line-break/><text:span text:style-name="T30">?&gt;</text:span></text:p>
      <text:p text:style-name="P10"><text:soft-page-break/>The output of the code above should be something like this:</text:p>
      <text:p text:style-name="P13"><text:span text:style-name="T26">Error:</text:span> [8] Undefined variable: test</text:p>
      <text:p text:style-name="Horizontal_20_Line"/>
      <text:h text:style-name="P31" text:outline-level="2">Trigger an Error</text:h>
      <text:p text:style-name="P10">In a script where users can input data it is useful to trigger errors when an illegal input occurs. In PHP, this is done by the trigger_error() function.</text:p>
      <text:h text:style-name="P31" text:outline-level="2">Example</text:h>
      <text:p text:style-name="P10">In this example an error occurs if the "test" variable is bigger than "1":</text:p>
      <text:p text:style-name="P100"><text:span text:style-name="T30">&lt;?php</text:span><text:line-break/>$test=<text:span text:style-name="T30">2</text:span>;<text:line-break/><text:span text:style-name="T28">if</text:span> ($test&gt;=<text:span text:style-name="T30">1</text:span>)<text:span text:style-name="T30"> </text:span>{<text:line-break/>  trigger_error(<text:span text:style-name="T33">"Value must be 1 or below"</text:span>);<text:line-break/>}<text:line-break/><text:span text:style-name="T30">?&gt;</text:span></text:p>
      <text:p text:style-name="P10">The output of the code above should be something like this:</text:p>
      <text:p text:style-name="P13"><text:span text:style-name="T26">Notice</text:span>: Value must be 1 or below<text:line-break/>in <text:span text:style-name="T26">C:\webfolder\test.php</text:span> on line <text:span text:style-name="T26">6</text:span></text:p>
      <text:p text:style-name="P10">An error can be triggered anywhere you wish in a script, and by adding a second parameter, you can specify what error level is triggered.</text:p>
      <text:p text:style-name="P10">Possible error types:</text:p>
      <text:list xml:id="list4472437511350432258" text:style-name="L18">
        <text:list-item>
          <text:p text:style-name="P83">E_USER_ERROR - Fatal user-generated run-time error. Errors that can not be recovered from. Execution of the script is halted</text:p>
        </text:list-item>
        <text:list-item>
          <text:p text:style-name="P83">E_USER_WARNING - Non-fatal user-generated run-time warning. Execution of the script is not halted</text:p>
        </text:list-item>
        <text:list-item>
          <text:p text:style-name="P55">E_USER_NOTICE - Default. User-generated run-time notice. The script found something that might be an error, but could also happen when running a script normally</text:p>
        </text:list-item>
      </text:list>
      <text:h text:style-name="P31" text:outline-level="2"><text:soft-page-break/>Example</text:h>
      <text:p text:style-name="P10">In this example an E_USER_WARNING occurs if the "test" variable is bigger than "1". If an E_USER_WARNING occurs we will use our custom error handler and end the script:</text:p>
      <text:p text:style-name="P100"><text:span text:style-name="T30">&lt;?php</text:span><text:line-break/><text:span text:style-name="T35">//error handler function<text:line-break/></text:span><text:span text:style-name="T28">function</text:span> customError($errno, $errstr) {<text:line-break/>  <text:span text:style-name="T28">echo</text:span> <text:span text:style-name="T33">"&lt;b&gt;Error:&lt;/b&gt; [$errno] $errstr&lt;br&gt;"</text:span>;<text:line-break/>  <text:span text:style-name="T28">echo</text:span> <text:span text:style-name="T33">"Ending Script"</text:span>;<text:line-break/>  <text:span text:style-name="T28">die</text:span>();<text:line-break/>}<text:line-break/><text:line-break/><text:span text:style-name="T35">//set error handler<text:line-break/></text:span>set_error_handler(<text:span text:style-name="T33">"customError"</text:span>,E_USER_WARNING);<text:line-break/><text:line-break/><text:span text:style-name="T35">//trigger error<text:line-break/></text:span>$test=<text:span text:style-name="T30">2</text:span>;<text:line-break/><text:span text:style-name="T28">if</text:span> ($test&gt;=<text:span text:style-name="T30">1</text:span>) {<text:line-break/>  trigger_error(<text:span text:style-name="T33">"Value must be 1 or below"</text:span>,E_USER_WARNING);<text:line-break/>}<text:line-break/><text:span text:style-name="T30">?&gt;</text:span></text:p>
      <text:p text:style-name="P10">The output of the code above should be something like this:</text:p>
      <text:p text:style-name="P13"><text:span text:style-name="T26">Error:</text:span> [512] Value must be 1 or below<text:line-break/>Ending Script</text:p>
      <text:p text:style-name="P10">Now that we have learned to create our own errors and how to trigger them, lets take a look at error logging.</text:p>
      <text:p text:style-name="Horizontal_20_Line"/>
      <text:h text:style-name="P31" text:outline-level="2">Error Logging</text:h>
      <text:p text:style-name="P10">By default, PHP sends an error log to the server's logging system or a file, depending on how the error_log configuration is set in the php.ini file. By using the error_log() function you can send error logs to a specified file or a remote destination.</text:p>
      <text:p text:style-name="P10">Sending error messages to yourself by e-mail can be a good way of getting notified of specific errors.</text:p>
      <text:h text:style-name="P31" text:outline-level="2"><text:soft-page-break/>Send an Error Message by E-Mail</text:h>
      <text:p text:style-name="P10">In the example below we will send an e-mail with an error message and end the script, if a specific error occurs:</text:p>
      <text:p text:style-name="P100"><text:span text:style-name="T30">&lt;?php</text:span><text:line-break/><text:span text:style-name="T35">//error handler function<text:line-break/></text:span><text:span text:style-name="T28">function</text:span> customError($errno, $errstr) {<text:line-break/>  <text:span text:style-name="T28">echo</text:span> <text:span text:style-name="T33">"&lt;b&gt;Error:&lt;/b&gt; [$errno] $errstr&lt;br&gt;"</text:span>;<text:line-break/>  <text:span text:style-name="T28">echo</text:span> <text:span text:style-name="T33">"Webmaster has been notified"</text:span>;<text:line-break/>  error_log(<text:span text:style-name="T33">"Error: [$errno] $errstr"</text:span>,<text:span text:style-name="T30">1</text:span>,<text:line-break/>  <text:span text:style-name="T33">"someone@example.com"</text:span>,<text:span text:style-name="T33">"From: webmaster@example.com"</text:span>);<text:line-break/>}<text:line-break/><text:line-break/><text:span text:style-name="T35">//set error handler<text:line-break/></text:span>set_error_handler(<text:span text:style-name="T33">"customError"</text:span>,E_USER_WARNING);<text:line-break/><text:line-break/><text:span text:style-name="T35">//trigger error<text:line-break/></text:span>$test=<text:span text:style-name="T30">2</text:span>;<text:line-break/><text:span text:style-name="T28">if</text:span> ($test&gt;=<text:span text:style-name="T30">1</text:span>) {<text:line-break/>  trigger_error(<text:span text:style-name="T33">"Value must be 1 or below"</text:span>,E_USER_WARNING);<text:line-break/>}<text:line-break/><text:span text:style-name="T30">?&gt;</text:span></text:p>
      <text:p text:style-name="P10">The output of the code above should be something like this:</text:p>
      <text:p text:style-name="P28"><text:span text:style-name="T26"><text:line-break/>Error:</text:span> [512] Value must be 1 or below<text:line-break/>Webmaster has been notified</text:p>
      <text:p text:style-name="P10">And the mail received from the code above looks like this:</text:p>
      <text:p text:style-name="P13">Error: [512] Value must be 1 or below</text:p>
      <text:p text:style-name="P10">This should not be used with all errors. Regular errors should be logged on the server using the default PHP logging system.</text:p>
      <text:p text:style-name="Text_20_body"><text:line-break/></text:p>
      <text:h text:style-name="P36" text:outline-level="1"><text:soft-page-break/>Exception Handling</text:h>
      <text:p text:style-name="P10">With PHP 5 came a new object oriented way of dealing with errors.</text:p>
      <text:p text:style-name="P10">Exception handling is used to change the normal flow of the code execution if a specified error (exceptional) condition occurs. This condition is called an exception.<text:line-break/><text:line-break/>This is what normally happens when an exception is triggered:</text:p>
      <text:list xml:id="list3759924117262581348" text:style-name="L19">
        <text:list-item>
          <text:p text:style-name="P84">The current code state is saved</text:p>
        </text:list-item>
        <text:list-item>
          <text:p text:style-name="P84">The code execution will switch to a predefined (custom) exception handler function</text:p>
        </text:list-item>
        <text:list-item>
          <text:p text:style-name="P56">Depending on the situation, the handler may then resume the execution from the saved code state, terminate the script execution or continue the script from a different location in the code</text:p>
        </text:list-item>
      </text:list>
      <text:p text:style-name="P10">We will show different error handling methods:</text:p>
      <text:list xml:id="list7251922352762113686" text:style-name="L20">
        <text:list-item>
          <text:p text:style-name="P85">Basic use of Exceptions</text:p>
        </text:list-item>
        <text:list-item>
          <text:p text:style-name="P85">Creating a custom exception handler</text:p>
        </text:list-item>
        <text:list-item>
          <text:p text:style-name="P85">Multiple exceptions</text:p>
        </text:list-item>
        <text:list-item>
          <text:p text:style-name="P85">Re-throwing an exception</text:p>
        </text:list-item>
        <text:list-item>
          <text:p text:style-name="P57">Setting a top level exception handler</text:p>
        </text:list-item>
      </text:list>
      <text:p text:style-name="P10"><text:span text:style-name="T26">Note:</text:span> Exceptions should only be used with error conditions, and should not be used to jump to another place in the code at a specified point.</text:p>
      <text:p text:style-name="Horizontal_20_Line"/>
      <text:h text:style-name="P31" text:outline-level="2">Basic Use of Exceptions</text:h>
      <text:p text:style-name="P10">When an exception is thrown, the code following it will not be executed, and PHP will try to find the matching "catch" block.</text:p>
      <text:p text:style-name="P10">If an exception is not caught, a fatal error will be issued with an "Uncaught Exception" message.</text:p>
      <text:p text:style-name="P10">Lets try to throw an exception without catching it:</text:p>
      <text:p text:style-name="P100"><text:span text:style-name="T30">&lt;?php</text:span><text:line-break/><text:span text:style-name="T35">//create function with an exception<text:line-break/></text:span><text:span text:style-name="T28">function</text:span> checkNum($number) {<text:line-break/>  <text:span text:style-name="T28">if</text:span>($number&gt;<text:span text:style-name="T30">1</text:span>) {<text:line-break/>    <text:span text:style-name="T28">throw</text:span> <text:span text:style-name="T28">new</text:span> Exception(<text:span text:style-name="T33">"Value must be 1 or below"</text:span>);<text:line-break/>  }<text:line-break/>  <text:span text:style-name="T28">return</text:span> true;<text:line-break/><text:soft-page-break/>}<text:line-break/><text:line-break/><text:span text:style-name="T35">//trigger exception<text:line-break/></text:span>checkNum(<text:span text:style-name="T30">2</text:span>);<text:line-break/><text:span text:style-name="T30">?&gt;</text:span></text:p>
      <text:p text:style-name="P10">The code above will get an error like this:</text:p>
      <text:p text:style-name="P13"><text:span text:style-name="T26">Fatal error</text:span>: Uncaught exception 'Exception'<text:line-break/>with message 'Value must be 1 or below' in C:\webfolder\test.php:6<text:line-break/>Stack trace: #0 C:\webfolder\test.php(12):<text:line-break/>checkNum(28) #1 {main} thrown in <text:span text:style-name="T26">C:\webfolder\test.php</text:span> on line <text:span text:style-name="T26">6</text:span></text:p>
      <text:h text:style-name="P31" text:outline-level="2">Try, throw and catch</text:h>
      <text:p text:style-name="P10">To avoid the error from the example above, we need to create the proper code to handle an exception.</text:p>
      <text:p text:style-name="P10">Proper exception code should include:</text:p>
      <text:list xml:id="list5965678753048959116" text:style-name="L21">
        <text:list-item>
          <text:p text:style-name="P86">Try - A function using an exception should be in a "try" block. If the exception does not trigger, the code will continue as normal. However if the exception triggers, an exception is "thrown"</text:p>
        </text:list-item>
        <text:list-item>
          <text:p text:style-name="P86">Throw - This is how you trigger an exception. Each "throw" must have at least one "catch"</text:p>
        </text:list-item>
        <text:list-item>
          <text:p text:style-name="P58">Catch - A "catch" block retrieves an exception and creates an object containing the exception information</text:p>
        </text:list-item>
      </text:list>
      <text:p text:style-name="P10">Lets try to trigger an exception with valid code:</text:p>
      <text:p text:style-name="P100"><text:span text:style-name="T30">&lt;?php</text:span><text:line-break/><text:span text:style-name="T35">//create function with an exception<text:line-break/></text:span><text:span text:style-name="T28">function</text:span> checkNum($number) {<text:line-break/>  <text:span text:style-name="T28">if</text:span>($number&gt;<text:span text:style-name="T30">1</text:span>) {<text:line-break/>    <text:span text:style-name="T28">throw</text:span> <text:span text:style-name="T28">new</text:span> Exception(<text:span text:style-name="T33">"Value must be 1 or below"</text:span>);<text:line-break/>  }<text:line-break/>  <text:span text:style-name="T28">return</text:span> true;<text:line-break/>}<text:line-break/><text:line-break/><text:soft-page-break/><text:span text:style-name="T35">//trigger exception in a "try" block<text:line-break/></text:span><text:span text:style-name="T28">try</text:span> {<text:line-break/>  checkNum(<text:span text:style-name="T30">2</text:span>);<text:line-break/>  <text:span text:style-name="T35">//If the exception is thrown, this text will not be shown<text:line-break/></text:span>  <text:span text:style-name="T28">echo</text:span> <text:span text:style-name="T33">'If you see this, the number is 1 or below'</text:span>;<text:line-break/>}<text:line-break/><text:line-break/><text:span text:style-name="T35">//catch exception<text:line-break/></text:span><text:span text:style-name="T28">catch</text:span>(Exception $e) {<text:line-break/>  <text:span text:style-name="T28">echo</text:span> <text:span text:style-name="T33">'Message: '</text:span> .$e-&gt;getMessage();<text:line-break/>}<text:line-break/><text:span text:style-name="T30">?&gt;</text:span></text:p>
      <text:p text:style-name="P10">The code above will get an error like this:</text:p>
      <text:p text:style-name="P13">Message: Value must be 1 or below</text:p>
      <text:h text:style-name="P31" text:outline-level="2">Example explained:</text:h>
      <text:p text:style-name="P10">The code above throws an exception and catches it:</text:p>
      <text:list xml:id="list3171507956569845341" text:style-name="L22">
        <text:list-item>
          <text:p text:style-name="P87">The checkNum() function is created. It checks if a number is greater than 1. If it is, an exception is thrown</text:p>
        </text:list-item>
        <text:list-item>
          <text:p text:style-name="P87">The checkNum() function is called in a "try" block</text:p>
        </text:list-item>
        <text:list-item>
          <text:p text:style-name="P87">The exception within the checkNum() function is thrown</text:p>
        </text:list-item>
        <text:list-item>
          <text:p text:style-name="P87">The "catch" block retrieves the exception and creates an object ($e) containing the exception information</text:p>
        </text:list-item>
        <text:list-item>
          <text:p text:style-name="P59">The error message from the exception is echoed by calling $e-&gt;getMessage() from the exception object</text:p>
        </text:list-item>
      </text:list>
      <text:p text:style-name="P10">However, one way to get around the "every throw must have a catch" rule is to set a top level exception handler to handle errors that slip through.</text:p>
      <text:h text:style-name="P31" text:outline-level="2">Creating a Custom Exception Class</text:h>
      <text:p text:style-name="P10">To create a custom exception handler you must create a special class with functions that can be called when an exception occurs in PHP. The class must be an extension of the exception class.</text:p>
      <text:p text:style-name="P10">The custom exception class inherits the properties from PHP's exception class and you can add custom functions to it.</text:p>
      <text:p text:style-name="P10">Lets create an exception class:</text:p>
      <text:p text:style-name="P100"><text:soft-page-break/><text:span text:style-name="T30">&lt;?php</text:span><text:line-break/><text:span text:style-name="T28">class</text:span> customException <text:span text:style-name="T28">extends</text:span> Exception {<text:line-break/>  <text:span text:style-name="T28">public</text:span> <text:span text:style-name="T28">function</text:span> errorMessage() {<text:line-break/>    <text:span text:style-name="T35">//error message<text:line-break/></text:span>    $errorMsg = <text:span text:style-name="T33">'Error on line '</text:span>.$this-&gt;getLine().<text:span text:style-name="T33">' in '</text:span>.$this-&gt;getFile()<text:line-break/>    .<text:span text:style-name="T33">': &lt;b&gt;'</text:span>.$this-&gt;getMessage().<text:span text:style-name="T33">'&lt;/b&gt; is not a valid E-Mail address'</text:span>;<text:line-break/>    <text:span text:style-name="T28">return</text:span> $errorMsg;<text:line-break/>  }<text:line-break/>}<text:line-break/><text:line-break/>$email = <text:span text:style-name="T33">"someone@example...com"</text:span>;<text:line-break/><text:line-break/><text:span text:style-name="T28">try</text:span> {<text:line-break/>  <text:span text:style-name="T35">//check if<text:line-break/></text:span>  <text:span text:style-name="T28">if</text:span>(filter_var($email, FILTER_VALIDATE_EMAIL) === FALSE) {<text:line-break/>    <text:span text:style-name="T35">//throw exception if email is not valid<text:line-break/></text:span>    <text:span text:style-name="T28">throw</text:span> <text:span text:style-name="T28">new</text:span> customException($email);<text:line-break/>  }<text:line-break/>}<text:line-break/><text:line-break/><text:span text:style-name="T28">catch</text:span> (customException $e) {<text:line-break/>  <text:span text:style-name="T35">//display custom message<text:line-break/></text:span>  <text:span text:style-name="T28">echo</text:span> $e-&gt;errorMessage();<text:line-break/>}<text:line-break/><text:span text:style-name="T30">?&gt;</text:span></text:p>
      <text:p text:style-name="P10">The new class is a copy of the old exception class with an addition of the errorMessage() function. Since it is a copy of the old class, and it inherits the properties and methods from the old class, we can use the exception class methods like getLine() and getFile() and getMessage().</text:p>
      <text:h text:style-name="P31" text:outline-level="2">Example explained:</text:h>
      <text:p text:style-name="P10">The code above throws an exception and catches it with a custom exception class:</text:p>
      <text:list xml:id="list1553826285985144306" text:style-name="L23">
        <text:list-item>
          <text:p text:style-name="P88">The customException() class is created as an extension of the old exception class. This way it inherits all methods and properties from the old exception class</text:p>
        </text:list-item>
        <text:list-item>
          <text:p text:style-name="P88">The errorMessage() function is created. This function returns an error message if an e-mail address is invalid</text:p>
        </text:list-item>
        <text:list-item>
          <text:p text:style-name="P88">The $email variable is set to a string that is not a valid e-mail address</text:p>
        </text:list-item>
        <text:list-item>
          <text:p text:style-name="P88"><text:soft-page-break/>The "try" block is executed and an exception is thrown since the e-mail address is invalid</text:p>
        </text:list-item>
        <text:list-item>
          <text:p text:style-name="P60">The "catch" block catches the exception and displays the error message</text:p>
        </text:list-item>
      </text:list>
      <text:p text:style-name="Horizontal_20_Line"/>
      <text:h text:style-name="P31" text:outline-level="2">Multiple Exceptions</text:h>
      <text:p text:style-name="P10">It is possible for a script to use multiple exceptions to check for multiple conditions.</text:p>
      <text:p text:style-name="P10">It is possible to use several if..else blocks, a switch, or nest multiple exceptions. These exceptions can use different exception classes and return different error messages:</text:p>
      <text:p text:style-name="P27"><text:span text:style-name="T30"><text:line-break/>&lt;?php</text:span><text:line-break/><text:span text:style-name="T28">class</text:span> customException <text:span text:style-name="T28">extends</text:span> Exception {<text:line-break/>  <text:span text:style-name="T28">public</text:span> <text:span text:style-name="T28">function</text:span> errorMessage()<text:span text:style-name="T30"> </text:span>{<text:line-break/>   <text:span text:style-name="T30"> </text:span><text:span text:style-name="T35">//error message<text:line-break/></text:span>    $errorMsg = <text:span text:style-name="T33">'Error on line '</text:span>.$this-&gt;getLine().<text:span text:style-name="T33">' in '</text:span>.$this-&gt;getFile()<text:line-break/>    .<text:span text:style-name="T33">': &lt;b&gt;'</text:span>.$this-&gt;getMessage().<text:span text:style-name="T33">'&lt;/b&gt; is not a valid E-Mail address'</text:span>;<text:line-break/>    <text:span text:style-name="T28">return</text:span> $errorMsg;<text:line-break/> <text:span text:style-name="T30"> </text:span>}<text:line-break/>}<text:line-break/><text:line-break/>$email = <text:span text:style-name="T33">"someone@example.com"</text:span>;<text:line-break/><text:line-break/><text:span text:style-name="T28">try</text:span> {<text:line-break/>  <text:span text:style-name="T35">//check if<text:line-break/></text:span>  <text:span text:style-name="T28">if</text:span>(filter_var($email, FILTER_VALIDATE_EMAIL) === FALSE) {<text:line-break/>    <text:span text:style-name="T35">//throw exception if email is not valid<text:line-break/></text:span>    <text:span text:style-name="T28">throw</text:span> <text:span text:style-name="T28">new</text:span> customException($email);<text:line-break/>  }<text:line-break/>  <text:span text:style-name="T35">//check for "example" in mail address<text:line-break/></text:span>  <text:span text:style-name="T28">if</text:span>(strpos($email, <text:span text:style-name="T33">"example"</text:span>) !== FALSE) {<text:line-break/>    <text:span text:style-name="T28">throw</text:span> <text:span text:style-name="T28">new</text:span> Exception(<text:span text:style-name="T33">"$email is an example e-mail"</text:span>);<text:line-break/>  }<text:line-break/>}<text:line-break/><text:line-break/><text:span text:style-name="T28">catch</text:span> (customException $e) {<text:line-break/>  <text:span text:style-name="T28">echo</text:span> $e-&gt;errorMessage();<text:line-break/>}<text:line-break/><text:line-break/><text:span text:style-name="T28">catch</text:span>(Exception $e) {<text:line-break/>  <text:span text:style-name="T28">echo</text:span> $e-&gt;getMessage();<text:line-break/><text:soft-page-break/>}<text:line-break/><text:span text:style-name="T30">?&gt;</text:span></text:p>
      <text:h text:style-name="P31" text:outline-level="2">Example explained:</text:h>
      <text:p text:style-name="P12">The code above tests two conditions and throws an exception if any of the conditions are not met:</text:p>
      <text:list xml:id="list1083038199290320209" text:style-name="L24">
        <text:list-item>
          <text:p text:style-name="P89">The customException() class is created as an extension of the old exception class. This way it inherits all methods and properties from the old exception class</text:p>
        </text:list-item>
        <text:list-item>
          <text:p text:style-name="P89">The errorMessage() function is created. This function returns an error message if an e-mail address is invalid</text:p>
        </text:list-item>
        <text:list-item>
          <text:p text:style-name="P89">The $email variable is set to a string that is a valid e-mail address, but contains the string "example"</text:p>
        </text:list-item>
        <text:list-item>
          <text:p text:style-name="P89">The "try" block is executed and an exception is not thrown on the first condition</text:p>
        </text:list-item>
        <text:list-item>
          <text:p text:style-name="P89">The second condition triggers an exception since the e-mail contains the string "example"</text:p>
        </text:list-item>
        <text:list-item>
          <text:p text:style-name="P61">The "catch" block catches the exception and displays the correct error message</text:p>
        </text:list-item>
      </text:list>
      <text:p text:style-name="P10">If the exception thrown were of the class customException and there were no customException catch, only the base exception catch, the exception would be handled there.</text:p>
      <text:p text:style-name="P12">Sometimes, when an exception is thrown, you may wish to handle it differently than the standard way. It is possible to throw an exception a second time within a "catch" block.</text:p>
      <text:p text:style-name="P10">A script should hide system errors from users. System errors may be important for the coder, but are of no interest to the user. To make things easier for the user you can re-throw the exception with a user friendly message:</text:p>
      <text:p text:style-name="P100"><text:span text:style-name="T30">&lt;?php</text:span><text:line-break/><text:span text:style-name="T28">class</text:span> customException <text:span text:style-name="T28">extends</text:span> Exception {<text:line-break/>  <text:span text:style-name="T28">public</text:span> <text:span text:style-name="T28">function</text:span> errorMessage() {<text:line-break/>    <text:span text:style-name="T35">//error message<text:line-break/></text:span>    $errorMsg = $this-&gt;getMessage().<text:span text:style-name="T33">' is not a valid E-Mail address.'</text:span>;<text:line-break/>    <text:span text:style-name="T28">return</text:span> $errorMsg;<text:line-break/>  }<text:line-break/>}<text:line-break/><text:line-break/>$email = <text:span text:style-name="T33">"someone@example.com"</text:span>;<text:line-break/><text:soft-page-break/><text:line-break/><text:span text:style-name="T28">try</text:span> {<text:line-break/>  <text:span text:style-name="T28">try</text:span> {<text:line-break/>    <text:span text:style-name="T35">//check for "example" in mail address<text:line-break/></text:span>    <text:span text:style-name="T28">if</text:span>(strpos($email, <text:span text:style-name="T33">"example"</text:span>) !== FALSE) {<text:line-break/>      <text:span text:style-name="T35">//throw exception if email is not valid<text:line-break/></text:span>      <text:span text:style-name="T28">throw</text:span> <text:span text:style-name="T28">new</text:span> Exception($email);<text:line-break/>    }<text:line-break/>  }<text:line-break/>  <text:span text:style-name="T28">catch</text:span>(Exception $e) {<text:line-break/>    <text:span text:style-name="T35">//re-throw exception<text:line-break/></text:span>    <text:span text:style-name="T28">throw</text:span> <text:span text:style-name="T28">new</text:span> customException($email);<text:line-break/>  }<text:line-break/>}<text:line-break/><text:line-break/><text:span text:style-name="T28">catch</text:span> (customException $e) {<text:line-break/>  <text:span text:style-name="T35">//display custom message<text:line-break/></text:span>  <text:span text:style-name="T28">echo</text:span> $e-&gt;errorMessage();<text:line-break/>}<text:line-break/><text:span text:style-name="T30">?&gt;</text:span></text:p>
      <text:h text:style-name="P31" text:outline-level="2">Example explained:</text:h>
      <text:p text:style-name="P12">The code above tests if the email-address contains the string "example" in it, if it does, the exception is re-thrown:</text:p>
      <text:list xml:id="list6834794651332635237" text:style-name="L25">
        <text:list-item>
          <text:p text:style-name="P90">The customException() class is created as an extension of the old exception class. This way it inherits all methods and properties from the old exception class</text:p>
        </text:list-item>
        <text:list-item>
          <text:p text:style-name="P90">The errorMessage() function is created. This function returns an error message if an e-mail address is invalid</text:p>
        </text:list-item>
        <text:list-item>
          <text:p text:style-name="P90">The $email variable is set to a string that is a valid e-mail address, but contains the string "example"</text:p>
        </text:list-item>
        <text:list-item>
          <text:p text:style-name="P90">The "try" block contains another "try" block to make it possible to re-throw the exception</text:p>
        </text:list-item>
        <text:list-item>
          <text:p text:style-name="P90">The exception is triggered since the e-mail contains the string "example"</text:p>
        </text:list-item>
        <text:list-item>
          <text:p text:style-name="P90">The "catch" block catches the exception and re-throws a "customException"</text:p>
        </text:list-item>
        <text:list-item>
          <text:p text:style-name="P62">The "customException" is caught and displays an error message</text:p>
        </text:list-item>
      </text:list>
      <text:p text:style-name="P10">If the exception is not caught in its current "try" block, it will search for a catch block on "higher levels".</text:p>
      <text:p text:style-name="Horizontal_20_Line"/>
      <text:h text:style-name="P31" text:outline-level="2"><text:soft-page-break/>Set a Top Level Exception Handler</text:h>
      <text:p text:style-name="P12">The set_exception_handler() function sets a user-defined function to handle all uncaught exceptions:</text:p>
      <text:p text:style-name="P100"><text:span text:style-name="T30">&lt;?php</text:span><text:line-break/><text:span text:style-name="T28">function</text:span> myException($exception)<text:span text:style-name="T30"> </text:span>{<text:line-break/>  <text:span text:style-name="T28">echo</text:span> <text:span text:style-name="T33">"&lt;b&gt;Exception:&lt;/b&gt; "</text:span> . $exception-&gt;getMessage();<text:line-break/>}<text:line-break/><text:line-break/>set_exception_handler(<text:span text:style-name="T33">'myException'</text:span>);<text:line-break/><text:line-break/><text:span text:style-name="T28">throw</text:span> <text:span text:style-name="T28">new</text:span> Exception(<text:span text:style-name="T33">'Uncaught Exception occurred'</text:span>);<text:line-break/><text:span text:style-name="T30">?&gt;</text:span></text:p>
      <text:p text:style-name="P10">The output of the code above should be something like this:</text:p>
      <text:p text:style-name="P13"><text:span text:style-name="T26">Exception:</text:span> Uncaught Exception occurred</text:p>
      <text:p text:style-name="P10">In the code above there was no "catch" block. Instead, the top level exception handler triggered. This function should be used to catch uncaught exceptions.</text:p>
      <text:p text:style-name="Horizontal_20_Line"/>
      <text:h text:style-name="P31" text:outline-level="2">Rules for exceptions</text:h>
      <text:list xml:id="list4168716792270942958" text:style-name="L26">
        <text:list-item>
          <text:p text:style-name="P91">Code may be surrounded in a try block, to help catch potential exceptions</text:p>
        </text:list-item>
        <text:list-item>
          <text:p text:style-name="P91">Each try block or "throw" must have at least one corresponding catch block</text:p>
        </text:list-item>
        <text:list-item>
          <text:p text:style-name="P91">Multiple catch blocks can be used to catch different classes of exceptions</text:p>
        </text:list-item>
        <text:list-item>
          <text:p text:style-name="P63">Exceptions can be thrown (or re-thrown) in a catch block within a try block</text:p>
        </text:list-item>
      </text:list>
      <text:p text:style-name="P10">A simple rule: If you throw something, you have to catch it.</text:p>
      <text:p text:style-name="P12"/>
      <text:p text:style-name="Text_20_body"><text:line-break/><text:line-break/></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Lohit Devanagari1" svg:font-family="'Lohit Devanagari'"/>
    <style:font-face style:name="Segoe UI" svg:font-family="'Segoe UI', Arial,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nest Peterson</meta:initial-creator>
    <meta:creation-date>2018-02-16T21:46:19.476551962</meta:creation-date>
    <meta:generator>LibreOffice/5.0.6.2$Linux_X86_64 LibreOffice_project/00$Build-2</meta:generator>
    <dc:date>2018-02-20T05:23:54.125567313</dc:date>
    <dc:creator>Ernest Peterson</dc:creator>
    <meta:editing-duration>PT18H18M50S</meta:editing-duration>
    <meta:editing-cycles>3</meta:editing-cycles>
    <meta:document-statistic meta:table-count="4" meta:image-count="0" meta:object-count="0" meta:page-count="52" meta:paragraph-count="631" meta:word-count="8853" meta:character-count="55853" meta:non-whitespace-character-count="46876"/>
  </office:meta>
</office:document-meta>
</file>